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0625in"/>
    </style:style>
    <style:style style:name="Table22.B" style:family="table-column">
      <style:table-column-properties style:column-width="1.1611in"/>
    </style:style>
    <style:style style:name="Table22.C" style:family="table-column">
      <style:table-column-properties style:column-width="4.474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7014in" fo:margin-left="0in" table:align="left"/>
    </style:style>
    <style:style style:name="Table23.A" style:family="table-column">
      <style:table-column-properties style:column-width="0.8104in"/>
    </style:style>
    <style:style style:name="Table23.B" style:family="table-column">
      <style:table-column-properties style:column-width="1.3771in"/>
    </style:style>
    <style:style style:name="Table23.C" style:family="table-column">
      <style:table-column-properties style:column-width="4.51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0.5104in"/>
    </style:style>
    <style:style style:name="Table24.B" style:family="table-column">
      <style:table-column-properties style:column-width="1.6146in"/>
    </style:style>
    <style:style style:name="Table24.C" style:family="table-column">
      <style:table-column-properties style:column-width="4.5729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7035in" fo:margin-left="0in" table:align="left"/>
    </style:style>
    <style:style style:name="Table25.A" style:family="table-column">
      <style:table-column-properties style:column-width="1.0035in"/>
    </style:style>
    <style:style style:name="Table25.B" style:family="table-column">
      <style:table-column-properties style:column-width="1.6188in"/>
    </style:style>
    <style:style style:name="Table25.C" style:family="table-column">
      <style:table-column-properties style:column-width="4.0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5104in"/>
    </style:style>
    <style:style style:name="Table26.B" style:family="table-column">
      <style:table-column-properties style:column-width="1.6146in"/>
    </style:style>
    <style:style style:name="Table26.C" style:family="table-column">
      <style:table-column-properties style:column-width="4.5729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0625in"/>
    </style:style>
    <style:style style:name="Table27.B" style:family="table-column">
      <style:table-column-properties style:column-width="1.1611in"/>
    </style:style>
    <style:style style:name="Table27.C" style:family="table-column">
      <style:table-column-properties style:column-width="4.4743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7014in" fo:margin-left="0in" table:align="left"/>
    </style:style>
    <style:style style:name="Table28.A" style:family="table-column">
      <style:table-column-properties style:column-width="0.8104in"/>
    </style:style>
    <style:style style:name="Table28.B" style:family="table-column">
      <style:table-column-properties style:column-width="1.3771in"/>
    </style:style>
    <style:style style:name="Table28.C" style:family="table-column">
      <style:table-column-properties style:column-width="4.513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0.5104in"/>
    </style:style>
    <style:style style:name="Table29.B" style:family="table-column">
      <style:table-column-properties style:column-width="1.6146in"/>
    </style:style>
    <style:style style:name="Table29.C" style:family="table-column">
      <style:table-column-properties style:column-width="4.572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7035in" fo:margin-left="0in" table:align="left"/>
    </style:style>
    <style:style style:name="Table30.A" style:family="table-column">
      <style:table-column-properties style:column-width="1.0035in"/>
    </style:style>
    <style:style style:name="Table30.B" style:family="table-column">
      <style:table-column-properties style:column-width="1.6188in"/>
    </style:style>
    <style:style style:name="Table30.C" style:family="table-column">
      <style:table-column-properties style:column-width="4.0813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0.5104in"/>
    </style:style>
    <style:style style:name="Table31.B" style:family="table-column">
      <style:table-column-properties style:column-width="1.6146in"/>
    </style:style>
    <style:style style:name="Table31.C" style:family="table-column">
      <style:table-column-properties style:column-width="4.572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a8804" officeooo:paragraph-rsid="018e439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8804" officeooo:paragraph-rsid="01a23da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a8804" officeooo:paragraph-rsid="01ad4e0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8804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8804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8804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8804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8804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8804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8804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8804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8804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0a8804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0a0ba2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0a0ba2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a0b81e" officeooo:paragraph-rsid="01a59462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a0b81e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a0b81e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a0b81e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0a0b81e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0e61f86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0e61f86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0e61f86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0e61f86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normal" officeooo:rsid="00e61f86" officeooo:paragraph-rsid="019abcce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font-size="12pt" fo:font-style="italic" fo:font-weight="normal" officeooo:rsid="00e61f86" officeooo:paragraph-rsid="019cde42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fo:font-size="12pt" fo:font-style="italic" fo:font-weight="normal" officeooo:rsid="00e61f86" officeooo:paragraph-rsid="019e1997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0e61f86" officeooo:paragraph-rsid="019f79b8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normal" officeooo:rsid="00e61f86" officeooo:paragraph-rsid="01a04204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text-properties fo:font-size="12pt" fo:font-style="italic" fo:font-weight="normal" officeooo:rsid="00e61f86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text-properties fo:font-size="12pt" fo:font-style="italic" fo:font-weight="normal" officeooo:rsid="00e61f86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fo:font-size="12pt" fo:font-style="italic" fo:font-weight="normal" officeooo:rsid="00e61f86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text-properties fo:font-size="12pt" fo:font-style="italic" fo:font-weight="normal" officeooo:rsid="00e61f86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text-properties fo:font-size="12pt" fo:font-style="italic" fo:font-weight="normal" officeooo:rsid="00e61f86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text-properties fo:font-size="12pt" fo:font-style="italic" fo:font-weight="normal" officeooo:rsid="00e61f86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21b8e77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21b8e77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normal" officeooo:rsid="021b8e77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text-properties fo:font-size="12pt" fo:font-style="italic" fo:font-weight="normal" officeooo:rsid="021b8e77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text-properties fo:font-size="12pt" fo:font-style="italic" fo:font-weight="normal" officeooo:rsid="0145e369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text-properties fo:font-size="12pt" fo:font-style="italic" fo:font-weight="normal" officeooo:rsid="0145e369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text-properties fo:font-size="12pt" fo:font-style="italic" fo:font-weight="normal" officeooo:rsid="016f8336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text-properties fo:font-size="12pt" fo:font-style="italic" fo:font-weight="normal" officeooo:rsid="016f8336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text-properties fo:font-size="12pt" fo:font-style="italic" fo:font-weight="normal" officeooo:rsid="016f8336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text-properties fo:font-size="12pt" fo:font-style="italic" fo:font-weight="normal" officeooo:rsid="016f8336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117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118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119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120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121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122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128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129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text-properties fo:font-size="12pt" fo:font-style="italic" fo:font-weight="bold" officeooo:rsid="000a8804" officeooo:paragraph-rsid="01a23da4" style:font-size-asian="12pt" style:font-style-asian="italic" style:font-weight-asian="bold" style:font-size-complex="12pt" style:font-style-complex="italic" style:font-weight-complex="bold"/>
    </style:style>
    <style:style style:name="P131" style:family="paragraph" style:parent-style-name="Standard">
      <style:text-properties fo:font-size="12pt" fo:font-style="italic" fo:font-weight="bold" officeooo:rsid="000a8804" officeooo:paragraph-rsid="01a7d2fc" style:font-size-asian="12pt" style:font-style-asian="italic" style:font-weight-asian="bold" style:font-size-complex="12pt" style:font-style-complex="italic" style:font-weight-complex="bold"/>
    </style:style>
    <style:style style:name="P132" style:family="paragraph" style:parent-style-name="Standard">
      <style:text-properties fo:font-size="12pt" fo:font-style="italic" fo:font-weight="bold" officeooo:rsid="000a8804" officeooo:paragraph-rsid="01ae17cc" style:font-size-asian="12pt" style:font-style-asian="italic" style:font-weight-asian="bold" style:font-size-complex="12pt" style:font-style-complex="italic" style:font-weight-complex="bold"/>
    </style:style>
    <style:style style:name="P133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134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136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137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139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140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141" style:family="paragraph" style:parent-style-name="Standard">
      <style:text-properties fo:font-size="12pt" fo:font-weight="bold" officeooo:rsid="00084b9f" officeooo:paragraph-rsid="01a23da4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fo:font-weight="bold" officeooo:rsid="00084b9f" officeooo:paragraph-rsid="01ad4e08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47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48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49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50" style:family="paragraph" style:parent-style-name="Standard">
      <style:text-properties fo:font-size="12pt" fo:font-weight="bold" officeooo:rsid="0008a0bd" officeooo:paragraph-rsid="01a23da4" style:font-size-asian="12pt" style:font-weight-asian="bold" style:font-size-complex="12pt" style:font-weight-complex="bold"/>
    </style:style>
    <style:style style:name="P151" style:family="paragraph" style:parent-style-name="Standard">
      <style:text-properties fo:font-size="12pt" fo:font-weight="bold" officeooo:rsid="0008a0bd" officeooo:paragraph-rsid="01ad4e08" style:font-size-asian="12pt" style:font-weight-asian="bold" style:font-size-complex="12pt" style:font-weight-complex="bold"/>
    </style:style>
    <style:style style:name="P152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53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154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155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156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157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158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159" style:family="paragraph" style:parent-style-name="Standard"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160" style:family="paragraph" style:parent-style-name="Standard"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161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162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163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164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165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166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167" style:family="paragraph" style:parent-style-name="Standard">
      <style:text-properties fo:font-size="12pt" fo:font-weight="bold" officeooo:rsid="000a0ba2" officeooo:paragraph-rsid="01779b00" style:font-size-asian="12pt" style:font-weight-asian="bold" style:font-size-complex="12pt" style:font-weight-complex="bold"/>
    </style:style>
    <style:style style:name="P168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169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170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171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172" style:family="paragraph" style:parent-style-name="Standard">
      <style:text-properties fo:font-size="12pt" fo:font-weight="bold" officeooo:rsid="000a0ba2" officeooo:paragraph-rsid="01a23da4" style:font-size-asian="12pt" style:font-weight-asian="bold" style:font-size-complex="12pt" style:font-weight-complex="bold"/>
    </style:style>
    <style:style style:name="P173" style:family="paragraph" style:parent-style-name="Standard">
      <style:text-properties fo:font-size="12pt" fo:font-weight="bold" officeooo:rsid="000a0ba2" officeooo:paragraph-rsid="01ad4e08" style:font-size-asian="12pt" style:font-weight-asian="bold" style:font-size-complex="12pt" style:font-weight-complex="bold"/>
    </style:style>
    <style:style style:name="P174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175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176" style:family="paragraph" style:parent-style-name="Standard">
      <style:text-properties fo:font-size="12pt" fo:font-weight="bold" officeooo:rsid="001b74eb" officeooo:paragraph-rsid="0181f6ba" style:font-size-asian="12pt" style:font-weight-asian="bold" style:font-size-complex="12pt" style:font-weight-complex="bold"/>
    </style:style>
    <style:style style:name="P177" style:family="paragraph" style:parent-style-name="Standard">
      <style:text-properties fo:font-size="12pt" fo:font-weight="bold" officeooo:rsid="001b74eb" officeooo:paragraph-rsid="019329d1" style:font-size-asian="12pt" style:font-weight-asian="bold" style:font-size-complex="12pt" style:font-weight-complex="bold"/>
    </style:style>
    <style:style style:name="P178" style:family="paragraph" style:parent-style-name="Standard">
      <style:text-properties fo:font-size="12pt" fo:font-weight="bold" officeooo:rsid="001b74eb" officeooo:paragraph-rsid="01a23da4" style:font-size-asian="12pt" style:font-weight-asian="bold" style:font-size-complex="12pt" style:font-weight-complex="bold"/>
    </style:style>
    <style:style style:name="P179" style:family="paragraph" style:parent-style-name="Standard">
      <style:text-properties fo:font-size="12pt" fo:font-weight="bold" officeooo:rsid="001b74eb" officeooo:paragraph-rsid="01ad4e08" style:font-size-asian="12pt" style:font-weight-asian="bold" style:font-size-complex="12pt" style:font-weight-complex="bold"/>
    </style:style>
    <style:style style:name="P180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181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182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183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184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185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186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187" style:family="paragraph" style:parent-style-name="Standard">
      <style:text-properties fo:font-size="12pt" fo:font-weight="bold" officeooo:rsid="0043a449" officeooo:paragraph-rsid="01518d85" style:font-size-asian="12pt" style:font-weight-asian="bold" style:font-size-complex="12pt" style:font-weight-complex="bold"/>
    </style:style>
    <style:style style:name="P188" style:family="paragraph" style:parent-style-name="Standard">
      <style:text-properties fo:font-size="12pt" fo:font-weight="bold" officeooo:rsid="0043a449" officeooo:paragraph-rsid="016a7e88" style:font-size-asian="12pt" style:font-weight-asian="bold" style:font-size-complex="12pt" style:font-weight-complex="bold"/>
    </style:style>
    <style:style style:name="P189" style:family="paragraph" style:parent-style-name="Standard">
      <style:text-properties fo:font-size="12pt" fo:font-weight="bold" officeooo:rsid="0043a449" officeooo:paragraph-rsid="01779b00" style:font-size-asian="12pt" style:font-weight-asian="bold" style:font-size-complex="12pt" style:font-weight-complex="bold"/>
    </style:style>
    <style:style style:name="P190" style:family="paragraph" style:parent-style-name="Standard">
      <style:text-properties fo:font-size="12pt" fo:font-weight="bold" officeooo:rsid="0043a449" officeooo:paragraph-rsid="0181f6ba" style:font-size-asian="12pt" style:font-weight-asian="bold" style:font-size-complex="12pt" style:font-weight-complex="bold"/>
    </style:style>
    <style:style style:name="P191" style:family="paragraph" style:parent-style-name="Standard">
      <style:text-properties fo:font-size="12pt" fo:font-weight="bold" officeooo:rsid="0043a449" officeooo:paragraph-rsid="019329d1" style:font-size-asian="12pt" style:font-weight-asian="bold" style:font-size-complex="12pt" style:font-weight-complex="bold"/>
    </style:style>
    <style:style style:name="P192" style:family="paragraph" style:parent-style-name="Standard">
      <style:text-properties fo:font-size="12pt" fo:font-weight="bold" officeooo:rsid="0043a449" officeooo:paragraph-rsid="01a23da4" style:font-size-asian="12pt" style:font-weight-asian="bold" style:font-size-complex="12pt" style:font-weight-complex="bold"/>
    </style:style>
    <style:style style:name="P193" style:family="paragraph" style:parent-style-name="Standard">
      <style:text-properties fo:font-size="12pt" fo:font-weight="bold" officeooo:rsid="0043a449" officeooo:paragraph-rsid="01ad4e08" style:font-size-asian="12pt" style:font-weight-asian="bold" style:font-size-complex="12pt" style:font-weight-complex="bold"/>
    </style:style>
    <style:style style:name="P194" style:family="paragraph" style:parent-style-name="Standard">
      <style:text-properties fo:font-size="12pt" fo:font-weight="bold" officeooo:paragraph-rsid="01a23da4" style:font-size-asian="12pt" style:font-weight-asian="bold" style:font-size-complex="12pt" style:font-weight-complex="bold"/>
    </style:style>
    <style:style style:name="P195" style:family="paragraph" style:parent-style-name="Standard">
      <style:text-properties fo:font-size="12pt" fo:font-weight="bold" officeooo:paragraph-rsid="01ad4e08" style:font-size-asian="12pt" style:font-weight-asian="bold" style:font-size-complex="12pt" style:font-weight-complex="bold"/>
    </style:style>
    <style:style style:name="P196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197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198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199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200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201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202" style:family="paragraph" style:parent-style-name="Standard">
      <style:text-properties fo:font-size="12pt" fo:font-weight="normal" officeooo:rsid="00f1cfa4" officeooo:paragraph-rsid="01a23da4" style:font-size-asian="12pt" style:font-weight-asian="normal" style:font-size-complex="12pt" style:font-weight-complex="normal"/>
    </style:style>
    <style:style style:name="P203" style:family="paragraph" style:parent-style-name="Standard">
      <style:text-properties fo:font-size="12pt" fo:font-weight="normal" officeooo:rsid="00f1cfa4" officeooo:paragraph-rsid="01ad4e08" style:font-size-asian="12pt" style:font-weight-asian="normal" style:font-size-complex="12pt" style:font-weight-complex="normal"/>
    </style:style>
    <style:style style:name="P204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205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207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208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209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210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211" style:family="paragraph" style:parent-style-name="Standard">
      <style:text-properties fo:font-size="12pt" fo:font-weight="normal" officeooo:rsid="00084b9f" officeooo:paragraph-rsid="01a23da4" style:font-size-asian="12pt" style:font-weight-asian="normal" style:font-size-complex="12pt" style:font-weight-complex="normal"/>
    </style:style>
    <style:style style:name="P212" style:family="paragraph" style:parent-style-name="Standard">
      <style:text-properties fo:font-size="12pt" fo:font-weight="normal" officeooo:rsid="00084b9f" officeooo:paragraph-rsid="01ad4e08" style:font-size-asian="12pt" style:font-weight-asian="normal" style:font-size-complex="12pt" style:font-weight-complex="normal"/>
    </style:style>
    <style:style style:name="P213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214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215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216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217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218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219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220" style:family="paragraph" style:parent-style-name="Standard">
      <style:text-properties fo:font-size="12pt" fo:font-weight="normal" officeooo:rsid="000a003f" officeooo:paragraph-rsid="01a23da4" style:font-size-asian="12pt" style:font-weight-asian="normal" style:font-size-complex="12pt" style:font-weight-complex="normal"/>
    </style:style>
    <style:style style:name="P221" style:family="paragraph" style:parent-style-name="Standard">
      <style:text-properties fo:font-size="12pt" fo:font-weight="normal" officeooo:rsid="000a003f" officeooo:paragraph-rsid="01ad4e08" style:font-size-asian="12pt" style:font-weight-asian="normal" style:font-size-complex="12pt" style:font-weight-complex="normal"/>
    </style:style>
    <style:style style:name="P222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223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224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225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226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227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228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229" style:family="paragraph" style:parent-style-name="Standard">
      <style:text-properties fo:font-size="12pt" fo:font-weight="normal" officeooo:rsid="0008a0bd" officeooo:paragraph-rsid="01a23da4" style:font-size-asian="12pt" style:font-weight-asian="normal" style:font-size-complex="12pt" style:font-weight-complex="normal"/>
    </style:style>
    <style:style style:name="P230" style:family="paragraph" style:parent-style-name="Standard">
      <style:text-properties fo:font-size="12pt" fo:font-weight="normal" officeooo:rsid="0008a0bd" officeooo:paragraph-rsid="01ad4e08" style:font-size-asian="12pt" style:font-weight-asian="normal" style:font-size-complex="12pt" style:font-weight-complex="normal"/>
    </style:style>
    <style:style style:name="P231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232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233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234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235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237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238" style:family="paragraph" style:parent-style-name="Standard">
      <style:text-properties fo:font-size="12pt" fo:font-weight="normal" officeooo:rsid="000a0ba2" officeooo:paragraph-rsid="01a23da4" style:font-size-asian="12pt" style:font-weight-asian="normal" style:font-size-complex="12pt" style:font-weight-complex="normal"/>
    </style:style>
    <style:style style:name="P239" style:family="paragraph" style:parent-style-name="Standard">
      <style:text-properties fo:font-size="12pt" fo:font-weight="normal" officeooo:rsid="000a0ba2" officeooo:paragraph-rsid="01ad4e08" style:font-size-asian="12pt" style:font-weight-asian="normal" style:font-size-complex="12pt" style:font-weight-complex="normal"/>
    </style:style>
    <style:style style:name="P240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241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242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243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244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245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246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247" style:family="paragraph" style:parent-style-name="Standard">
      <style:text-properties fo:font-size="12pt" fo:font-weight="normal" officeooo:rsid="001b74eb" officeooo:paragraph-rsid="01a23da4" style:font-size-asian="12pt" style:font-weight-asian="normal" style:font-size-complex="12pt" style:font-weight-complex="normal"/>
    </style:style>
    <style:style style:name="P248" style:family="paragraph" style:parent-style-name="Standard">
      <style:text-properties fo:font-size="12pt" fo:font-weight="normal" officeooo:rsid="001b74eb" officeooo:paragraph-rsid="01ad4e08" style:font-size-asian="12pt" style:font-weight-asian="normal" style:font-size-complex="12pt" style:font-weight-complex="normal"/>
    </style:style>
    <style:style style:name="P249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250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251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252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253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254" style:family="paragraph" style:parent-style-name="Standard"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255" style:family="paragraph" style:parent-style-name="Standard"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256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257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258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259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260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261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262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263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264" style:family="paragraph" style:parent-style-name="Standard">
      <style:text-properties fo:font-size="12pt" fo:font-weight="normal" officeooo:rsid="01396a86" officeooo:paragraph-rsid="01a23da4" style:font-size-asian="12pt" style:font-weight-asian="normal" style:font-size-complex="12pt" style:font-weight-complex="normal"/>
    </style:style>
    <style:style style:name="P265" style:family="paragraph" style:parent-style-name="Standard">
      <style:text-properties fo:font-size="12pt" fo:font-weight="normal" officeooo:rsid="01396a86" officeooo:paragraph-rsid="01ad4e08" style:font-size-asian="12pt" style:font-weight-asian="normal" style:font-size-complex="12pt" style:font-weight-complex="normal"/>
    </style:style>
    <style:style style:name="P266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70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71" style:family="paragraph" style:parent-style-name="Standard">
      <style:text-properties fo:font-size="12pt" fo:font-style="normal" fo:font-weight="bold" officeooo:rsid="0236402c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72" style:family="paragraph" style:parent-style-name="Standard">
      <style:text-properties fo:font-size="12pt" fo:font-style="normal" fo:font-weight="bold" officeooo:rsid="0236402c" officeooo:paragraph-rsid="01779b00" style:font-size-asian="12pt" style:font-style-asian="normal" style:font-weight-asian="bold" style:font-size-complex="12pt" style:font-style-complex="normal" style:font-weight-complex="bold"/>
    </style:style>
    <style:style style:name="P273" style:family="paragraph" style:parent-style-name="Standard">
      <style:text-properties fo:font-size="12pt" fo:font-style="normal" fo:font-weight="bold" officeooo:rsid="0236402c" officeooo:paragraph-rsid="01a23da4" style:font-size-asian="12pt" style:font-style-asian="normal" style:font-weight-asian="bold" style:font-size-complex="12pt" style:font-style-complex="normal" style:font-weight-complex="bold"/>
    </style:style>
    <style:style style:name="P274" style:family="paragraph" style:parent-style-name="Standard">
      <style:text-properties fo:font-size="12pt" fo:font-style="normal" fo:font-weight="bold" officeooo:rsid="0236402c" officeooo:paragraph-rsid="01ad4e08" style:font-size-asian="12pt" style:font-style-asian="normal" style:font-weight-asian="bold" style:font-size-complex="12pt" style:font-style-complex="normal" style:font-weight-complex="bold"/>
    </style:style>
    <style:style style:name="P275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76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277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278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79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80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81" style:family="paragraph" style:parent-style-name="Standard">
      <style:text-properties fo:font-size="12pt" fo:font-style="normal" fo:font-weight="bold" officeooo:rsid="001b74eb" officeooo:paragraph-rsid="018a40ae" style:font-size-asian="12pt" style:font-style-asian="normal" style:font-weight-asian="bold" style:font-size-complex="12pt" style:font-style-complex="normal" style:font-weight-complex="bold"/>
    </style:style>
    <style:style style:name="P282" style:family="paragraph" style:parent-style-name="Standard">
      <style:text-properties fo:font-size="12pt" fo:font-style="normal" fo:font-weight="bold" officeooo:rsid="001b74eb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83" style:family="paragraph" style:parent-style-name="Standard">
      <style:text-properties fo:font-size="12pt" fo:font-style="normal" fo:font-weight="bold" officeooo:rsid="001b74eb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text-properties fo:font-size="12pt" fo:font-style="normal" fo:font-weight="bold" officeooo:rsid="001b74eb" officeooo:paragraph-rsid="019366be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text-properties fo:font-size="12pt" fo:font-style="normal" fo:font-weight="bold" officeooo:rsid="001b74eb" officeooo:paragraph-rsid="01a23da4" style:font-size-asian="12pt" style:font-style-asian="normal" style:font-weight-asian="bold" style:font-size-complex="12pt" style:font-style-complex="normal" style:font-weight-complex="bold"/>
    </style:style>
    <style:style style:name="P286" style:family="paragraph" style:parent-style-name="Standard">
      <style:text-properties fo:font-size="12pt" fo:font-style="normal" fo:font-weight="bold" officeooo:rsid="001b74eb" officeooo:paragraph-rsid="01ad4e08" style:font-size-asian="12pt" style:font-style-asian="normal" style:font-weight-asian="bold" style:font-size-complex="12pt" style:font-style-complex="normal" style:font-weight-complex="bold"/>
    </style:style>
    <style:style style:name="P287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88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289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92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93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94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95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96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97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298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99" style:family="paragraph" style:parent-style-name="Standard">
      <style:text-properties fo:font-size="12pt" fo:font-style="normal" fo:font-weight="bold" officeooo:rsid="000a8804" officeooo:paragraph-rsid="01a23da4" style:font-size-asian="12pt" style:font-style-asian="normal" style:font-weight-asian="bold" style:font-size-complex="12pt" style:font-style-complex="normal" style:font-weight-complex="bold"/>
    </style:style>
    <style:style style:name="P300" style:family="paragraph" style:parent-style-name="Standard">
      <style:text-properties fo:font-size="12pt" fo:font-style="normal" fo:font-weight="bold" officeooo:rsid="000a8804" officeooo:paragraph-rsid="01ad4e08" style:font-size-asian="12pt" style:font-style-asian="normal" style:font-weight-asian="bold" style:font-size-complex="12pt" style:font-style-complex="normal" style:font-weight-complex="bold"/>
    </style:style>
    <style:style style:name="P301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text-properties fo:font-size="12pt" fo:font-style="normal" fo:font-weight="normal" officeooo:rsid="000a8804" officeooo:paragraph-rsid="01a23da4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text-properties fo:font-size="12pt" fo:font-style="normal" fo:font-weight="normal" officeooo:rsid="000a8804" officeooo:paragraph-rsid="01ad4e08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text-properties fo:font-size="12pt" officeooo:paragraph-rsid="01396a86" style:font-size-asian="12pt" style:font-size-complex="12pt"/>
    </style:style>
    <style:style style:name="P309" style:family="paragraph" style:parent-style-name="Standard">
      <style:text-properties fo:font-size="12pt" officeooo:paragraph-rsid="014e67a4" style:font-size-asian="12pt" style:font-size-complex="12pt"/>
    </style:style>
    <style:style style:name="P310" style:family="paragraph" style:parent-style-name="Standard">
      <style:text-properties fo:font-size="12pt" officeooo:paragraph-rsid="016a7e88" style:font-size-asian="12pt" style:font-size-complex="12pt"/>
    </style:style>
    <style:style style:name="P311" style:family="paragraph" style:parent-style-name="Standard">
      <style:text-properties fo:font-size="12pt" officeooo:paragraph-rsid="01779b00" style:font-size-asian="12pt" style:font-size-complex="12pt"/>
    </style:style>
    <style:style style:name="P312" style:family="paragraph" style:parent-style-name="Standard">
      <style:text-properties fo:font-size="12pt" officeooo:paragraph-rsid="017e5839" style:font-size-asian="12pt" style:font-size-complex="12pt"/>
    </style:style>
    <style:style style:name="P313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314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315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316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317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318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319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320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321" style:family="paragraph" style:parent-style-name="Standard">
      <style:text-properties fo:font-weight="normal" officeooo:rsid="00084b9f" officeooo:paragraph-rsid="01a23da4" style:font-weight-asian="normal" style:font-weight-complex="normal"/>
    </style:style>
    <style:style style:name="P322" style:family="paragraph" style:parent-style-name="Standard">
      <style:text-properties fo:font-weight="normal" officeooo:rsid="00084b9f" officeooo:paragraph-rsid="01ad4e08" style:font-weight-asian="normal" style:font-weight-complex="normal"/>
    </style:style>
    <style:style style:name="P323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324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325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326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327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328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329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330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331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332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333" style:family="paragraph" style:parent-style-name="Standard">
      <style:text-properties fo:font-style="italic" fo:font-weight="normal" officeooo:rsid="00a0b81e" officeooo:paragraph-rsid="018e4396" style:font-style-asian="italic" style:font-weight-asian="normal" style:font-style-complex="italic" style:font-weight-complex="normal"/>
    </style:style>
    <style:style style:name="P334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fo:font-weight="normal" officeooo:rsid="00a0b81e" officeooo:paragraph-rsid="01942cfd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fo:font-weight="normal" officeooo:rsid="00a0b81e" officeooo:paragraph-rsid="01a23da4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fo:font-weight="normal" officeooo:rsid="00a0b81e" officeooo:paragraph-rsid="01a7d2fc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fo:font-weight="normal" officeooo:rsid="00a0b81e" officeooo:paragraph-rsid="01ab4d57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fo:font-weight="normal" officeooo:rsid="00a0b81e" officeooo:paragraph-rsid="01ad4e08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fo:font-weight="normal" officeooo:rsid="00a0b81e" officeooo:paragraph-rsid="01ae17cc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fo:font-weight="normal" officeooo:rsid="00a0b81e" officeooo:paragraph-rsid="01afcd1a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344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345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346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347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348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349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350" style:family="paragraph" style:parent-style-name="Standard">
      <style:paragraph-properties fo:text-align="center" style:justify-single-word="false"/>
      <style:text-properties officeooo:rsid="013a8563" officeooo:paragraph-rsid="01a23da4"/>
    </style:style>
    <style:style style:name="P351" style:family="paragraph" style:parent-style-name="Standard">
      <style:paragraph-properties fo:text-align="center" style:justify-single-word="false"/>
      <style:text-properties officeooo:rsid="013a8563" officeooo:paragraph-rsid="01ad4e08"/>
    </style:style>
    <style:style style:name="P352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353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354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355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356" style:family="paragraph" style:parent-style-name="Standard">
      <style:paragraph-properties fo:text-align="center" style:justify-single-word="false"/>
      <style:text-properties officeooo:rsid="01439557" officeooo:paragraph-rsid="01a23da4"/>
    </style:style>
    <style:style style:name="P357" style:family="paragraph" style:parent-style-name="Standard">
      <style:paragraph-properties fo:text-align="center" style:justify-single-word="false"/>
      <style:text-properties officeooo:rsid="01439557" officeooo:paragraph-rsid="01ad4e08"/>
    </style:style>
    <style:style style:name="P358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359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360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361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362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363" style:family="paragraph" style:parent-style-name="Standard">
      <style:paragraph-properties fo:break-before="page"/>
      <style:text-properties fo:font-size="14pt" fo:font-weight="bold" officeooo:paragraph-rsid="0181f6ba" style:font-size-asian="14pt" style:font-weight-asian="bold" style:font-size-complex="14pt" style:font-weight-complex="bold"/>
    </style:style>
    <style:style style:name="P364" style:family="paragraph" style:parent-style-name="Standard">
      <style:paragraph-properties fo:break-before="page"/>
      <style:text-properties fo:font-size="14pt" fo:font-weight="bold" officeooo:paragraph-rsid="018f478c" style:font-size-asian="14pt" style:font-weight-asian="bold" style:font-size-complex="14pt" style:font-weight-complex="bold"/>
    </style:style>
    <style:style style:name="P365" style:family="paragraph" style:parent-style-name="Standard">
      <style:paragraph-properties fo:break-before="page"/>
      <style:text-properties fo:font-size="14pt" fo:font-weight="bold" officeooo:paragraph-rsid="019329d1" style:font-size-asian="14pt" style:font-weight-asian="bold" style:font-size-complex="14pt" style:font-weight-complex="bold"/>
    </style:style>
    <style:style style:name="P366" style:family="paragraph" style:parent-style-name="Standard">
      <style:paragraph-properties fo:break-before="page"/>
      <style:text-properties fo:font-size="14pt" fo:font-weight="bold" officeooo:paragraph-rsid="01a23da4" style:font-size-asian="14pt" style:font-weight-asian="bold" style:font-size-complex="14pt" style:font-weight-complex="bold"/>
    </style:style>
    <style:style style:name="P367" style:family="paragraph" style:parent-style-name="Standard">
      <style:paragraph-properties fo:break-before="page"/>
      <style:text-properties fo:font-size="14pt" fo:font-weight="bold" officeooo:paragraph-rsid="01ad4e08" style:font-size-asian="14pt" style:font-weight-asian="bold" style:font-size-complex="14pt" style:font-weight-complex="bold"/>
    </style:style>
    <style:style style:name="P368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369" style:family="paragraph" style:parent-style-name="Standard">
      <style:paragraph-properties fo:break-before="page"/>
      <style:text-properties fo:font-size="12pt" officeooo:paragraph-rsid="0181f6ba" style:font-size-asian="12pt" style:font-size-complex="12pt"/>
    </style:style>
    <style:style style:name="P370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371" style:family="paragraph" style:parent-style-name="Standard">
      <style:paragraph-properties fo:break-before="page"/>
      <style:text-properties fo:font-size="12pt" officeooo:paragraph-rsid="01a23da4" style:font-size-asian="12pt" style:font-size-complex="12pt"/>
    </style:style>
    <style:style style:name="P372" style:family="paragraph" style:parent-style-name="Standard">
      <style:paragraph-properties fo:break-before="page"/>
      <style:text-properties fo:font-size="12pt" officeooo:paragraph-rsid="01ad4e08" style:font-size-asian="12pt" style:font-size-complex="12pt"/>
    </style:style>
    <style:style style:name="P373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374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375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376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377" style:family="paragraph" style:parent-style-name="Standard">
      <style:paragraph-properties fo:break-before="page"/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378" style:family="paragraph" style:parent-style-name="Standard">
      <style:paragraph-properties fo:break-before="page"/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379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8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8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84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385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386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387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388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389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390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91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92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93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94" style:family="paragraph" style:parent-style-name="Table_20_Contents"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395" style:family="paragraph" style:parent-style-name="Table_20_Contents"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397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398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39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402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40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40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405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406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407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408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409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410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411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412" style:family="paragraph" style:parent-style-name="Table_20_Contents"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413" style:family="paragraph" style:parent-style-name="Table_20_Contents"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414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415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416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41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418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41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42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421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422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423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424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425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426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427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428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429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430" style:family="paragraph" style:parent-style-name="Table_20_Contents">
      <style:text-properties fo:font-size="12pt" officeooo:rsid="02323713" officeooo:paragraph-rsid="01a23da4" style:font-size-asian="12pt" style:font-size-complex="12pt"/>
    </style:style>
    <style:style style:name="P431" style:family="paragraph" style:parent-style-name="Table_20_Contents">
      <style:text-properties fo:font-size="12pt" officeooo:rsid="02323713" officeooo:paragraph-rsid="01ad4e08" style:font-size-asian="12pt" style:font-size-complex="12pt"/>
    </style:style>
    <style:style style:name="P432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433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434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435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436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437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438" style:family="paragraph" style:parent-style-name="Table_20_Contents">
      <style:paragraph-properties fo:text-align="center" style:justify-single-word="false"/>
      <style:text-properties fo:font-size="12pt" officeooo:rsid="023832df" officeooo:paragraph-rsid="01a23da4" style:font-size-asian="12pt" style:font-size-complex="12pt"/>
    </style:style>
    <style:style style:name="P439" style:family="paragraph" style:parent-style-name="Table_20_Contents">
      <style:paragraph-properties fo:text-align="center" style:justify-single-word="false"/>
      <style:text-properties fo:font-size="12pt" officeooo:rsid="023832df" officeooo:paragraph-rsid="01ad4e08" style:font-size-asian="12pt" style:font-size-complex="12pt"/>
    </style:style>
    <style:style style:name="P440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441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442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443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444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445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446" style:family="paragraph" style:parent-style-name="Table_20_Contents">
      <style:paragraph-properties fo:text-align="center" style:justify-single-word="false"/>
      <style:text-properties fo:font-size="12pt" officeooo:rsid="0239a4cd" officeooo:paragraph-rsid="01a23da4" style:font-size-asian="12pt" style:font-size-complex="12pt"/>
    </style:style>
    <style:style style:name="P447" style:family="paragraph" style:parent-style-name="Table_20_Contents">
      <style:paragraph-properties fo:text-align="center" style:justify-single-word="false"/>
      <style:text-properties fo:font-size="12pt" officeooo:rsid="0239a4cd" officeooo:paragraph-rsid="01ad4e08" style:font-size-asian="12pt" style:font-size-complex="12pt"/>
    </style:style>
    <style:style style:name="P448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449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450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451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452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453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454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455" style:family="paragraph" style:parent-style-name="Table_20_Contents">
      <style:text-properties fo:font-size="12pt" officeooo:rsid="023122ac" officeooo:paragraph-rsid="01a23da4" style:font-size-asian="12pt" style:font-size-complex="12pt"/>
    </style:style>
    <style:style style:name="P456" style:family="paragraph" style:parent-style-name="Table_20_Contents">
      <style:text-properties fo:font-size="12pt" officeooo:rsid="023122ac" officeooo:paragraph-rsid="01ad4e08" style:font-size-asian="12pt" style:font-size-complex="12pt"/>
    </style:style>
    <style:style style:name="P457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458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459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460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461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462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463" style:family="paragraph" style:parent-style-name="Table_20_Contents">
      <style:text-properties fo:font-size="12pt" officeooo:rsid="024b5eb6" officeooo:paragraph-rsid="01a23da4" style:font-size-asian="12pt" style:font-size-complex="12pt"/>
    </style:style>
    <style:style style:name="P464" style:family="paragraph" style:parent-style-name="Table_20_Contents">
      <style:text-properties fo:font-size="12pt" officeooo:rsid="024b5eb6" officeooo:paragraph-rsid="01ad4e08" style:font-size-asian="12pt" style:font-size-complex="12pt"/>
    </style:style>
    <style:style style:name="P465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466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467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468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469" style:family="paragraph" style:parent-style-name="Table_20_Contents">
      <style:paragraph-properties fo:text-align="center" style:justify-single-word="false"/>
      <style:text-properties fo:font-size="12pt" officeooo:rsid="005f39e8" officeooo:paragraph-rsid="016a7e88" style:font-size-asian="12pt" style:font-size-complex="12pt"/>
    </style:style>
    <style:style style:name="P470" style:family="paragraph" style:parent-style-name="Table_20_Contents">
      <style:paragraph-properties fo:text-align="center" style:justify-single-word="false"/>
      <style:text-properties fo:font-size="12pt" officeooo:rsid="005f39e8" officeooo:paragraph-rsid="01779b00" style:font-size-asian="12pt" style:font-size-complex="12pt"/>
    </style:style>
    <style:style style:name="P471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472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473" style:family="paragraph" style:parent-style-name="Table_20_Contents">
      <style:paragraph-properties fo:text-align="center" style:justify-single-word="false"/>
      <style:text-properties fo:font-size="12pt" officeooo:rsid="005f39e8" officeooo:paragraph-rsid="01a23da4" style:font-size-asian="12pt" style:font-size-complex="12pt"/>
    </style:style>
    <style:style style:name="P474" style:family="paragraph" style:parent-style-name="Table_20_Contents">
      <style:paragraph-properties fo:text-align="center" style:justify-single-word="false"/>
      <style:text-properties fo:font-size="12pt" officeooo:rsid="005f39e8" officeooo:paragraph-rsid="01ad4e08" style:font-size-asian="12pt" style:font-size-complex="12pt"/>
    </style:style>
    <style:style style:name="P475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476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477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478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479" style:family="paragraph" style:parent-style-name="Table_20_Contents">
      <style:text-properties fo:font-size="12pt" officeooo:rsid="005f39e8" officeooo:paragraph-rsid="016a7e88" style:font-size-asian="12pt" style:font-size-complex="12pt"/>
    </style:style>
    <style:style style:name="P480" style:family="paragraph" style:parent-style-name="Table_20_Contents">
      <style:text-properties fo:font-size="12pt" officeooo:rsid="005f39e8" officeooo:paragraph-rsid="01779b00" style:font-size-asian="12pt" style:font-size-complex="12pt"/>
    </style:style>
    <style:style style:name="P481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482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483" style:family="paragraph" style:parent-style-name="Table_20_Contents">
      <style:text-properties fo:font-size="12pt" officeooo:rsid="005f39e8" officeooo:paragraph-rsid="01a23da4" style:font-size-asian="12pt" style:font-size-complex="12pt"/>
    </style:style>
    <style:style style:name="P484" style:family="paragraph" style:parent-style-name="Table_20_Contents">
      <style:text-properties fo:font-size="12pt" officeooo:rsid="005f39e8" officeooo:paragraph-rsid="01ad4e08" style:font-size-asian="12pt" style:font-size-complex="12pt"/>
    </style:style>
    <style:style style:name="P485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486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487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488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489" style:family="paragraph" style:parent-style-name="Table_20_Contents">
      <style:text-properties fo:font-size="12pt" officeooo:rsid="007435fb" officeooo:paragraph-rsid="016a7e88" style:font-size-asian="12pt" style:font-size-complex="12pt"/>
    </style:style>
    <style:style style:name="P490" style:family="paragraph" style:parent-style-name="Table_20_Contents">
      <style:text-properties fo:font-size="12pt" officeooo:rsid="007435fb" officeooo:paragraph-rsid="01779b00" style:font-size-asian="12pt" style:font-size-complex="12pt"/>
    </style:style>
    <style:style style:name="P491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492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493" style:family="paragraph" style:parent-style-name="Table_20_Contents">
      <style:text-properties fo:font-size="12pt" officeooo:rsid="007435fb" officeooo:paragraph-rsid="01a23da4" style:font-size-asian="12pt" style:font-size-complex="12pt"/>
    </style:style>
    <style:style style:name="P494" style:family="paragraph" style:parent-style-name="Table_20_Contents">
      <style:text-properties fo:font-size="12pt" officeooo:rsid="007435fb" officeooo:paragraph-rsid="01ad4e08" style:font-size-asian="12pt" style:font-size-complex="12pt"/>
    </style:style>
    <style:style style:name="P495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496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497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498" style:family="paragraph" style:parent-style-name="Table_20_Contents">
      <style:paragraph-properties fo:text-align="center" style:justify-single-word="false"/>
      <style:text-properties fo:font-size="12pt" officeooo:rsid="006232e6" officeooo:paragraph-rsid="016a7e88" style:font-size-asian="12pt" style:font-size-complex="12pt"/>
    </style:style>
    <style:style style:name="P499" style:family="paragraph" style:parent-style-name="Table_20_Contents">
      <style:paragraph-properties fo:text-align="center" style:justify-single-word="false"/>
      <style:text-properties fo:font-size="12pt" officeooo:rsid="006232e6" officeooo:paragraph-rsid="01779b00" style:font-size-asian="12pt" style:font-size-complex="12pt"/>
    </style:style>
    <style:style style:name="P500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501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502" style:family="paragraph" style:parent-style-name="Table_20_Contents">
      <style:paragraph-properties fo:text-align="center" style:justify-single-word="false"/>
      <style:text-properties fo:font-size="12pt" officeooo:rsid="006232e6" officeooo:paragraph-rsid="01a23da4" style:font-size-asian="12pt" style:font-size-complex="12pt"/>
    </style:style>
    <style:style style:name="P503" style:family="paragraph" style:parent-style-name="Table_20_Contents">
      <style:paragraph-properties fo:text-align="center" style:justify-single-word="false"/>
      <style:text-properties fo:font-size="12pt" officeooo:rsid="006232e6" officeooo:paragraph-rsid="01ad4e08" style:font-size-asian="12pt" style:font-size-complex="12pt"/>
    </style:style>
    <style:style style:name="P504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505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506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507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508" style:family="paragraph" style:parent-style-name="Table_20_Contents">
      <style:text-properties fo:font-size="12pt" officeooo:rsid="006232e6" officeooo:paragraph-rsid="016a7e88" style:font-size-asian="12pt" style:font-size-complex="12pt"/>
    </style:style>
    <style:style style:name="P509" style:family="paragraph" style:parent-style-name="Table_20_Contents">
      <style:text-properties fo:font-size="12pt" officeooo:rsid="006232e6" officeooo:paragraph-rsid="01779b00" style:font-size-asian="12pt" style:font-size-complex="12pt"/>
    </style:style>
    <style:style style:name="P510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511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512" style:family="paragraph" style:parent-style-name="Table_20_Contents">
      <style:text-properties fo:font-size="12pt" officeooo:rsid="006232e6" officeooo:paragraph-rsid="01a23da4" style:font-size-asian="12pt" style:font-size-complex="12pt"/>
    </style:style>
    <style:style style:name="P513" style:family="paragraph" style:parent-style-name="Table_20_Contents">
      <style:text-properties fo:font-size="12pt" officeooo:rsid="006232e6" officeooo:paragraph-rsid="01ad4e08" style:font-size-asian="12pt" style:font-size-complex="12pt"/>
    </style:style>
    <style:style style:name="P514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515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516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517" style:family="paragraph" style:parent-style-name="Table_20_Contents">
      <style:paragraph-properties fo:text-align="center" style:justify-single-word="false"/>
      <style:text-properties fo:font-size="12pt" officeooo:rsid="0063adbe" officeooo:paragraph-rsid="016a7e88" style:font-size-asian="12pt" style:font-size-complex="12pt"/>
    </style:style>
    <style:style style:name="P518" style:family="paragraph" style:parent-style-name="Table_20_Contents">
      <style:paragraph-properties fo:text-align="center" style:justify-single-word="false"/>
      <style:text-properties fo:font-size="12pt" officeooo:rsid="0063adbe" officeooo:paragraph-rsid="01779b00" style:font-size-asian="12pt" style:font-size-complex="12pt"/>
    </style:style>
    <style:style style:name="P519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520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521" style:family="paragraph" style:parent-style-name="Table_20_Contents">
      <style:paragraph-properties fo:text-align="center" style:justify-single-word="false"/>
      <style:text-properties fo:font-size="12pt" officeooo:rsid="0063adbe" officeooo:paragraph-rsid="01a23da4" style:font-size-asian="12pt" style:font-size-complex="12pt"/>
    </style:style>
    <style:style style:name="P522" style:family="paragraph" style:parent-style-name="Table_20_Contents">
      <style:paragraph-properties fo:text-align="center" style:justify-single-word="false"/>
      <style:text-properties fo:font-size="12pt" officeooo:rsid="0063adbe" officeooo:paragraph-rsid="01ad4e08" style:font-size-asian="12pt" style:font-size-complex="12pt"/>
    </style:style>
    <style:style style:name="P523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524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525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526" style:family="paragraph" style:parent-style-name="Table_20_Contents">
      <style:text-properties fo:font-size="12pt" officeooo:rsid="0072af4f" officeooo:paragraph-rsid="016a7e88" style:font-size-asian="12pt" style:font-size-complex="12pt"/>
    </style:style>
    <style:style style:name="P527" style:family="paragraph" style:parent-style-name="Table_20_Contents">
      <style:text-properties fo:font-size="12pt" officeooo:rsid="0072af4f" officeooo:paragraph-rsid="01779b00" style:font-size-asian="12pt" style:font-size-complex="12pt"/>
    </style:style>
    <style:style style:name="P528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529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530" style:family="paragraph" style:parent-style-name="Table_20_Contents">
      <style:text-properties fo:font-size="12pt" officeooo:rsid="0072af4f" officeooo:paragraph-rsid="01a23da4" style:font-size-asian="12pt" style:font-size-complex="12pt"/>
    </style:style>
    <style:style style:name="P531" style:family="paragraph" style:parent-style-name="Table_20_Contents">
      <style:text-properties fo:font-size="12pt" officeooo:rsid="0072af4f" officeooo:paragraph-rsid="01ad4e08" style:font-size-asian="12pt" style:font-size-complex="12pt"/>
    </style:style>
    <style:style style:name="P532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533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534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535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536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537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538" style:family="paragraph" style:parent-style-name="Table_20_Contents">
      <style:paragraph-properties fo:text-align="center" style:justify-single-word="false"/>
      <style:text-properties fo:font-size="12pt" officeooo:rsid="023ce572" officeooo:paragraph-rsid="01a23da4" style:font-size-asian="12pt" style:font-size-complex="12pt"/>
    </style:style>
    <style:style style:name="P539" style:family="paragraph" style:parent-style-name="Table_20_Contents">
      <style:paragraph-properties fo:text-align="center" style:justify-single-word="false"/>
      <style:text-properties fo:font-size="12pt" officeooo:rsid="023ce572" officeooo:paragraph-rsid="01ad4e08" style:font-size-asian="12pt" style:font-size-complex="12pt"/>
    </style:style>
    <style:style style:name="P540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541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542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543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544" style:family="paragraph" style:parent-style-name="Table_20_Contents">
      <style:text-properties fo:font-size="12pt" officeooo:rsid="023411a5" officeooo:paragraph-rsid="01a23da4" style:font-size-asian="12pt" style:font-size-complex="12pt"/>
    </style:style>
    <style:style style:name="P545" style:family="paragraph" style:parent-style-name="Table_20_Contents">
      <style:text-properties fo:font-size="12pt" officeooo:rsid="023411a5" officeooo:paragraph-rsid="01ad4e08" style:font-size-asian="12pt" style:font-size-complex="12pt"/>
    </style:style>
    <style:style style:name="P546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547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548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549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550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551" style:family="paragraph" style:parent-style-name="Table_20_Contents">
      <style:paragraph-properties fo:text-align="center" style:justify-single-word="false"/>
      <style:text-properties fo:font-size="12pt" officeooo:rsid="0200b592" officeooo:paragraph-rsid="01a23da4" style:font-size-asian="12pt" style:font-size-complex="12pt"/>
    </style:style>
    <style:style style:name="P552" style:family="paragraph" style:parent-style-name="Table_20_Contents">
      <style:paragraph-properties fo:text-align="center" style:justify-single-word="false"/>
      <style:text-properties fo:font-size="12pt" officeooo:rsid="0200b592" officeooo:paragraph-rsid="01ad4e08" style:font-size-asian="12pt" style:font-size-complex="12pt"/>
    </style:style>
    <style:style style:name="P553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554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555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556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557" style:family="paragraph" style:parent-style-name="Table_20_Contents">
      <style:text-properties fo:font-size="12pt" officeooo:rsid="0200b592" officeooo:paragraph-rsid="01a23da4" style:font-size-asian="12pt" style:font-size-complex="12pt"/>
    </style:style>
    <style:style style:name="P558" style:family="paragraph" style:parent-style-name="Table_20_Contents">
      <style:text-properties fo:font-size="12pt" officeooo:rsid="0200b592" officeooo:paragraph-rsid="01ad4e08" style:font-size-asian="12pt" style:font-size-complex="12pt"/>
    </style:style>
    <style:style style:name="P559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560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561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562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563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564" style:family="paragraph" style:parent-style-name="Table_20_Contents">
      <style:paragraph-properties fo:text-align="center" style:justify-single-word="false"/>
      <style:text-properties fo:font-size="12pt" officeooo:rsid="0201e08d" officeooo:paragraph-rsid="01a23da4" style:font-size-asian="12pt" style:font-size-complex="12pt"/>
    </style:style>
    <style:style style:name="P565" style:family="paragraph" style:parent-style-name="Table_20_Contents">
      <style:paragraph-properties fo:text-align="center" style:justify-single-word="false"/>
      <style:text-properties fo:font-size="12pt" officeooo:rsid="0201e08d" officeooo:paragraph-rsid="01ad4e08" style:font-size-asian="12pt" style:font-size-complex="12pt"/>
    </style:style>
    <style:style style:name="P566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567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568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569" style:family="paragraph" style:parent-style-name="Table_20_Contents">
      <style:text-properties fo:font-size="12pt" officeooo:rsid="0201e08d" officeooo:paragraph-rsid="01a23da4" style:font-size-asian="12pt" style:font-size-complex="12pt"/>
    </style:style>
    <style:style style:name="P570" style:family="paragraph" style:parent-style-name="Table_20_Contents">
      <style:text-properties fo:font-size="12pt" officeooo:rsid="0201e08d" officeooo:paragraph-rsid="01ad4e08" style:font-size-asian="12pt" style:font-size-complex="12pt"/>
    </style:style>
    <style:style style:name="P571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572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573" style:family="paragraph" style:parent-style-name="Table_20_Contents">
      <style:text-properties fo:font-size="12pt" officeooo:rsid="016bac67" officeooo:paragraph-rsid="016a7e88" style:font-size-asian="12pt" style:font-size-complex="12pt"/>
    </style:style>
    <style:style style:name="P574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575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P576" style:family="paragraph" style:parent-style-name="Standard">
      <style:text-properties fo:font-size="12pt" fo:font-style="italic" fo:font-weight="normal" officeooo:rsid="00a0b81e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577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578" style:family="paragraph" style:parent-style-name="Standard">
      <style:text-properties fo:font-size="12pt" fo:font-style="italic" fo:font-weight="normal" officeooo:rsid="00a0b81e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579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580" style:family="paragraph" style:parent-style-name="Standard">
      <style:text-properties fo:font-size="12pt" fo:font-style="italic" fo:font-weight="normal" officeooo:rsid="021b8e77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581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582" style:family="paragraph" style:parent-style-name="Standard">
      <style:text-properties fo:font-style="italic" fo:font-weight="normal" officeooo:rsid="00a0b81e" officeooo:paragraph-rsid="01b0d9a1" style:font-style-asian="italic" style:font-weight-asian="normal" style:font-style-complex="italic" style:font-weight-complex="normal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style="italic" officeooo:rsid="01ae17cc" style:font-style-asian="italic" style:font-style-complex="italic"/>
    </style:style>
    <style:style style:name="T9" style:family="text">
      <style:text-properties fo:font-style="italic" fo:font-weight="normal" officeooo:rsid="00a0b81e" style:font-style-asian="italic" style:font-weight-asian="normal" style:font-style-complex="italic" style:font-weight-complex="normal"/>
    </style:style>
    <style:style style:name="T10" style:family="text">
      <style:text-properties fo:font-weight="bold" officeooo:rsid="000a0ba2" style:font-weight-asian="bold" style:font-weight-complex="bold"/>
    </style:style>
    <style:style style:name="T11" style:family="text">
      <style:text-properties fo:font-weight="bold" officeooo:rsid="001f39d8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e07523" style:font-size-asian="12pt" style:font-size-complex="12pt"/>
    </style:style>
    <style:style style:name="T14" style:family="text">
      <style:text-properties fo:font-size="12pt" officeooo:rsid="00ac6344" style:font-size-asian="12pt" style:font-size-complex="12pt"/>
    </style:style>
    <style:style style:name="T15" style:family="text">
      <style:text-properties fo:font-size="12pt" officeooo:rsid="0070ce31" style:font-size-asian="12pt" style:font-size-complex="12pt"/>
    </style:style>
    <style:style style:name="T16" style:family="text">
      <style:text-properties fo:font-size="12pt" officeooo:rsid="04092c59" style:font-size-asian="12pt" style:font-size-complex="12pt"/>
    </style:style>
    <style:style style:name="T17" style:family="text">
      <style:text-properties fo:font-size="12pt" officeooo:rsid="013a8563" style:font-size-asian="12pt" style:font-size-complex="12pt"/>
    </style:style>
    <style:style style:name="T18" style:family="text">
      <style:text-properties fo:font-size="12pt" officeooo:rsid="013b1740" style:font-size-asian="12pt" style:font-size-complex="12pt"/>
    </style:style>
    <style:style style:name="T19" style:family="text">
      <style:text-properties fo:font-size="12pt" officeooo:rsid="013fb817" style:font-size-asian="12pt" style:font-size-complex="12pt"/>
    </style:style>
    <style:style style:name="T20" style:family="text">
      <style:text-properties fo:font-size="12pt" officeooo:rsid="0142aab4" style:font-size-asian="12pt" style:font-size-complex="12pt"/>
    </style:style>
    <style:style style:name="T21" style:family="text">
      <style:text-properties fo:font-size="12pt" officeooo:rsid="014b4dd2" style:font-size-asian="12pt" style:font-size-complex="12pt"/>
    </style:style>
    <style:style style:name="T22" style:family="text">
      <style:text-properties fo:font-size="12pt" officeooo:rsid="015035fb" style:font-size-asian="12pt" style:font-size-complex="12pt"/>
    </style:style>
    <style:style style:name="T23" style:family="text">
      <style:text-properties fo:font-size="12pt" officeooo:rsid="015d292d" style:font-size-asian="12pt" style:font-size-complex="12pt"/>
    </style:style>
    <style:style style:name="T24" style:family="text">
      <style:text-properties fo:font-size="12pt" officeooo:rsid="0160727c" style:font-size-asian="12pt" style:font-size-complex="12pt"/>
    </style:style>
    <style:style style:name="T25" style:family="text">
      <style:text-properties fo:font-size="12pt" officeooo:rsid="016223e9" style:font-size-asian="12pt" style:font-size-complex="12pt"/>
    </style:style>
    <style:style style:name="T26" style:family="text">
      <style:text-properties fo:font-size="12pt" officeooo:rsid="0163e43f" style:font-size-asian="12pt" style:font-size-complex="12pt"/>
    </style:style>
    <style:style style:name="T27" style:family="text">
      <style:text-properties fo:font-size="12pt" officeooo:rsid="016bac67" style:font-size-asian="12pt" style:font-size-complex="12pt"/>
    </style:style>
    <style:style style:name="T28" style:family="text">
      <style:text-properties fo:font-size="12pt" officeooo:rsid="016f8336" style:font-size-asian="12pt" style:font-size-complex="12pt"/>
    </style:style>
    <style:style style:name="T29" style:family="text">
      <style:text-properties fo:font-size="12pt" officeooo:rsid="01790d01" style:font-size-asian="12pt" style:font-size-complex="12pt"/>
    </style:style>
    <style:style style:name="T30" style:family="text">
      <style:text-properties fo:font-size="12pt" officeooo:rsid="017bb21a" style:font-size-asian="12pt" style:font-size-complex="12pt"/>
    </style:style>
    <style:style style:name="T31" style:family="text">
      <style:text-properties fo:font-size="12pt" officeooo:rsid="017e5839" style:font-size-asian="12pt" style:font-size-complex="12pt"/>
    </style:style>
    <style:style style:name="T32" style:family="text">
      <style:text-properties fo:font-size="12pt" officeooo:rsid="018a53be" style:font-size-asian="12pt" style:font-size-complex="12pt"/>
    </style:style>
    <style:style style:name="T33" style:family="text">
      <style:text-properties fo:font-size="12pt" officeooo:rsid="018c3f58" style:font-size-asian="12pt" style:font-size-complex="12pt"/>
    </style:style>
    <style:style style:name="T34" style:family="text">
      <style:text-properties fo:font-size="12pt" officeooo:rsid="018e4396" style:font-size-asian="12pt" style:font-size-complex="12pt"/>
    </style:style>
    <style:style style:name="T35" style:family="text">
      <style:text-properties fo:font-size="12pt" officeooo:rsid="01910adf" style:font-size-asian="12pt" style:font-size-complex="12pt"/>
    </style:style>
    <style:style style:name="T36" style:family="text">
      <style:text-properties fo:font-size="12pt" officeooo:rsid="019245f2" style:font-size-asian="12pt" style:font-size-complex="12pt"/>
    </style:style>
    <style:style style:name="T37" style:family="text">
      <style:text-properties fo:font-size="12pt" officeooo:rsid="01926366" style:font-size-asian="12pt" style:font-size-complex="12pt"/>
    </style:style>
    <style:style style:name="T38" style:family="text">
      <style:text-properties fo:font-size="12pt" officeooo:rsid="019329d1" style:font-size-asian="12pt" style:font-size-complex="12pt"/>
    </style:style>
    <style:style style:name="T39" style:family="text">
      <style:text-properties fo:font-size="12pt" officeooo:rsid="019366be" style:font-size-asian="12pt" style:font-size-complex="12pt"/>
    </style:style>
    <style:style style:name="T40" style:family="text">
      <style:text-properties fo:font-size="12pt" officeooo:rsid="01942cfd" style:font-size-asian="12pt" style:font-size-complex="12pt"/>
    </style:style>
    <style:style style:name="T41" style:family="text">
      <style:text-properties fo:font-size="12pt" officeooo:rsid="0197d523" style:font-size-asian="12pt" style:font-size-complex="12pt"/>
    </style:style>
    <style:style style:name="T42" style:family="text">
      <style:text-properties fo:font-size="12pt" officeooo:rsid="0197eef7" style:font-size-asian="12pt" style:font-size-complex="12pt"/>
    </style:style>
    <style:style style:name="T43" style:family="text">
      <style:text-properties fo:font-size="12pt" officeooo:rsid="01a3dd3d" style:font-size-asian="12pt" style:font-size-complex="12pt"/>
    </style:style>
    <style:style style:name="T44" style:family="text">
      <style:text-properties fo:font-size="12pt" officeooo:rsid="01a434f2" style:font-size-asian="12pt" style:font-size-complex="12pt"/>
    </style:style>
    <style:style style:name="T45" style:family="text">
      <style:text-properties fo:font-size="12pt" officeooo:rsid="01a7d2fc" style:font-size-asian="12pt" style:font-size-complex="12pt"/>
    </style:style>
    <style:style style:name="T46" style:family="text">
      <style:text-properties fo:font-size="12pt" officeooo:rsid="01ab4d57" style:font-size-asian="12pt" style:font-size-complex="12pt"/>
    </style:style>
    <style:style style:name="T47" style:family="text">
      <style:text-properties fo:font-size="12pt" officeooo:rsid="01ad4e08" style:font-size-asian="12pt" style:font-size-complex="12pt"/>
    </style:style>
    <style:style style:name="T48" style:family="text">
      <style:text-properties fo:font-size="12pt" officeooo:rsid="01ae17cc" style:font-size-asian="12pt" style:font-size-complex="12pt"/>
    </style:style>
    <style:style style:name="T49" style:family="text">
      <style:text-properties fo:font-size="12pt" officeooo:rsid="01af90bd" style:font-size-asian="12pt" style:font-size-complex="12pt"/>
    </style:style>
    <style:style style:name="T50" style:family="text">
      <style:text-properties fo:font-size="12pt" officeooo:rsid="01afcd1a" style:font-size-asian="12pt" style:font-size-complex="12pt"/>
    </style:style>
    <style:style style:name="T51" style:family="text">
      <style:text-properties fo:font-size="12pt" officeooo:rsid="01b0d9a1" style:font-size-asian="12pt" style:font-size-complex="12pt"/>
    </style:style>
    <style:style style:name="T52" style:family="text">
      <style:text-properties fo:font-size="12pt" fo:font-style="italic" style:font-size-asian="12pt" style:font-style-asian="italic" style:font-size-complex="12pt" style:font-style-complex="italic"/>
    </style:style>
    <style:style style:name="T53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54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55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56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57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58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59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60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61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62" style:family="text">
      <style:text-properties fo:font-size="12pt" fo:font-style="italic" officeooo:rsid="01a434f2" style:font-size-asian="12pt" style:font-style-asian="italic" style:font-size-complex="12pt" style:font-style-complex="italic"/>
    </style:style>
    <style:style style:name="T63" style:family="text">
      <style:text-properties fo:font-size="12pt" fo:font-style="italic" officeooo:rsid="01ad4e08" style:font-size-asian="12pt" style:font-style-asian="italic" style:font-size-complex="12pt" style:font-style-complex="italic"/>
    </style:style>
    <style:style style:name="T64" style:family="text">
      <style:text-properties officeooo:rsid="00633b63"/>
    </style:style>
    <style:style style:name="T65" style:family="text">
      <style:text-properties officeooo:rsid="00741fe3"/>
    </style:style>
    <style:style style:name="T66" style:family="text">
      <style:text-properties fo:font-weight="normal" officeooo:rsid="00106510" style:font-weight-asian="normal" style:font-weight-complex="normal"/>
    </style:style>
    <style:style style:name="T67" style:family="text">
      <style:text-properties fo:font-weight="normal" officeooo:rsid="00a0b81e" style:font-weight-asian="normal" style:font-weight-complex="normal"/>
    </style:style>
    <style:style style:name="T68" style:family="text">
      <style:text-properties fo:font-weight="normal" officeooo:rsid="009e9d14" style:font-weight-asian="normal" style:font-weight-complex="normal"/>
    </style:style>
    <style:style style:name="T69" style:family="text">
      <style:text-properties fo:font-weight="normal" officeooo:rsid="0145e369" style:font-weight-asian="normal" style:font-weight-complex="normal"/>
    </style:style>
    <style:style style:name="T70" style:family="text">
      <style:text-properties fo:font-weight="normal" officeooo:rsid="015b217e" style:font-weight-asian="normal" style:font-weight-complex="normal"/>
    </style:style>
    <style:style style:name="T71" style:family="text">
      <style:text-properties fo:font-weight="normal" officeooo:rsid="016f8336" style:font-weight-asian="normal" style:font-weight-complex="normal"/>
    </style:style>
    <style:style style:name="T72" style:family="text">
      <style:text-properties fo:font-weight="normal" officeooo:rsid="01704150" style:font-weight-asian="normal" style:font-weight-complex="normal"/>
    </style:style>
    <style:style style:name="T73" style:family="text">
      <style:text-properties fo:font-weight="normal" officeooo:rsid="0171ef1e" style:font-weight-asian="normal" style:font-weight-complex="normal"/>
    </style:style>
    <style:style style:name="T74" style:family="text">
      <style:text-properties fo:font-weight="normal" officeooo:rsid="017bb21a" style:font-weight-asian="normal" style:font-weight-complex="normal"/>
    </style:style>
    <style:style style:name="T75" style:family="text">
      <style:text-properties fo:font-weight="normal" officeooo:rsid="017e5839" style:font-weight-asian="normal" style:font-weight-complex="normal"/>
    </style:style>
    <style:style style:name="T76" style:family="text">
      <style:text-properties fo:font-weight="normal" officeooo:rsid="0191500a" style:font-weight-asian="normal" style:font-weight-complex="normal"/>
    </style:style>
    <style:style style:name="T77" style:family="text">
      <style:text-properties fo:font-weight="normal" officeooo:rsid="019366be" style:font-weight-asian="normal" style:font-weight-complex="normal"/>
    </style:style>
    <style:style style:name="T78" style:family="text">
      <style:text-properties fo:font-weight="normal" officeooo:rsid="01a434f2" style:font-weight-asian="normal" style:font-weight-complex="normal"/>
    </style:style>
    <style:style style:name="T79" style:family="text">
      <style:text-properties fo:font-weight="normal" officeooo:rsid="01ae17cc" style:font-weight-asian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1441a8b" style:font-style-asian="normal" style:font-style-complex="normal"/>
    </style:style>
    <style:style style:name="T82" style:family="text">
      <style:text-properties fo:font-style="normal" officeooo:rsid="01665b7f" style:font-style-asian="normal" style:font-style-complex="normal"/>
    </style:style>
    <style:style style:name="T83" style:family="text">
      <style:text-properties fo:font-style="normal" officeooo:rsid="0191500a" style:font-style-asian="normal" style:font-style-complex="normal"/>
    </style:style>
    <style:style style:name="T84" style:family="text">
      <style:text-properties fo:font-style="normal" officeooo:rsid="019245f2" style:font-style-asian="normal" style:font-style-complex="normal"/>
    </style:style>
    <style:style style:name="T85" style:family="text">
      <style:text-properties fo:font-style="normal" officeooo:rsid="0197eef7" style:font-style-asian="normal" style:font-style-complex="normal"/>
    </style:style>
    <style:style style:name="T86" style:family="text">
      <style:text-properties fo:font-style="normal" officeooo:rsid="01aa89c2" style:font-style-asian="normal" style:font-style-complex="normal"/>
    </style:style>
    <style:style style:name="T87" style:family="text">
      <style:text-properties fo:font-style="normal" officeooo:rsid="01afcd1a" style:font-style-asian="normal" style:font-style-complex="normal"/>
    </style:style>
    <style:style style:name="T88" style:family="text">
      <style:text-properties officeooo:rsid="000a003f"/>
    </style:style>
    <style:style style:name="T89" style:family="text">
      <style:text-properties officeooo:rsid="0008a0bd"/>
    </style:style>
    <style:style style:name="T90" style:family="text">
      <style:text-properties officeooo:rsid="00eb6f5e"/>
    </style:style>
    <style:style style:name="T91" style:family="text">
      <style:text-properties officeooo:rsid="00eac3b4"/>
    </style:style>
    <style:style style:name="T92" style:family="text">
      <style:text-properties officeooo:rsid="024b5eb6"/>
    </style:style>
    <style:style style:name="T93" style:family="text">
      <style:text-properties officeooo:rsid="01396a86"/>
    </style:style>
    <style:style style:name="T94" style:family="text">
      <style:text-properties officeooo:rsid="013a8563"/>
    </style:style>
    <style:style style:name="T95" style:family="text">
      <style:text-properties officeooo:rsid="013b1740"/>
    </style:style>
    <style:style style:name="T96" style:family="text">
      <style:text-properties officeooo:rsid="013b8f8e"/>
    </style:style>
    <style:style style:name="T97" style:family="text">
      <style:text-properties officeooo:rsid="013fb817"/>
    </style:style>
    <style:style style:name="T98" style:family="text">
      <style:text-properties officeooo:rsid="013fb97e"/>
    </style:style>
    <style:style style:name="T99" style:family="text">
      <style:text-properties officeooo:rsid="0070ce31"/>
    </style:style>
    <style:style style:name="T100" style:family="text">
      <style:text-properties officeooo:rsid="0140cfab"/>
    </style:style>
    <style:style style:name="T101" style:family="text">
      <style:text-properties officeooo:rsid="01437d50"/>
    </style:style>
    <style:style style:name="T102" style:family="text">
      <style:text-properties officeooo:rsid="01441a8b"/>
    </style:style>
    <style:style style:name="T103" style:family="text">
      <style:text-properties officeooo:rsid="0145e369"/>
    </style:style>
    <style:style style:name="T104" style:family="text">
      <style:text-properties officeooo:rsid="014990f2"/>
    </style:style>
    <style:style style:name="T105" style:family="text">
      <style:text-properties officeooo:rsid="015035fb"/>
    </style:style>
    <style:style style:name="T106" style:family="text">
      <style:text-properties officeooo:rsid="02e2de16"/>
    </style:style>
    <style:style style:name="T107" style:family="text">
      <style:text-properties officeooo:rsid="0220abf8"/>
    </style:style>
    <style:style style:name="T108" style:family="text">
      <style:text-properties officeooo:rsid="01518d85"/>
    </style:style>
    <style:style style:name="T109" style:family="text">
      <style:text-properties officeooo:rsid="0152383a"/>
    </style:style>
    <style:style style:name="T110" style:family="text">
      <style:text-properties officeooo:rsid="0153b828"/>
    </style:style>
    <style:style style:name="T111" style:family="text">
      <style:text-properties officeooo:rsid="01f8d2ff"/>
    </style:style>
    <style:style style:name="T112" style:family="text">
      <style:text-properties officeooo:rsid="01557e36"/>
    </style:style>
    <style:style style:name="T113" style:family="text">
      <style:text-properties officeooo:rsid="015d292d"/>
    </style:style>
    <style:style style:name="T114" style:family="text">
      <style:text-properties officeooo:rsid="016223e9"/>
    </style:style>
    <style:style style:name="T115" style:family="text">
      <style:text-properties officeooo:rsid="0163e43f"/>
    </style:style>
    <style:style style:name="T116" style:family="text">
      <style:text-properties officeooo:rsid="0165af28"/>
    </style:style>
    <style:style style:name="T117" style:family="text">
      <style:text-properties officeooo:rsid="016a7e88"/>
    </style:style>
    <style:style style:name="T118" style:family="text">
      <style:text-properties officeooo:rsid="016ca9af"/>
    </style:style>
    <style:style style:name="T119" style:family="text">
      <style:text-properties officeooo:rsid="01731bb4"/>
    </style:style>
    <style:style style:name="T120" style:family="text">
      <style:text-properties officeooo:rsid="017e5839"/>
    </style:style>
    <style:style style:name="T121" style:family="text">
      <style:text-properties officeooo:rsid="0181f6ba"/>
    </style:style>
    <style:style style:name="T122" style:family="text">
      <style:text-properties officeooo:rsid="0184c30a"/>
    </style:style>
    <style:style style:name="T123" style:family="text">
      <style:text-properties officeooo:rsid="018c3f58"/>
    </style:style>
    <style:style style:name="T124" style:family="text">
      <style:text-properties officeooo:rsid="018df30e"/>
    </style:style>
    <style:style style:name="T125" style:family="text">
      <style:text-properties officeooo:rsid="018e4396"/>
    </style:style>
    <style:style style:name="T126" style:family="text">
      <style:text-properties officeooo:rsid="01910adf"/>
    </style:style>
    <style:style style:name="T127" style:family="text">
      <style:text-properties officeooo:rsid="019366be"/>
    </style:style>
    <style:style style:name="T128" style:family="text">
      <style:text-properties officeooo:rsid="01945d97"/>
    </style:style>
    <style:style style:name="T129" style:family="text">
      <style:text-properties officeooo:rsid="019e1997"/>
    </style:style>
    <style:style style:name="T130" style:family="text">
      <style:text-properties officeooo:rsid="01a04204"/>
    </style:style>
    <style:style style:name="T131" style:family="text">
      <style:text-properties officeooo:rsid="01a434f2"/>
    </style:style>
    <style:style style:name="T132" style:family="text">
      <style:text-properties officeooo:rsid="01a59462"/>
    </style:style>
    <style:style style:name="T133" style:family="text">
      <style:text-properties officeooo:rsid="01a7d2fc"/>
    </style:style>
    <style:style style:name="T134" style:family="text">
      <style:text-properties officeooo:rsid="00a0b81e"/>
    </style:style>
    <style:style style:name="T135" style:family="text">
      <style:text-properties officeooo:rsid="01ad4e08"/>
    </style:style>
    <style:style style:name="T136" style:family="text">
      <style:text-properties officeooo:rsid="01ad64bf"/>
    </style:style>
    <style:style style:name="T137" style:family="text">
      <style:text-properties officeooo:rsid="01ae17cc"/>
    </style:style>
    <style:style style:name="T138" style:family="text">
      <style:text-properties officeooo:rsid="01b135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8">/<text:span text:style-name="T93">apis</text:span></text:p>
      <text:p text:style-name="P180"/>
      <text:p text:style-name="P256">A collection of all the Wadapi-hosted APIs with available profiling data.</text:p>
      <text:p text:style-name="P196"/>
      <text:p text:style-name="P133">URL</text:p>
      <text:p text:style-name="P133"/>
      <text:p text:style-name="P313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04"/>
      <text:p text:style-name="P133">Supported Request <text:span text:style-name="T88">M</text:span>ethods</text:p>
      <text:p text:style-name="P213"/>
      <text:p text:style-name="P204">GET – <text:span text:style-name="T94">Return a list of all Wadapi APIs with profiling data available</text:span></text:p>
      <text:p text:style-name="P204"/>
      <text:p text:style-name="P143">Supported Request Formats</text:p>
      <text:p text:style-name="P143"/>
      <text:p text:style-name="P222">json</text:p>
      <text:p text:style-name="P222"/>
      <text:p text:style-name="P143">Authentication</text:p>
      <text:p text:style-name="P143"/>
      <text:p text:style-name="P231">Basic</text:p>
      <text:p text:style-name="P231"/>
      <text:p text:style-name="P266">Permissions</text:p>
      <text:p text:style-name="P213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405">Role</text:p>
          </table:table-cell>
          <table:table-cell table:style-name="Table79.A1" office:value-type="string">
            <text:p text:style-name="P396">Allowed Methods</text:p>
          </table:table-cell>
          <table:table-cell table:style-name="Table79.C1" office:value-type="string">
            <text:p text:style-name="P396">Restrictions</text:p>
          </table:table-cell>
        </table:table-row>
        <table:table-row>
          <table:table-cell table:style-name="Table79.A2" office:value-type="string">
            <text:p text:style-name="P423">root</text:p>
          </table:table-cell>
          <table:table-cell table:style-name="Table79.A2" table:number-rows-spanned="2" office:value-type="string">
            <text:p text:style-name="P432">GET</text:p>
          </table:table-cell>
          <table:table-cell table:style-name="Table79.C2" table:number-rows-spanned="2" office:value-type="string">
            <text:p text:style-name="P440">Can retrieve a <text:span text:style-name="T94">list of all profiled APIs. </text:span></text:p>
          </table:table-cell>
        </table:table-row>
        <table:table-row>
          <table:table-cell table:style-name="Table79.A2" office:value-type="string">
            <text:p text:style-name="P448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457">consumer</text:p>
          </table:table-cell>
          <table:table-cell table:style-name="Table79.A2" office:value-type="string">
            <text:p text:style-name="P343">GET</text:p>
          </table:table-cell>
          <table:table-cell table:style-name="Table79.C2" office:value-type="string">
            <text:p text:style-name="P343">Can retrieve a list of APIs of which the requesting user is an administrator.</text:p>
          </table:table-cell>
        </table:table-row>
      </table:table>
      <text:p text:style-name="P240"/>
      <text:p text:style-name="P152">Response Errors</text:p>
      <text:p text:style-name="P15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4">Error</text:p>
          </table:table-cell>
          <table:table-cell table:style-name="Table2.A1" office:value-type="string">
            <text:p text:style-name="P414">Reason</text:p>
          </table:table-cell>
          <table:table-cell table:style-name="Table2.C1" office:value-type="string">
            <text:p text:style-name="P386">Description</text:p>
          </table:table-cell>
        </table:table-row>
        <table:table-row>
          <table:table-cell table:style-name="Table2.A2" office:value-type="string">
            <text:p text:style-name="P465">401</text:p>
          </table:table-cell>
          <table:table-cell table:style-name="Table2.A2" office:value-type="string">
            <text:p text:style-name="P465">Unauthorized</text:p>
          </table:table-cell>
          <table:table-cell table:style-name="Table2.C2" office:value-type="string">
            <text:p text:style-name="P475">The 'Authori<text:span text:style-name="T64">z</text:span>ation' header is missing and must be supplied.</text:p>
          </table:table-cell>
        </table:table-row>
        <table:table-row>
          <table:table-cell table:style-name="Table2.A2" office:value-type="string">
            <text:p text:style-name="P465">403</text:p>
          </table:table-cell>
          <table:table-cell table:style-name="Table2.A2" office:value-type="string">
            <text:p text:style-name="P465">Forbidden</text:p>
          </table:table-cell>
          <table:table-cell table:style-name="Table2.C2" office:value-type="string">
            <text:p text:style-name="P485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495">405</text:p>
          </table:table-cell>
          <table:table-cell table:style-name="Table2.A2" office:value-type="string">
            <text:p text:style-name="P495">Method Not Allowed</text:p>
          </table:table-cell>
          <table:table-cell table:style-name="Table2.C2" office:value-type="string">
            <text:p text:style-name="P504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.A2" office:value-type="string">
            <text:p text:style-name="P514">406</text:p>
          </table:table-cell>
          <table:table-cell table:style-name="Table2.A2" office:value-type="string">
            <text:p text:style-name="P514">Not Acceptable</text:p>
          </table:table-cell>
          <table:table-cell table:style-name="Table2.C2" office:value-type="string">
            <text:p text:style-name="P523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308"/>
      <text:p text:style-name="P161"/>
      <text:p text:style-name="P368"><text:span text:style-name="T10">Example</text:span><text:span text:style-name="T11">s</text:span></text:p>
      <text:p text:style-name="P161"/>
      <text:p text:style-name="P275">GET /<text:span text:style-name="T95">apis</text:span></text:p>
      <text:p text:style-name="P30"/>
      <text:p text:style-name="P288">Response Body:</text:p>
      <text:p text:style-name="P288"/>
      <text:p text:style-name="P9">{</text:p>
      <text:p text:style-name="P1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s</text:span></text:a><text:span text:style-name="T54">”</text:span><text:span text:style-name="T52">,</text:span></text:p>
      <text:p text:style-name="P301"><text:span text:style-name="T1"><text:tab/>“</text:span><text:span text:style-name="T2">total”: </text:span><text:span text:style-name="T3">3</text:span><text:span text:style-name="T2">,</text:span></text:p>
      <text:p text:style-name="P116"><text:span text:style-name="T66"><text:tab/>“</text:span><text:span text:style-name="T69">apis</text:span><text:span text:style-name="T68">”:</text:span><text:span text:style-name="T67">[</text:span></text:p>
      <text:p text:style-name="P8"><text:tab/><text:tab/>{</text:p>
      <text:p text:style-name="P32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s://analytics.mywadapi.com/apis/58493045684" text:style-name="Internet_20_link" text:visited-style-name="Visited_20_Internet_20_Link"><text:span text:style-name="T15">http</text:span></text:a><text:a xlink:type="simple" xlink:href="https://analytics.mywadapi.com/apis/58493045684" text:style-name="Internet_20_link" text:visited-style-name="Visited_20_Internet_20_Link"><text:span text:style-name="T19">s</text:span></text:a><text:a xlink:type="simple" xlink:href="https://analytics.mywadapi.com/apis/58493045684" text:style-name="Internet_20_link" text:visited-style-name="Visited_20_Internet_20_Link"><text:span text:style-name="T15">://</text:span></text:a><text:a xlink:type="simple" xlink:href="https://analytics.mywadapi.com/apis/58493045684" text:style-name="Internet_20_link" text:visited-style-name="Visited_20_Internet_20_Link"><text:span text:style-name="T18">analytics</text:span></text:a><text:a xlink:type="simple" xlink:href="https://analytics.mywadapi.com/apis/58493045684" text:style-name="Internet_20_link" text:visited-style-name="Visited_20_Internet_20_Link"><text:span text:style-name="T15">.mywadapi.co</text:span></text:a><text:a xlink:type="simple" xlink:href="https://analytics.mywadapi.com/apis/58493045684" text:style-name="Internet_20_link" text:visited-style-name="Visited_20_Internet_20_Link"><text:span text:style-name="T18">m/ap</text:span></text:a><text:a xlink:type="simple" xlink:href="https://analytics.mywadapi.com/apis/58493045684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323"><text:span text:style-name="T12"><text:tab/><text:tab/><text:tab/>“</text:span><text:span text:style-name="T51">name”:”TickeTing API”,</text:span></text:p>
      <text:p text:style-name="P579"><text:tab/><text:tab/><text:tab/>“<text:span text:style-name="T95">root”:”</text:span><text:a xlink:type="simple" xlink:href="https://ticketing.mywadapi.com/" text:style-name="Internet_20_link" text:visited-style-name="Visited_20_Internet_20_Link"><text:span text:style-name="T95">https://ticketing.mywadapi.com</text:span></text:a><text:span text:style-name="T95">”,</text:span></text:p>
      <text:p text:style-name="P61"><text:tab/><text:tab/><text:tab/>“<text:span text:style-name="T112">requested-endpoints</text:span>”:”<text:span text:style-name="T104">37</text:span>”,</text:p>
      <text:p text:style-name="P62"><text:tab/><text:tab/><text:tab/>“<text:span text:style-name="T96">daily-requests</text:span>”:”<text:span text:style-name="T96">5473</text:span>”,</text:p>
      <text:p text:style-name="P42"><text:tab/><text:tab/><text:tab/>“<text:span text:style-name="T100">endpoin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</text:span></text:a><text:span text:style-name="T99">”</text:span></text:p>
      <text:p text:style-name="P89"><text:tab/><text:tab/>},</text:p>
      <text:p text:style-name="P10"><text:tab/><text:tab/>{</text:p>
      <text:p text:style-name="P58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is</text:span></text:a><text:span text:style-name="T15">”</text:span><text:span text:style-name="T12">,</text:span></text:p>
      <text:p text:style-name="P582"><text:span text:style-name="T12"><text:tab/><text:tab/><text:tab/>“</text:span><text:span text:style-name="T51">name”:”Gender Affairs API”,</text:span></text:p>
      <text:p text:style-name="P43"><text:tab/><text:tab/><text:tab/>“<text:span text:style-name="T95">root”:”</text:span><text:a xlink:type="simple" xlink:href="https://ticketing.mywadapi.com/" text:style-name="Internet_20_link" text:visited-style-name="Visited_20_Internet_20_Link"><text:span text:style-name="T95">https://gbsv.mywadapi.com</text:span></text:a><text:span text:style-name="T95">”,</text:span></text:p>
      <text:p text:style-name="P66"><text:tab/><text:tab/><text:tab/>“<text:span text:style-name="T112">requested-endpoints</text:span>”:”<text:span text:style-name="T104">17</text:span>”,</text:p>
      <text:p text:style-name="P63"><text:tab/><text:tab/><text:tab/>“<text:span text:style-name="T96">daily-requests</text:span>”:”<text:span text:style-name="T104">396</text:span>”,</text:p>
      <text:p text:style-name="P43"><text:tab/><text:tab/><text:tab/>“<text:span text:style-name="T100">endpoin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1..0/endpoints</text:span></text:a><text:span text:style-name="T99">”</text:span></text:p>
      <text:p text:style-name="P89"><text:tab/><text:tab/>},</text:p>
      <text:p text:style-name="P89"><text:tab/><text:tab/>.</text:p>
      <text:p text:style-name="P89"><text:tab/><text:tab/>.</text:p>
      <text:p text:style-name="P89"><text:tab/><text:tab/>.</text:p>
      <text:p text:style-name="P88"><text:tab/><text:span text:style-name="T103">]</text:span></text:p>
      <text:p text:style-name="P103">}</text:p>
      <text:p text:style-name="P358">/<text:span text:style-name="T97">apis/{api_id}</text:span></text:p>
      <text:p text:style-name="P180"/>
      <text:p text:style-name="P249">A <text:span text:style-name="T98">Wadapi-Hosted API Resource containing relevant profiling data</text:span></text:p>
      <text:p text:style-name="P204"/>
      <text:p text:style-name="P134">URL</text:p>
      <text:p text:style-name="P134"/>
      <text:p text:style-name="P314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/text:p>
      <text:p text:style-name="P204"/>
      <text:p text:style-name="P133">Supported Request <text:span text:style-name="T88">M</text:span>ethods</text:p>
      <text:p text:style-name="P213"/>
      <text:p text:style-name="P204">GET – <text:span text:style-name="T89">Returns a single API Resource and its profiling data.</text:span></text:p>
      <text:p text:style-name="P204"/>
      <text:p text:style-name="P143">Supported Request Formats</text:p>
      <text:p text:style-name="P143"/>
      <text:p text:style-name="P222">json</text:p>
      <text:p text:style-name="P222"/>
      <text:p text:style-name="P143">Authentication</text:p>
      <text:p text:style-name="P143"/>
      <text:p text:style-name="P231">Basic</text:p>
      <text:p text:style-name="P231"/>
      <text:p text:style-name="P266">Permissions</text:p>
      <text:p text:style-name="P213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405">Role</text:p>
          </table:table-cell>
          <table:table-cell table:style-name="Table164.A1" office:value-type="string">
            <text:p text:style-name="P396">Allowed Methods</text:p>
          </table:table-cell>
          <table:table-cell table:style-name="Table164.C1" office:value-type="string">
            <text:p text:style-name="P396">Restrictions</text:p>
          </table:table-cell>
        </table:table-row>
        <table:table-row>
          <table:table-cell table:style-name="Table164.A2" office:value-type="string">
            <text:p text:style-name="P423">root</text:p>
          </table:table-cell>
          <table:table-cell table:style-name="Table164.A2" table:number-rows-spanned="2" office:value-type="string">
            <text:p text:style-name="P534">GET</text:p>
          </table:table-cell>
          <table:table-cell table:style-name="Table164.C2" table:number-rows-spanned="2" office:value-type="string">
            <text:p text:style-name="P532">Can <text:span text:style-name="T101">retrieve profiling data for any API resource.</text:span></text:p>
          </table:table-cell>
        </table:table-row>
        <table:table-row>
          <table:table-cell table:style-name="Table164.A2" office:value-type="string">
            <text:p text:style-name="P448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540">c<text:span text:style-name="T92">onsumer</text:span></text:p>
          </table:table-cell>
          <table:table-cell table:style-name="Table164.A2" office:value-type="string">
            <text:p text:style-name="P352">GET</text:p>
          </table:table-cell>
          <table:table-cell table:style-name="Table164.C2" office:value-type="string">
            <text:p text:style-name="P533">Can <text:span text:style-name="T101">retrieve profiling data only for API resources of which the requesting user in an administrator.</text:span></text:p>
          </table:table-cell>
        </table:table-row>
      </table:table>
      <text:p text:style-name="P240"/>
      <text:p text:style-name="P152">Response Errors</text:p>
      <text:p text:style-name="P152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414">Error</text:p>
          </table:table-cell>
          <table:table-cell table:style-name="Table165.A1" office:value-type="string">
            <text:p text:style-name="P414">Reason</text:p>
          </table:table-cell>
          <table:table-cell table:style-name="Table165.C1" office:value-type="string">
            <text:p text:style-name="P386">Description</text:p>
          </table:table-cell>
        </table:table-row>
        <table:table-row>
          <table:table-cell table:style-name="Table165.A2" office:value-type="string">
            <text:p text:style-name="P465">401</text:p>
          </table:table-cell>
          <table:table-cell table:style-name="Table165.A2" office:value-type="string">
            <text:p text:style-name="P465">Unauthorized</text:p>
          </table:table-cell>
          <table:table-cell table:style-name="Table165.C2" office:value-type="string">
            <text:p text:style-name="P475">The 'Authori<text:span text:style-name="T64">z</text:span>ation' header is missing and must be supplied.</text:p>
          </table:table-cell>
        </table:table-row>
        <table:table-row>
          <table:table-cell table:style-name="Table165.A2" office:value-type="string">
            <text:p text:style-name="P465">403</text:p>
          </table:table-cell>
          <table:table-cell table:style-name="Table165.A2" office:value-type="string">
            <text:p text:style-name="P465">Forbidden</text:p>
          </table:table-cell>
          <table:table-cell table:style-name="Table165.C2" office:value-type="string">
            <text:p text:style-name="P486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495">405</text:p>
          </table:table-cell>
          <table:table-cell table:style-name="Table165.A2" office:value-type="string">
            <text:p text:style-name="P495">Method Not Allowed</text:p>
          </table:table-cell>
          <table:table-cell table:style-name="Table165.C2" office:value-type="string">
            <text:p text:style-name="P505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65.A2" office:value-type="string">
            <text:p text:style-name="P514">406</text:p>
          </table:table-cell>
          <table:table-cell table:style-name="Table165.A2" office:value-type="string">
            <text:p text:style-name="P514">Not Acceptable</text:p>
          </table:table-cell>
          <table:table-cell table:style-name="Table165.C2" office:value-type="string">
            <text:p text:style-name="P523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50"/>
      <text:p text:style-name="P161"/>
      <text:p text:style-name="P373"><text:span text:style-name="T10">Example</text:span><text:span text:style-name="T11">s</text:span></text:p>
      <text:p text:style-name="P161"/>
      <text:p text:style-name="P174"><text:span text:style-name="T80">GET /</text:span><text:span text:style-name="T81">apis/58493045684</text:span></text:p>
      <text:p text:style-name="P30"/>
      <text:p text:style-name="P287">Response Body:</text:p>
      <text:p text:style-name="P287"/>
      <text:p text:style-name="P11">{</text:p>
      <text:p text:style-name="P58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582"><text:span text:style-name="T12"><text:tab/>“</text:span><text:span text:style-name="T51">name”:”TickeTing API”,</text:span></text:p>
      <text:p text:style-name="P44"><text:tab/>“<text:span text:style-name="T95">root”:”</text:span><text:a xlink:type="simple" xlink:href="https://ticketing.mywadapi.com/" text:style-name="Internet_20_link" text:visited-style-name="Visited_20_Internet_20_Link"><text:span text:style-name="T95">https://ticketing.mywadapi.com</text:span></text:a><text:span text:style-name="T95">”,</text:span></text:p>
      <text:p text:style-name="P66"><text:tab/>“<text:span text:style-name="T112">requested-endpoints</text:span>”:”<text:span text:style-name="T104">37</text:span>”,</text:p>
      <text:p text:style-name="P64"><text:tab/>“<text:span text:style-name="T96">daily-requests</text:span>”:”<text:span text:style-name="T96">5473</text:span>”,</text:p>
      <text:p text:style-name="P44"><text:tab/>“<text:span text:style-name="T100">endpoin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</text:span></text:a><text:span text:style-name="T99">”</text:span></text:p>
      <text:p text:style-name="P90">}</text:p>
      <text:p text:style-name="P359">/<text:span text:style-name="T93">apis/{api_id}/endpoints</text:span></text:p>
      <text:p text:style-name="P181"/>
      <text:p text:style-name="P257">A collection of <text:span text:style-name="T105">endpoints offered by the specified API.</text:span></text:p>
      <text:p text:style-name="P197"/>
      <text:p text:style-name="P135">URL</text:p>
      <text:p text:style-name="P135"/>
      <text:p text:style-name="P315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05"/>
      <text:p text:style-name="P135">Supported Request <text:span text:style-name="T88">M</text:span>ethods</text:p>
      <text:p text:style-name="P214"/>
      <text:p text:style-name="P205">GET – <text:span text:style-name="T94">Return a list of endpoints offered by the specified Wadapi API.</text:span></text:p>
      <text:p text:style-name="P205"/>
      <text:p text:style-name="P144">Supported Request Formats</text:p>
      <text:p text:style-name="P144"/>
      <text:p text:style-name="P223">json</text:p>
      <text:p text:style-name="P223"/>
      <text:p text:style-name="P144">Authentication</text:p>
      <text:p text:style-name="P144"/>
      <text:p text:style-name="P232">Basic</text:p>
      <text:p text:style-name="P187"/>
      <text:p text:style-name="P187">Query Parameters (GET)</text:p>
      <text:p text:style-name="P187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388">Name</text:p>
          </table:table-cell>
          <table:table-cell table:style-name="Table57.A1" office:value-type="string">
            <text:p text:style-name="P379">Inclusion</text:p>
          </table:table-cell>
          <table:table-cell table:style-name="Table57.C1" office:value-type="string">
            <text:p text:style-name="P388">Description</text:p>
          </table:table-cell>
        </table:table-row>
        <table:table-row>
          <table:table-cell table:style-name="Table57.A2" office:value-type="string">
            <text:p text:style-name="P553">sort</text:p>
          </table:table-cell>
          <table:table-cell table:style-name="Table57.A2" office:value-type="string">
            <text:p text:style-name="P546">optional</text:p>
          </table:table-cell>
          <table:table-cell table:style-name="Table57.C2" office:value-type="string">
            <text:p text:style-name="P553">The order in which to present returned records. Valid options <text:span text:style-name="T106">are:</text:span> ‘<text:span text:style-name="T138">uri’, </text:span>‘<text:span text:style-name="T108">requests’ and ‘runtime’</text:span>. Default value is ‘<text:span text:style-name="T108">requests’</text:span>.</text:p>
          </table:table-cell>
        </table:table-row>
        <table:table-row>
          <table:table-cell table:style-name="Table57.A2" office:value-type="string">
            <text:p text:style-name="P566">order</text:p>
          </table:table-cell>
          <table:table-cell table:style-name="Table57.A2" office:value-type="string">
            <text:p text:style-name="P559">optional</text:p>
          </table:table-cell>
          <table:table-cell table:style-name="Table57.C2" office:value-type="string">
            <text:p text:style-name="P566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232"/>
      <text:p text:style-name="P267">Permissions</text:p>
      <text:p text:style-name="P2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6">Role</text:p>
          </table:table-cell>
          <table:table-cell table:style-name="Table1.A1" office:value-type="string">
            <text:p text:style-name="P397">Allowed Methods</text:p>
          </table:table-cell>
          <table:table-cell table:style-name="Table1.C1" office:value-type="string">
            <text:p text:style-name="P397">Restrictions</text:p>
          </table:table-cell>
        </table:table-row>
        <table:table-row>
          <table:table-cell table:style-name="Table1.A2" office:value-type="string">
            <text:p text:style-name="P424">root</text:p>
          </table:table-cell>
          <table:table-cell table:style-name="Table1.A2" table:number-rows-spanned="2" office:value-type="string">
            <text:p text:style-name="P433">GET</text:p>
          </table:table-cell>
          <table:table-cell table:style-name="Table1.C2" table:number-rows-spanned="2" office:value-type="string">
            <text:p text:style-name="P441">Can retrieve a <text:span text:style-name="T94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449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58">consumer</text:p>
          </table:table-cell>
          <table:table-cell table:style-name="Table1.A2" office:value-type="string">
            <text:p text:style-name="P344">GET</text:p>
          </table:table-cell>
          <table:table-cell table:style-name="Table1.C2" office:value-type="string">
            <text:p text:style-name="P344">Can retrieve a list of <text:span text:style-name="T110">all endpoints exposed by</text:span> APIs of which the requesting user is an administrator.</text:p>
          </table:table-cell>
        </table:table-row>
      </table:table>
      <text:p text:style-name="P241"/>
      <text:p text:style-name="P153">Response Errors</text:p>
      <text:p text:style-name="P15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5">Error</text:p>
          </table:table-cell>
          <table:table-cell table:style-name="Table3.A1" office:value-type="string">
            <text:p text:style-name="P415">Reason</text:p>
          </table:table-cell>
          <table:table-cell table:style-name="Table3.C1" office:value-type="string">
            <text:p text:style-name="P387">Description</text:p>
          </table:table-cell>
        </table:table-row>
        <table:table-row>
          <table:table-cell table:style-name="Table3.A2" office:value-type="string">
            <text:p text:style-name="P467">400</text:p>
          </table:table-cell>
          <table:table-cell table:style-name="Table3.A2" office:value-type="string">
            <text:p text:style-name="P467">Bad Request</text:p>
          </table:table-cell>
          <table:table-cell table:style-name="Table3.C2" office:value-type="string">
            <text:p text:style-name="P477"><text:span text:style-name="T111">One or more query parameters are invalid</text:span>.</text:p>
          </table:table-cell>
        </table:table-row>
        <table:table-row>
          <table:table-cell table:style-name="Table3.A2" office:value-type="string">
            <text:p text:style-name="P466">401</text:p>
          </table:table-cell>
          <table:table-cell table:style-name="Table3.A2" office:value-type="string">
            <text:p text:style-name="P466">Unauthorized</text:p>
          </table:table-cell>
          <table:table-cell table:style-name="Table3.C2" office:value-type="string">
            <text:p text:style-name="P476">The 'Authori<text:span text:style-name="T64">z</text:span>ation' header is missing and must be supplied.</text:p>
          </table:table-cell>
        </table:table-row>
        <table:table-row>
          <table:table-cell table:style-name="Table3.A2" office:value-type="string">
            <text:p text:style-name="P466">403</text:p>
          </table:table-cell>
          <table:table-cell table:style-name="Table3.A2" office:value-type="string">
            <text:p text:style-name="P466">Forbidden</text:p>
          </table:table-cell>
          <table:table-cell table:style-name="Table3.C2" office:value-type="string">
            <text:p text:style-name="P487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496">405</text:p>
          </table:table-cell>
          <table:table-cell table:style-name="Table3.A2" office:value-type="string">
            <text:p text:style-name="P496">Method Not Allowed</text:p>
          </table:table-cell>
          <table:table-cell table:style-name="Table3.C2" office:value-type="string">
            <text:p text:style-name="P506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3.A2" office:value-type="string">
            <text:p text:style-name="P515">406</text:p>
          </table:table-cell>
          <table:table-cell table:style-name="Table3.A2" office:value-type="string">
            <text:p text:style-name="P515">Not Acceptable</text:p>
          </table:table-cell>
          <table:table-cell table:style-name="Table3.C2" office:value-type="string">
            <text:p text:style-name="P524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62"/>
      <text:p text:style-name="P162"><text:soft-page-break/></text:p>
      <text:p text:style-name="P309"><text:span text:style-name="T10">Example</text:span><text:span text:style-name="T11">s</text:span></text:p>
      <text:p text:style-name="P162"/>
      <text:p text:style-name="P276">GET /<text:span text:style-name="T95">apis/58493045684/endpoints</text:span></text:p>
      <text:p text:style-name="P31"/>
      <text:p text:style-name="P289">Response Body:</text:p>
      <text:p text:style-name="P289"/>
      <text:p text:style-name="P12">{</text:p>
      <text:p text:style-name="P2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endpoint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2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117"><text:span text:style-name="T66"><text:tab/>“</text:span><text:span text:style-name="T70">endpoints</text:span><text:span text:style-name="T68">”:</text:span><text:span text:style-name="T67">[</text:span></text:p>
      <text:p text:style-name="P12"><text:tab/><text:tab/>{</text:p>
      <text:p text:style-name="P324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45"><text:tab/><text:tab/><text:tab/>“<text:span text:style-name="T113">uri”:”</text:span><text:a xlink:type="simple" xlink:href="https://ticketing.mywadapi.com/" text:style-name="Internet_20_link" text:visited-style-name="Visited_20_Internet_20_Link"><text:span text:style-name="T113">/settings/fees</text:span></text:a><text:span text:style-name="T113">”,</text:span></text:p>
      <text:p text:style-name="P67"><text:tab/><text:tab/><text:tab/>“<text:span text:style-name="T113">average-runtime</text:span>”:”<text:span text:style-name="T113">0.4</text:span>”,</text:p>
      <text:p text:style-name="P65"><text:tab/><text:tab/><text:tab/>“<text:span text:style-name="T96">daily-requests</text:span>”:”<text:span text:style-name="T113">0.2</text:span>”,</text:p>
      <text:p text:style-name="P45"><text:tab/><text:tab/><text:tab/>“<text:span text:style-name="T100">runtim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runtimes</text:span></text:a><text:span text:style-name="T99">”</text:span>,</text:p>
      <text:p text:style-name="P45"><text:tab/><text:tab/><text:tab/>“<text:span text:style-name="T100">reques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requests</text:span></text:a><text:span text:style-name="T99">”</text:span>,</text:p>
      <text:p text:style-name="P45"><text:tab/><text:tab/><text:tab/>“<text:span text:style-name="T100">objec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objects</text:span></text:a><text:span text:style-name="T99">”</text:span>,</text:p>
      <text:p text:style-name="P45"><text:tab/><text:tab/><text:tab/>“<text:span text:style-name="T100">queri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1..2/queries</text:span></text:a><text:span text:style-name="T99">”</text:span></text:p>
      <text:p text:style-name="P91"><text:tab/><text:tab/>},</text:p>
      <text:p text:style-name="P13"><text:tab/><text:tab/>{</text:p>
      <text:p text:style-name="P32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</text:span></text:a><text:a xlink:type="simple" xlink:href="http://api.myticketting.com/1.0/settings" text:style-name="Internet_20_link" text:visited-style-name="Visited_20_Internet_20_Link"><text:span text:style-name="T25">25948453987</text:span></text:a><text:span text:style-name="T15">”</text:span><text:span text:style-name="T12">,</text:span></text:p>
      <text:p text:style-name="P46"><text:tab/><text:tab/><text:tab/>“<text:span text:style-name="T113">uri”:”</text:span><text:a xlink:type="simple" xlink:href="https://ticketing.mywadapi.com/" text:style-name="Internet_20_link" text:visited-style-name="Visited_20_Internet_20_Link"><text:span text:style-name="T113">/orders</text:span></text:a><text:span text:style-name="T113">”,</text:span></text:p>
      <text:p text:style-name="P68"><text:tab/><text:tab/><text:tab/>“<text:span text:style-name="T113">average-runtime</text:span>”:”<text:span text:style-name="T114">1.73</text:span>”,</text:p>
      <text:p text:style-name="P68"><text:tab/><text:tab/><text:tab/>“<text:span text:style-name="T96">daily-requests</text:span>”:”<text:span text:style-name="T113">731</text:span>”,</text:p>
      <text:p text:style-name="P46"><text:tab/><text:tab/><text:tab/>“<text:span text:style-name="T100">runtim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runtimes</text:span></text:a><text:span text:style-name="T99">”</text:span>,</text:p>
      <text:p text:style-name="P46"><text:tab/><text:tab/><text:tab/>“<text:span text:style-name="T100">reques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requests</text:span></text:a><text:span text:style-name="T99">”</text:span>,</text:p>
      <text:p text:style-name="P46"><text:tab/><text:tab/><text:tab/>“<text:span text:style-name="T100">objec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objects</text:span></text:a><text:span text:style-name="T99">”</text:span>,</text:p>
      <text:p text:style-name="P46"><text:tab/><text:tab/><text:tab/>“<text:span text:style-name="T100">queri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..ts/2..7/queries</text:span></text:a><text:span text:style-name="T99">”</text:span></text:p>
      <text:p text:style-name="P92"><text:tab/><text:tab/>},</text:p>
      <text:p text:style-name="P91"><text:tab/><text:tab/>.</text:p>
      <text:p text:style-name="P91"><text:tab/><text:tab/>.</text:p>
      <text:p text:style-name="P91"><text:tab/><text:tab/>.</text:p>
      <text:p text:style-name="P91"><text:tab/><text:span text:style-name="T103">]</text:span></text:p>
      <text:p text:style-name="P104">}</text:p>
      <text:p text:style-name="P360">/<text:span text:style-name="T97">apis/{api_id}/endpoints/{endpoint_id}</text:span></text:p>
      <text:p text:style-name="P182"/>
      <text:p text:style-name="P258"><text:span text:style-name="T115">A resource containing the profiling information</text:span> of <text:span text:style-name="T115">the specified endpoint.</text:span></text:p>
      <text:p text:style-name="P206"/>
      <text:p text:style-name="P136">URL</text:p>
      <text:p text:style-name="P136"/>
      <text:p text:style-name="P316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/text:p>
      <text:p text:style-name="P206"/>
      <text:p text:style-name="P136">Supported Request <text:span text:style-name="T88">M</text:span>ethods</text:p>
      <text:p text:style-name="P215"/>
      <text:p text:style-name="P206">GET – <text:span text:style-name="T89">Returns the profile information for the specified endpoint.</text:span></text:p>
      <text:p text:style-name="P206"/>
      <text:p text:style-name="P145">Supported Request Formats</text:p>
      <text:p text:style-name="P145"/>
      <text:p text:style-name="P224">json</text:p>
      <text:p text:style-name="P224"/>
      <text:p text:style-name="P145">Authentication</text:p>
      <text:p text:style-name="P145"/>
      <text:p text:style-name="P233">Basic</text:p>
      <text:p text:style-name="P233"/>
      <text:p text:style-name="P268">Permissions</text:p>
      <text:p text:style-name="P21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07">Role</text:p>
          </table:table-cell>
          <table:table-cell table:style-name="Table4.A1" office:value-type="string">
            <text:p text:style-name="P398">Allowed Methods</text:p>
          </table:table-cell>
          <table:table-cell table:style-name="Table4.C1" office:value-type="string">
            <text:p text:style-name="P398">Restrictions</text:p>
          </table:table-cell>
        </table:table-row>
        <table:table-row>
          <table:table-cell table:style-name="Table4.A2" office:value-type="string">
            <text:p text:style-name="P425">root</text:p>
          </table:table-cell>
          <table:table-cell table:style-name="Table4.A2" table:number-rows-spanned="2" office:value-type="string">
            <text:p text:style-name="P535">GET</text:p>
          </table:table-cell>
          <table:table-cell table:style-name="Table4.C2" table:number-rows-spanned="2" office:value-type="string">
            <text:p text:style-name="P441">Can retrieve <text:span text:style-name="T116">the profiling data of all profiled endpoints. </text:span></text:p>
          </table:table-cell>
        </table:table-row>
        <table:table-row>
          <table:table-cell table:style-name="Table4.A2" office:value-type="string">
            <text:p text:style-name="P450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41">c<text:span text:style-name="T92">onsumer</text:span></text:p>
          </table:table-cell>
          <table:table-cell table:style-name="Table4.A2" office:value-type="string">
            <text:p text:style-name="P353">GET</text:p>
          </table:table-cell>
          <table:table-cell table:style-name="Table4.C2" office:value-type="string">
            <text:p text:style-name="P344">Can retrieve <text:span text:style-name="T116">the pro</text:span>li<text:span text:style-name="T116">ling data for endpoints exposed by</text:span> APIs of which the requesting user is an administrator.</text:p>
          </table:table-cell>
        </table:table-row>
      </table:table>
      <text:p text:style-name="P242"/>
      <text:p text:style-name="P154">Response Errors</text:p>
      <text:p text:style-name="P15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16">Error</text:p>
          </table:table-cell>
          <table:table-cell table:style-name="Table5.A1" office:value-type="string">
            <text:p text:style-name="P416">Reason</text:p>
          </table:table-cell>
          <table:table-cell table:style-name="Table5.C1" office:value-type="string">
            <text:p text:style-name="P389">Description</text:p>
          </table:table-cell>
        </table:table-row>
        <table:table-row>
          <table:table-cell table:style-name="Table5.A2" office:value-type="string">
            <text:p text:style-name="P468">401</text:p>
          </table:table-cell>
          <table:table-cell table:style-name="Table5.A2" office:value-type="string">
            <text:p text:style-name="P468">Unauthorized</text:p>
          </table:table-cell>
          <table:table-cell table:style-name="Table5.C2" office:value-type="string">
            <text:p text:style-name="P478">The 'Authori<text:span text:style-name="T64">z</text:span>ation' header is missing and must be supplied.</text:p>
          </table:table-cell>
        </table:table-row>
        <table:table-row>
          <table:table-cell table:style-name="Table5.A2" office:value-type="string">
            <text:p text:style-name="P468">403</text:p>
          </table:table-cell>
          <table:table-cell table:style-name="Table5.A2" office:value-type="string">
            <text:p text:style-name="P468">Forbidden</text:p>
          </table:table-cell>
          <table:table-cell table:style-name="Table5.C2" office:value-type="string">
            <text:p text:style-name="P488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497">405</text:p>
          </table:table-cell>
          <table:table-cell table:style-name="Table5.A2" office:value-type="string">
            <text:p text:style-name="P497">Method Not Allowed</text:p>
          </table:table-cell>
          <table:table-cell table:style-name="Table5.C2" office:value-type="string">
            <text:p text:style-name="P507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5.A2" office:value-type="string">
            <text:p text:style-name="P516">406</text:p>
          </table:table-cell>
          <table:table-cell table:style-name="Table5.A2" office:value-type="string">
            <text:p text:style-name="P516">Not Acceptable</text:p>
          </table:table-cell>
          <table:table-cell table:style-name="Table5.C2" office:value-type="string">
            <text:p text:style-name="P525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51"/>
      <text:p text:style-name="P163"/>
      <text:p text:style-name="P374"><text:span text:style-name="T10">Example</text:span><text:span text:style-name="T11">s</text:span></text:p>
      <text:p text:style-name="P163"/>
      <text:p text:style-name="P175"><text:span text:style-name="T80">GET /</text:span><text:span text:style-name="T81">apis/58493045684/</text:span><text:span text:style-name="T82">endpoints/1345363632</text:span></text:p>
      <text:p text:style-name="P32"/>
      <text:p text:style-name="P290">Response Body:</text:p>
      <text:p text:style-name="P14"><text:tab/><text:tab/></text:p>
      <text:p text:style-name="P14">{</text:p>
      <text:p text:style-name="P326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47"><text:tab/>“<text:span text:style-name="T113">uri”:”</text:span><text:a xlink:type="simple" xlink:href="https://ticketing.mywadapi.com/" text:style-name="Internet_20_link" text:visited-style-name="Visited_20_Internet_20_Link"><text:span text:style-name="T113">/settings/fees</text:span></text:a><text:span text:style-name="T113">”,</text:span></text:p>
      <text:p text:style-name="P69"><text:tab/>“<text:span text:style-name="T113">average-runtime</text:span>”:”<text:span text:style-name="T113">0.4</text:span>”,</text:p>
      <text:p text:style-name="P69"><text:tab/>“<text:span text:style-name="T96">daily-requests</text:span>”:”<text:span text:style-name="T113">0.2</text:span>”,</text:p>
      <text:p text:style-name="P47"><text:tab/>“<text:span text:style-name="T100">runtim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runtimes</text:span></text:a><text:span text:style-name="T99">”</text:span>,</text:p>
      <text:p text:style-name="P47"><text:tab/>“<text:span text:style-name="T100">reques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requests</text:span></text:a><text:span text:style-name="T99">”</text:span>,</text:p>
      <text:p text:style-name="P47"><text:tab/>“<text:span text:style-name="T100">object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objects</text:span></text:a><text:span text:style-name="T99">”</text:span>,</text:p>
      <text:p text:style-name="P47"><text:tab/>“<text:span text:style-name="T100">queries</text:span>”:<text:span text:style-name="T99">”</text:span><text:a xlink:type="simple" xlink:href="http://api.myticketting.com/1.0/settings" text:style-name="Internet_20_link" text:visited-style-name="Visited_20_Internet_20_Link"><text:span text:style-name="T99">https://analytics.mywadapi.com/apis/5..4/endpoints/1..2/queries</text:span></text:a><text:span text:style-name="T99">”</text:span></text:p>
      <text:p text:style-name="P93">}</text:p>
      <text:p text:style-name="P361">/<text:span text:style-name="T93">apis/{api_id}/endpoints/{endpoint_id}/runtimes</text:span></text:p>
      <text:p text:style-name="P183"/>
      <text:p text:style-name="P259">A <text:span text:style-name="T117">resource representing an endpoint’s daily average run times.</text:span></text:p>
      <text:p text:style-name="P198"/>
      <text:p text:style-name="P137">URL</text:p>
      <text:p text:style-name="P137"/>
      <text:p text:style-name="P317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untime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07"/>
      <text:p text:style-name="P137">Supported Request <text:span text:style-name="T88">M</text:span>ethods</text:p>
      <text:p text:style-name="P216"/>
      <text:p text:style-name="P207">GET – <text:span text:style-name="T94">Return an object where keys represent the calendar date, and values the average runtime.</text:span></text:p>
      <text:p text:style-name="P207"/>
      <text:p text:style-name="P146">Supported Request Formats</text:p>
      <text:p text:style-name="P146"/>
      <text:p text:style-name="P225">json</text:p>
      <text:p text:style-name="P225"/>
      <text:p text:style-name="P146">Authentication</text:p>
      <text:p text:style-name="P146"/>
      <text:p text:style-name="P234">Basic</text:p>
      <text:p text:style-name="P188"/>
      <text:p text:style-name="P188">Query Parameters (GET)</text:p>
      <text:p text:style-name="P18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90">Name</text:p>
          </table:table-cell>
          <table:table-cell table:style-name="Table6.A1" office:value-type="string">
            <text:p text:style-name="P380">Inclusion</text:p>
          </table:table-cell>
          <table:table-cell table:style-name="Table6.C1" office:value-type="string">
            <text:p text:style-name="P390">Description</text:p>
          </table:table-cell>
        </table:table-row>
        <table:table-row>
          <table:table-cell table:style-name="Table6.A2" office:value-type="string">
            <text:p text:style-name="P571">from</text:p>
          </table:table-cell>
          <table:table-cell table:style-name="Table6.A2" office:value-type="string">
            <text:p text:style-name="P547">optional</text:p>
          </table:table-cell>
          <table:table-cell table:style-name="Table6.C2" office:value-type="string">
            <text:p text:style-name="P573">A date on or after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571">to</text:p>
          </table:table-cell>
          <table:table-cell table:style-name="Table6.A2" office:value-type="string">
            <text:p text:style-name="P560">optional</text:p>
          </table:table-cell>
          <table:table-cell table:style-name="Table6.C2" office:value-type="string">
            <text:p text:style-name="P571">A date on or before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574">order</text:p>
          </table:table-cell>
          <table:table-cell table:style-name="Table6.A2" office:value-type="string">
            <text:p text:style-name="P546">optional</text:p>
          </table:table-cell>
          <table:table-cell table:style-name="Table6.C2" office:value-type="string">
            <text:p text:style-name="P553">The order in which to present <text:span text:style-name="T119">average run times</text:span>. Valid options <text:span text:style-name="T106">are:</text:span> ‘<text:span text:style-name="T119">asc’ and ‘desc’</text:span>. Default value is ‘<text:span text:style-name="T120">asc’</text:span>.</text:p>
          </table:table-cell>
        </table:table-row>
      </table:table>
      <text:p text:style-name="P234"/>
      <text:p text:style-name="P271">Permiss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08">Role</text:p>
          </table:table-cell>
          <table:table-cell table:style-name="Table7.A1" office:value-type="string">
            <text:p text:style-name="P399">Allowed Methods</text:p>
          </table:table-cell>
          <table:table-cell table:style-name="Table7.C1" office:value-type="string">
            <text:p text:style-name="P399">Restrictions</text:p>
          </table:table-cell>
        </table:table-row>
        <table:table-row>
          <table:table-cell table:style-name="Table7.A2" office:value-type="string">
            <text:p text:style-name="P426">root</text:p>
          </table:table-cell>
          <table:table-cell table:style-name="Table7.A2" table:number-rows-spanned="2" office:value-type="string">
            <text:p text:style-name="P434">GET</text:p>
          </table:table-cell>
          <table:table-cell table:style-name="Table7.C2" table:number-rows-spanned="2" office:value-type="string">
            <text:p text:style-name="P442">Can retrieve <text:span text:style-name="T118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451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59">consumer</text:p>
          </table:table-cell>
          <table:table-cell table:style-name="Table7.A2" office:value-type="string">
            <text:p text:style-name="P345">GET</text:p>
          </table:table-cell>
          <table:table-cell table:style-name="Table7.C2" office:value-type="string">
            <text:p text:style-name="P346">Can retrieve <text:span text:style-name="T118">average run times only for endpoints exposed by </text:span>APIs of which the requesting user is an administrator.</text:p>
          </table:table-cell>
        </table:table-row>
      </table:table>
      <text:p text:style-name="P243"/>
      <text:p text:style-name="P155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17">Error</text:p>
          </table:table-cell>
          <table:table-cell table:style-name="Table8.A1" office:value-type="string">
            <text:p text:style-name="P417">Reason</text:p>
          </table:table-cell>
          <table:table-cell table:style-name="Table8.C1" office:value-type="string">
            <text:p text:style-name="P390">Description</text:p>
          </table:table-cell>
        </table:table-row>
        <table:table-row>
          <table:table-cell table:style-name="Table8.A2" office:value-type="string">
            <text:p text:style-name="P469">400</text:p>
          </table:table-cell>
          <table:table-cell table:style-name="Table8.A2" office:value-type="string">
            <text:p text:style-name="P469">Bad Request</text:p>
          </table:table-cell>
          <table:table-cell table:style-name="Table8.C2" office:value-type="string">
            <text:p text:style-name="P479"><text:span text:style-name="T111">One or more query parameters are invalid</text:span>.</text:p>
          </table:table-cell>
        </table:table-row>
        <table:table-row>
          <table:table-cell table:style-name="Table8.A2" office:value-type="string">
            <text:p text:style-name="P469">401</text:p>
          </table:table-cell>
          <table:table-cell table:style-name="Table8.A2" office:value-type="string">
            <text:p text:style-name="P469">Unauthorized</text:p>
          </table:table-cell>
          <table:table-cell table:style-name="Table8.C2" office:value-type="string">
            <text:p text:style-name="P479">The 'Authori<text:span text:style-name="T64">z</text:span>ation' header is missing and must be supplied.</text:p>
          </table:table-cell>
        </table:table-row>
        <table:table-row>
          <table:table-cell table:style-name="Table8.A2" office:value-type="string">
            <text:p text:style-name="P469">403</text:p>
          </table:table-cell>
          <table:table-cell table:style-name="Table8.A2" office:value-type="string">
            <text:p text:style-name="P469">Forbidden</text:p>
          </table:table-cell>
          <table:table-cell table:style-name="Table8.C2" office:value-type="string">
            <text:p text:style-name="P489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498">405</text:p>
          </table:table-cell>
          <table:table-cell table:style-name="Table8.A2" office:value-type="string">
            <text:p text:style-name="P498">Method Not Allowed</text:p>
          </table:table-cell>
          <table:table-cell table:style-name="Table8.C2" office:value-type="string">
            <text:p text:style-name="P508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8.A2" office:value-type="string">
            <text:p text:style-name="P517">406</text:p>
          </table:table-cell>
          <table:table-cell table:style-name="Table8.A2" office:value-type="string">
            <text:p text:style-name="P517">Not Acceptable</text:p>
          </table:table-cell>
          <table:table-cell table:style-name="Table8.C2" office:value-type="string">
            <text:p text:style-name="P526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310"><text:soft-page-break/><text:span text:style-name="T10">Example</text:span><text:span text:style-name="T11">s</text:span></text:p>
      <text:p text:style-name="P164"/>
      <text:p text:style-name="P277">GET /<text:span text:style-name="T95">apis/58493045684/endpoints/1345363632/runtimes</text:span></text:p>
      <text:p text:style-name="P33"/>
      <text:p text:style-name="P291">Response Body:</text:p>
      <text:p text:style-name="P291"/>
      <text:p text:style-name="P21">{</text:p>
      <text:p text:style-name="P32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18"><text:span text:style-name="T66"><text:tab/>“</text:span><text:span text:style-name="T71">runtimes</text:span><text:span text:style-name="T68">”:</text:span><text:span text:style-name="T71">{</text:span></text:p>
      <text:p text:style-name="P119"><text:span text:style-name="T71"><text:tab/><text:tab/>“2017-01-06”:”0.</text:span><text:span text:style-name="T72">299</text:span><text:span text:style-name="T71">”,</text:span></text:p>
      <text:p text:style-name="P119"><text:span text:style-name="T71"><text:tab/><text:tab/>“2017-01-0</text:span><text:span text:style-name="T72">7</text:span><text:span text:style-name="T71">”:”0.28</text:span><text:span text:style-name="T72">4</text:span><text:span text:style-name="T71">”,</text:span></text:p>
      <text:p text:style-name="P120"><text:span text:style-name="T71"><text:tab/><text:tab/>“2017-01-0</text:span><text:span text:style-name="T72">8</text:span><text:span text:style-name="T71">”:”0.2</text:span><text:span text:style-name="T72">94</text:span><text:span text:style-name="T71">”,</text:span></text:p>
      <text:p text:style-name="P120"><text:span text:style-name="T71"><text:tab/><text:tab/>“2017-01-0</text:span><text:span text:style-name="T73">9</text:span><text:span text:style-name="T71">”:”0.</text:span><text:span text:style-name="T72">315</text:span><text:span text:style-name="T71">”,</text:span></text:p>
      <text:p text:style-name="P120"><text:span text:style-name="T71"><text:tab/><text:tab/>“2017-01-</text:span><text:span text:style-name="T73">10</text:span><text:span text:style-name="T71">”:”0.</text:span><text:span text:style-name="T72">303</text:span><text:span text:style-name="T71">”</text:span></text:p>
      <text:p text:style-name="P112"><text:tab/>}</text:p>
      <text:p text:style-name="P105">}</text:p>
      <text:p text:style-name="P165"/>
      <text:p text:style-name="P278">GET /<text:span text:style-name="T95">apis/58493045684/endpoints/1345363632/runtimes?from=2017-01-08</text:span></text:p>
      <text:p text:style-name="P34"/>
      <text:p text:style-name="P292">Response Body:</text:p>
      <text:p text:style-name="P292"/>
      <text:p text:style-name="P22">{</text:p>
      <text:p text:style-name="P32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21"><text:span text:style-name="T66"><text:tab/>“</text:span><text:span text:style-name="T71">runtimes</text:span><text:span text:style-name="T68">”:</text:span><text:span text:style-name="T71">{</text:span></text:p>
      <text:p text:style-name="P121"><text:span text:style-name="T71"><text:tab/><text:tab/>“2017-01-0</text:span><text:span text:style-name="T72">8</text:span><text:span text:style-name="T71">”:”0.2</text:span><text:span text:style-name="T72">94</text:span><text:span text:style-name="T71">”,</text:span></text:p>
      <text:p text:style-name="P121"><text:span text:style-name="T71"><text:tab/><text:tab/>“2017-01-0</text:span><text:span text:style-name="T73">9</text:span><text:span text:style-name="T71">”:”0.</text:span><text:span text:style-name="T72">315</text:span><text:span text:style-name="T71">”,</text:span></text:p>
      <text:p text:style-name="P121"><text:span text:style-name="T71"><text:tab/><text:tab/>“2017-01-</text:span><text:span text:style-name="T73">10</text:span><text:span text:style-name="T71">”:”0.</text:span><text:span text:style-name="T72">303</text:span><text:span text:style-name="T71">”</text:span></text:p>
      <text:p text:style-name="P113"><text:tab/>}</text:p>
      <text:p text:style-name="P106">}</text:p>
      <text:p text:style-name="P166"/>
      <text:p text:style-name="P279">GET /<text:span text:style-name="T95">apis/58493045684/endpoints/1345363632/runtimes?to=2017-01-07&amp;order=desc</text:span></text:p>
      <text:p text:style-name="P35"/>
      <text:p text:style-name="P293">Response Body:</text:p>
      <text:p text:style-name="P293"/>
      <text:p text:style-name="P23">{</text:p>
      <text:p text:style-name="P329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22"><text:span text:style-name="T66"><text:tab/>“</text:span><text:span text:style-name="T71">runtimes</text:span><text:span text:style-name="T68">”:</text:span><text:span text:style-name="T71">{</text:span></text:p>
      <text:p text:style-name="P122"><text:span text:style-name="T71"><text:tab/><text:tab/>“2017-01-0</text:span><text:span text:style-name="T72">7</text:span><text:span text:style-name="T71">”:”0.28</text:span><text:span text:style-name="T72">4</text:span><text:span text:style-name="T71">”,</text:span></text:p>
      <text:p text:style-name="P122"><text:span text:style-name="T71"><text:tab/><text:tab/>“2017-01-06”:”0.</text:span><text:span text:style-name="T72">299</text:span><text:span text:style-name="T71">”</text:span></text:p>
      <text:p text:style-name="P114"><text:tab/>}</text:p>
      <text:p text:style-name="P106">}</text:p>
      <text:p text:style-name="P362">/<text:span text:style-name="T93">apis/{api_id}/endpoints/{endpoint_id}/requests</text:span></text:p>
      <text:p text:style-name="P184"/>
      <text:p text:style-name="P260">A <text:span text:style-name="T117">resource representing an endpoint’s daily average requests.</text:span></text:p>
      <text:p text:style-name="P199"/>
      <text:p text:style-name="P138">URL</text:p>
      <text:p text:style-name="P138"/>
      <text:p text:style-name="P318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</text:span></text:a><text:a xlink:type="simple" xlink:href="https://api.doga.gov/1.0/cases/" text:style-name="Internet_20_link" text:visited-style-name="Visited_20_Internet_20_Link"><text:span text:style-name="T29">equests</text:span></text:a></text:p>
      <text:p text:style-name="P208"/>
      <text:p text:style-name="P138">Supported Request <text:span text:style-name="T88">M</text:span>ethods</text:p>
      <text:p text:style-name="P217"/>
      <text:p text:style-name="P208">GET – <text:span text:style-name="T94">Return an object where keys represent the calendar date, and values the average requests.</text:span></text:p>
      <text:p text:style-name="P208"/>
      <text:p text:style-name="P147">Supported Request Formats</text:p>
      <text:p text:style-name="P147"/>
      <text:p text:style-name="P226">json</text:p>
      <text:p text:style-name="P226"/>
      <text:p text:style-name="P147">Authentication</text:p>
      <text:p text:style-name="P147"/>
      <text:p text:style-name="P235">Basic</text:p>
      <text:p text:style-name="P189"/>
      <text:p text:style-name="P189">Query Parameters (GET)</text:p>
      <text:p text:style-name="P18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91">Name</text:p>
          </table:table-cell>
          <table:table-cell table:style-name="Table9.A1" office:value-type="string">
            <text:p text:style-name="P381">Inclusion</text:p>
          </table:table-cell>
          <table:table-cell table:style-name="Table9.C1" office:value-type="string">
            <text:p text:style-name="P391">Description</text:p>
          </table:table-cell>
        </table:table-row>
        <table:table-row>
          <table:table-cell table:style-name="Table9.A2" office:value-type="string">
            <text:p text:style-name="P572">from</text:p>
          </table:table-cell>
          <table:table-cell table:style-name="Table9.A2" office:value-type="string">
            <text:p text:style-name="P548">optional</text:p>
          </table:table-cell>
          <table:table-cell table:style-name="Table9.C2" office:value-type="string">
            <text:p text:style-name="P572">A date on or after which all returned average requests should have been recorded.</text:p>
          </table:table-cell>
        </table:table-row>
        <table:table-row>
          <table:table-cell table:style-name="Table9.A2" office:value-type="string">
            <text:p text:style-name="P572">to</text:p>
          </table:table-cell>
          <table:table-cell table:style-name="Table9.A2" office:value-type="string">
            <text:p text:style-name="P561">optional</text:p>
          </table:table-cell>
          <table:table-cell table:style-name="Table9.C2" office:value-type="string">
            <text:p text:style-name="P572">A date on or before which all returned average requests should have been recorded.</text:p>
          </table:table-cell>
        </table:table-row>
        <table:table-row>
          <table:table-cell table:style-name="Table9.A2" office:value-type="string">
            <text:p text:style-name="P575">order</text:p>
          </table:table-cell>
          <table:table-cell table:style-name="Table9.A2" office:value-type="string">
            <text:p text:style-name="P548">optional</text:p>
          </table:table-cell>
          <table:table-cell table:style-name="Table9.C2" office:value-type="string">
            <text:p text:style-name="P554">The order in which to present <text:span text:style-name="T119">average requests</text:span>. Valid options <text:span text:style-name="T106">are:</text:span> ‘<text:span text:style-name="T119">asc’ and ‘desc’</text:span>. Default value is ‘<text:span text:style-name="T120">asc’</text:span>.</text:p>
          </table:table-cell>
        </table:table-row>
      </table:table>
      <text:p text:style-name="P235"/>
      <text:p text:style-name="P272">Permission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09">Role</text:p>
          </table:table-cell>
          <table:table-cell table:style-name="Table10.A1" office:value-type="string">
            <text:p text:style-name="P400">Allowed Methods</text:p>
          </table:table-cell>
          <table:table-cell table:style-name="Table10.C1" office:value-type="string">
            <text:p text:style-name="P400">Restrictions</text:p>
          </table:table-cell>
        </table:table-row>
        <table:table-row>
          <table:table-cell table:style-name="Table10.A2" office:value-type="string">
            <text:p text:style-name="P427">root</text:p>
          </table:table-cell>
          <table:table-cell table:style-name="Table10.A2" table:number-rows-spanned="2" office:value-type="string">
            <text:p text:style-name="P435">GET</text:p>
          </table:table-cell>
          <table:table-cell table:style-name="Table10.C2" table:number-rows-spanned="2" office:value-type="string">
            <text:p text:style-name="P443">Can retrieve <text:span text:style-name="T118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452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60">consumer</text:p>
          </table:table-cell>
          <table:table-cell table:style-name="Table10.A2" office:value-type="string">
            <text:p text:style-name="P347">GET</text:p>
          </table:table-cell>
          <table:table-cell table:style-name="Table10.C2" office:value-type="string">
            <text:p text:style-name="P347">Can retrieve <text:span text:style-name="T118">average requests only for endpoints exposed by</text:span> APIs of which the requesting user is an administrator.</text:p>
          </table:table-cell>
        </table:table-row>
      </table:table>
      <text:p text:style-name="P244"/>
      <text:p text:style-name="P156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18">Error</text:p>
          </table:table-cell>
          <table:table-cell table:style-name="Table11.A1" office:value-type="string">
            <text:p text:style-name="P418">Reason</text:p>
          </table:table-cell>
          <table:table-cell table:style-name="Table11.C1" office:value-type="string">
            <text:p text:style-name="P391">Description</text:p>
          </table:table-cell>
        </table:table-row>
        <table:table-row>
          <table:table-cell table:style-name="Table11.A2" office:value-type="string">
            <text:p text:style-name="P470">400</text:p>
          </table:table-cell>
          <table:table-cell table:style-name="Table11.A2" office:value-type="string">
            <text:p text:style-name="P470">Bad Request</text:p>
          </table:table-cell>
          <table:table-cell table:style-name="Table11.C2" office:value-type="string">
            <text:p text:style-name="P480"><text:span text:style-name="T111">One or more query parameters are invalid</text:span>.</text:p>
          </table:table-cell>
        </table:table-row>
        <table:table-row>
          <table:table-cell table:style-name="Table11.A2" office:value-type="string">
            <text:p text:style-name="P470">401</text:p>
          </table:table-cell>
          <table:table-cell table:style-name="Table11.A2" office:value-type="string">
            <text:p text:style-name="P470">Unauthorized</text:p>
          </table:table-cell>
          <table:table-cell table:style-name="Table11.C2" office:value-type="string">
            <text:p text:style-name="P480">The 'Authori<text:span text:style-name="T64">z</text:span>ation' header is missing and must be supplied.</text:p>
          </table:table-cell>
        </table:table-row>
        <table:table-row>
          <table:table-cell table:style-name="Table11.A2" office:value-type="string">
            <text:p text:style-name="P470">403</text:p>
          </table:table-cell>
          <table:table-cell table:style-name="Table11.A2" office:value-type="string">
            <text:p text:style-name="P470">Forbidden</text:p>
          </table:table-cell>
          <table:table-cell table:style-name="Table11.C2" office:value-type="string">
            <text:p text:style-name="P490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499">405</text:p>
          </table:table-cell>
          <table:table-cell table:style-name="Table11.A2" office:value-type="string">
            <text:p text:style-name="P499">Method Not Allowed</text:p>
          </table:table-cell>
          <table:table-cell table:style-name="Table11.C2" office:value-type="string">
            <text:p text:style-name="P509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1.A2" office:value-type="string">
            <text:p text:style-name="P518">406</text:p>
          </table:table-cell>
          <table:table-cell table:style-name="Table11.A2" office:value-type="string">
            <text:p text:style-name="P518">Not Acceptable</text:p>
          </table:table-cell>
          <table:table-cell table:style-name="Table11.C2" office:value-type="string">
            <text:p text:style-name="P527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311"><text:soft-page-break/><text:span text:style-name="T10">Example</text:span><text:span text:style-name="T11">s</text:span></text:p>
      <text:p text:style-name="P167"/>
      <text:p text:style-name="P312"><text:span text:style-name="T10">Example</text:span><text:span text:style-name="T11">s</text:span></text:p>
      <text:p text:style-name="P168"/>
      <text:p text:style-name="P280">GET /<text:span text:style-name="T95">apis/58493045684/endpoints/1345363632/requests</text:span></text:p>
      <text:p text:style-name="P36"/>
      <text:p text:style-name="P294">Response Body:</text:p>
      <text:p text:style-name="P294"/>
      <text:p text:style-name="P24">{</text:p>
      <text:p text:style-name="P330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123"><text:span text:style-name="T66"><text:tab/>“</text:span><text:span text:style-name="T74">requests</text:span><text:span text:style-name="T68">”:</text:span><text:span text:style-name="T71">{</text:span></text:p>
      <text:p text:style-name="P123"><text:span text:style-name="T71"><text:tab/><text:tab/>“2017-01-06”:”</text:span><text:span text:style-name="T74">0</text:span><text:span text:style-name="T71">”,</text:span></text:p>
      <text:p text:style-name="P123"><text:span text:style-name="T71"><text:tab/><text:tab/>“2017-01-0</text:span><text:span text:style-name="T72">7</text:span><text:span text:style-name="T71">”:”</text:span><text:span text:style-name="T74">4</text:span><text:span text:style-name="T71">”,</text:span></text:p>
      <text:p text:style-name="P123"><text:span text:style-name="T71"><text:tab/><text:tab/>“2017-01-0</text:span><text:span text:style-name="T72">8</text:span><text:span text:style-name="T71">”:”0”,</text:span></text:p>
      <text:p text:style-name="P123"><text:span text:style-name="T71"><text:tab/><text:tab/>“2017-01-0</text:span><text:span text:style-name="T73">9</text:span><text:span text:style-name="T71">”:”0”,</text:span></text:p>
      <text:p text:style-name="P123"><text:span text:style-name="T71"><text:tab/><text:tab/>“2017-01-</text:span><text:span text:style-name="T73">10</text:span><text:span text:style-name="T71">”:”</text:span><text:span text:style-name="T74">1</text:span><text:span text:style-name="T71">”</text:span></text:p>
      <text:p text:style-name="P115"><text:tab/>}</text:p>
      <text:p text:style-name="P107">}</text:p>
      <text:p text:style-name="P168"/>
      <text:p text:style-name="P280">GET /<text:span text:style-name="T95">apis/58493045684/endpoints/1345363632/requests?to=2017-01-07</text:span></text:p>
      <text:p text:style-name="P36"/>
      <text:p text:style-name="P294">Response Body:</text:p>
      <text:p text:style-name="P294"/>
      <text:p text:style-name="P24">{</text:p>
      <text:p text:style-name="P330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24"><text:span text:style-name="T66"><text:tab/>“</text:span><text:span text:style-name="T71">r</text:span><text:span text:style-name="T75">equests</text:span><text:span text:style-name="T68">”:</text:span><text:span text:style-name="T71">{</text:span></text:p>
      <text:p text:style-name="P124"><text:span text:style-name="T71"><text:tab/><text:tab/>“2017-01-06”:”</text:span><text:span text:style-name="T74">0</text:span><text:span text:style-name="T71">”,</text:span></text:p>
      <text:p text:style-name="P124"><text:span text:style-name="T71"><text:tab/><text:tab/>“2017-01-0</text:span><text:span text:style-name="T72">7</text:span><text:span text:style-name="T71">”:”</text:span><text:span text:style-name="T74">4</text:span><text:span text:style-name="T71">”</text:span></text:p>
      <text:p text:style-name="P115"><text:tab/>}</text:p>
      <text:p text:style-name="P107">}</text:p>
      <text:p text:style-name="P168"/>
      <text:p text:style-name="P280">GET /<text:span text:style-name="T95">apis/58493045684/endpoints/1345363632/requests?from=2017-01-07&amp;order=desc</text:span></text:p>
      <text:p text:style-name="P36"/>
      <text:p text:style-name="P294">Response Body:</text:p>
      <text:p text:style-name="P294"/>
      <text:p text:style-name="P24">{</text:p>
      <text:p text:style-name="P330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25"><text:span text:style-name="T66"><text:tab/>“</text:span><text:span text:style-name="T75">requests</text:span><text:span text:style-name="T68">”:</text:span><text:span text:style-name="T71">{</text:span></text:p>
      <text:p text:style-name="P125"><text:span text:style-name="T71"><text:tab/><text:tab/>“2017-01-</text:span><text:span text:style-name="T73">10</text:span><text:span text:style-name="T71">”:”</text:span><text:span text:style-name="T74">1</text:span><text:span text:style-name="T71">”,</text:span></text:p>
      <text:p text:style-name="P125"><text:span text:style-name="T71"><text:tab/><text:tab/>“2017-01-0</text:span><text:span text:style-name="T73">9</text:span><text:span text:style-name="T71">”:”0”,</text:span></text:p>
      <text:p text:style-name="P125"><text:span text:style-name="T71"><text:tab/><text:tab/>“2017-01-0</text:span><text:span text:style-name="T72">8</text:span><text:span text:style-name="T71">”:”0”,</text:span></text:p>
      <text:p text:style-name="P125"><text:span text:style-name="T71"><text:tab/><text:tab/>“2017-01-0</text:span><text:span text:style-name="T72">7</text:span><text:span text:style-name="T71">”:”</text:span><text:span text:style-name="T74">4</text:span><text:span text:style-name="T71">”</text:span></text:p>
      <text:p text:style-name="P115"><text:tab/>}</text:p>
      <text:p text:style-name="P107">}</text:p>
      <text:p text:style-name="P363">/<text:span text:style-name="T93">apis/{api_id}/endpoints/{endpoint_id}/objects</text:span></text:p>
      <text:p text:style-name="P185"/>
      <text:p text:style-name="P261">A collection of <text:span text:style-name="T121">the objects loaded each time the specified endpoint is requested.</text:span></text:p>
      <text:p text:style-name="P200"/>
      <text:p text:style-name="P139">URL</text:p>
      <text:p text:style-name="P139"/>
      <text:p text:style-name="P319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objec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09"/>
      <text:p text:style-name="P139">Supported Request <text:span text:style-name="T88">M</text:span>ethods</text:p>
      <text:p text:style-name="P218"/>
      <text:p text:style-name="P209">GET – <text:span text:style-name="T94">Return a list of the objects loaded into memory when the specified endpoint is requested.</text:span></text:p>
      <text:p text:style-name="P209"/>
      <text:p text:style-name="P148">Supported Request Formats</text:p>
      <text:p text:style-name="P148"/>
      <text:p text:style-name="P227">json</text:p>
      <text:p text:style-name="P227"/>
      <text:p text:style-name="P148">Authentication</text:p>
      <text:p text:style-name="P148"/>
      <text:p text:style-name="P236">Basic</text:p>
      <text:p text:style-name="P190"/>
      <text:p text:style-name="P190">Query Parameters (GET)</text:p>
      <text:p text:style-name="P190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92">Name</text:p>
          </table:table-cell>
          <table:table-cell table:style-name="Table12.A1" office:value-type="string">
            <text:p text:style-name="P382">Inclusion</text:p>
          </table:table-cell>
          <table:table-cell table:style-name="Table12.C1" office:value-type="string">
            <text:p text:style-name="P392">Description</text:p>
          </table:table-cell>
        </table:table-row>
        <table:table-row>
          <table:table-cell table:style-name="Table12.A2" office:value-type="string">
            <text:p text:style-name="P555">sort</text:p>
          </table:table-cell>
          <table:table-cell table:style-name="Table12.A2" office:value-type="string">
            <text:p text:style-name="P549">optional</text:p>
          </table:table-cell>
          <table:table-cell table:style-name="Table12.C2" office:value-type="string">
            <text:p text:style-name="P555">The order in which to present returned records. Valid options <text:span text:style-name="T106">are:</text:span> ‘<text:span text:style-name="T121">instances’ and ‘loadtime’</text:span>.</text:p>
          </table:table-cell>
        </table:table-row>
        <table:table-row>
          <table:table-cell table:style-name="Table12.A2" office:value-type="string">
            <text:p text:style-name="P567">order</text:p>
          </table:table-cell>
          <table:table-cell table:style-name="Table12.A2" office:value-type="string">
            <text:p text:style-name="P562">optional</text:p>
          </table:table-cell>
          <table:table-cell table:style-name="Table12.C2" office:value-type="string">
            <text:p text:style-name="P567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236"/>
      <text:p text:style-name="P269">Permissions</text:p>
      <text:p text:style-name="P21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10">Role</text:p>
          </table:table-cell>
          <table:table-cell table:style-name="Table13.A1" office:value-type="string">
            <text:p text:style-name="P401">Allowed Methods</text:p>
          </table:table-cell>
          <table:table-cell table:style-name="Table13.C1" office:value-type="string">
            <text:p text:style-name="P401">Restrictions</text:p>
          </table:table-cell>
        </table:table-row>
        <table:table-row>
          <table:table-cell table:style-name="Table13.A2" office:value-type="string">
            <text:p text:style-name="P428">root</text:p>
          </table:table-cell>
          <table:table-cell table:style-name="Table13.A2" table:number-rows-spanned="2" office:value-type="string">
            <text:p text:style-name="P436">GET</text:p>
          </table:table-cell>
          <table:table-cell table:style-name="Table13.C2" table:number-rows-spanned="2" office:value-type="string">
            <text:p text:style-name="P444">Can retrieve a <text:span text:style-name="T94">list of objects for any profiled endpoint. </text:span></text:p>
          </table:table-cell>
        </table:table-row>
        <table:table-row>
          <table:table-cell table:style-name="Table13.A2" office:value-type="string">
            <text:p text:style-name="P453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461">consumer</text:p>
          </table:table-cell>
          <table:table-cell table:style-name="Table13.A2" office:value-type="string">
            <text:p text:style-name="P348">GET</text:p>
          </table:table-cell>
          <table:table-cell table:style-name="Table13.C2" office:value-type="string">
            <text:p text:style-name="P348">Can retrieve a list of <text:span text:style-name="T122">objects only for endpoints exposed by</text:span> APIs of which the requesting user is an administrator.</text:p>
          </table:table-cell>
        </table:table-row>
      </table:table>
      <text:p text:style-name="P245"/>
      <text:p text:style-name="P157">Response Errors</text:p>
      <text:p text:style-name="P15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19">Error</text:p>
          </table:table-cell>
          <table:table-cell table:style-name="Table14.A1" office:value-type="string">
            <text:p text:style-name="P419">Reason</text:p>
          </table:table-cell>
          <table:table-cell table:style-name="Table14.C1" office:value-type="string">
            <text:p text:style-name="P392">Description</text:p>
          </table:table-cell>
        </table:table-row>
        <table:table-row>
          <table:table-cell table:style-name="Table14.A2" office:value-type="string">
            <text:p text:style-name="P471">400</text:p>
          </table:table-cell>
          <table:table-cell table:style-name="Table14.A2" office:value-type="string">
            <text:p text:style-name="P471">Bad Request</text:p>
          </table:table-cell>
          <table:table-cell table:style-name="Table14.C2" office:value-type="string">
            <text:p text:style-name="P481"><text:span text:style-name="T111">One or more query parameters are invalid</text:span>.</text:p>
          </table:table-cell>
        </table:table-row>
        <table:table-row>
          <table:table-cell table:style-name="Table14.A2" office:value-type="string">
            <text:p text:style-name="P471">401</text:p>
          </table:table-cell>
          <table:table-cell table:style-name="Table14.A2" office:value-type="string">
            <text:p text:style-name="P471">Unauthorized</text:p>
          </table:table-cell>
          <table:table-cell table:style-name="Table14.C2" office:value-type="string">
            <text:p text:style-name="P481">The 'Authori<text:span text:style-name="T64">z</text:span>ation' header is missing and must be supplied.</text:p>
          </table:table-cell>
        </table:table-row>
        <table:table-row>
          <table:table-cell table:style-name="Table14.A2" office:value-type="string">
            <text:p text:style-name="P471">403</text:p>
          </table:table-cell>
          <table:table-cell table:style-name="Table14.A2" office:value-type="string">
            <text:p text:style-name="P471">Forbidden</text:p>
          </table:table-cell>
          <table:table-cell table:style-name="Table14.C2" office:value-type="string">
            <text:p text:style-name="P491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500">405</text:p>
          </table:table-cell>
          <table:table-cell table:style-name="Table14.A2" office:value-type="string">
            <text:p text:style-name="P500">Method Not Allowed</text:p>
          </table:table-cell>
          <table:table-cell table:style-name="Table14.C2" office:value-type="string">
            <text:p text:style-name="P510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4.A2" office:value-type="string">
            <text:p text:style-name="P519">406</text:p>
          </table:table-cell>
          <table:table-cell table:style-name="Table14.A2" office:value-type="string">
            <text:p text:style-name="P519">Not Acceptable</text:p>
          </table:table-cell>
          <table:table-cell table:style-name="Table14.C2" office:value-type="string">
            <text:p text:style-name="P528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69"/>
      <text:p text:style-name="P369"><text:span text:style-name="T10">Example</text:span><text:span text:style-name="T11">s</text:span></text:p>
      <text:p text:style-name="P169"/>
      <text:p text:style-name="P281">GET /<text:span text:style-name="T95">apis/58493045684/endpoints/1345363632/objects</text:span></text:p>
      <text:p text:style-name="P37"/>
      <text:p text:style-name="P295">Response Body:</text:p>
      <text:p text:style-name="P295"/>
      <text:p text:style-name="P15">{</text:p>
      <text:p text:style-name="P3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58">object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3"><text:span text:style-name="T1"><text:tab/>“</text:span><text:span text:style-name="T2">total”: </text:span><text:span text:style-name="T5">4</text:span><text:span text:style-name="T2">,</text:span></text:p>
      <text:p text:style-name="P126"><text:span text:style-name="T66"><text:tab/>“</text:span><text:span text:style-name="T76">objects</text:span><text:span text:style-name="T68">”:</text:span><text:span text:style-name="T67">[</text:span></text:p>
      <text:p text:style-name="P15"><text:tab/><text:tab/>{</text:p>
      <text:p text:style-name="P33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48"><text:tab/><text:tab/><text:tab/>“<text:span text:style-name="T123">class”:”Setting”,</text:span></text:p>
      <text:p text:style-name="P70"><text:tab/><text:tab/><text:tab/>“<text:span text:style-name="T123">request-instances</text:span>”:”<text:span text:style-name="T123">1</text:span>”,</text:p>
      <text:p text:style-name="P78"><text:tab/><text:tab/><text:tab/>“<text:span text:style-name="T129">instance-loadtime</text:span>”:”<text:span text:style-name="T123">0.02</text:span>”</text:p>
      <text:p text:style-name="P95"><text:tab/><text:tab/>},</text:p>
      <text:p text:style-name="P16"><text:tab/><text:tab/>{</text:p>
      <text:p text:style-name="P33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5.7</text:span></text:a><text:span text:style-name="T15">”</text:span><text:span text:style-name="T12">,</text:span></text:p>
      <text:p text:style-name="P49"><text:tab/><text:tab/><text:tab/>“<text:span text:style-name="T123">class”:”APIToken”,</text:span></text:p>
      <text:p text:style-name="P71"><text:tab/><text:tab/><text:tab/>“<text:span text:style-name="T123">request-instances</text:span>”:”<text:span text:style-name="T124">3</text:span>”,</text:p>
      <text:p text:style-name="P79"><text:tab/><text:tab/><text:tab/>“<text:span text:style-name="T129">instance-loadtime</text:span>”:”<text:span text:style-name="T123">0.0015</text:span>”</text:p>
      <text:p text:style-name="P95"><text:tab/><text:tab/>},</text:p>
      <text:p text:style-name="P94"><text:tab/><text:tab/>.</text:p>
      <text:p text:style-name="P94"><text:tab/><text:tab/>.</text:p>
      <text:p text:style-name="P94"><text:tab/><text:span text:style-name="T103">]</text:span></text:p>
      <text:p text:style-name="P108">}</text:p>
      <text:p text:style-name="P170"/>
      <text:p text:style-name="P282">GET /<text:span text:style-name="T95">apis/58493045684/endpoints/1345363632/objects?sort=instances&amp;order=asc</text:span></text:p>
      <text:p text:style-name="P38"/>
      <text:p text:style-name="P296">Response Body:</text:p>
      <text:p text:style-name="P296"/>
      <text:p text:style-name="P17">{</text:p>
      <text:p text:style-name="P4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58">object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4"><text:span text:style-name="T1"><text:tab/>“</text:span><text:span text:style-name="T2">total”: </text:span><text:span text:style-name="T5">4</text:span><text:span text:style-name="T2">,</text:span></text:p>
      <text:p text:style-name="P127"><text:span text:style-name="T66"><text:tab/>“</text:span><text:span text:style-name="T76">objects</text:span><text:span text:style-name="T68">”:</text:span><text:span text:style-name="T67">[</text:span></text:p>
      <text:p text:style-name="P17"><text:tab/><text:tab/>{</text:p>
      <text:p text:style-name="P33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50"><text:tab/><text:tab/><text:tab/>“<text:span text:style-name="T123">class”:”Setting”,</text:span></text:p>
      <text:p text:style-name="P72"><text:tab/><text:tab/><text:tab/>“<text:span text:style-name="T123">request-instances</text:span>”:”<text:span text:style-name="T123">1</text:span>”,</text:p>
      <text:p text:style-name="P80"><text:tab/><text:tab/><text:tab/>“<text:span text:style-name="T129">instance-loadtime</text:span>”:”<text:span text:style-name="T123">0.02</text:span>”</text:p>
      <text:p text:style-name="P96"><text:tab/><text:tab/>},</text:p>
      <text:p text:style-name="P17"><text:tab/><text:tab/>{</text:p>
      <text:p text:style-name="P33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4">1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4">0</text:span></text:a><text:span text:style-name="T15">”</text:span><text:span text:style-name="T12">,</text:span></text:p>
      <text:p text:style-name="P50"><text:tab/><text:tab/><text:tab/>“<text:span text:style-name="T123">class”:”Profile”,</text:span></text:p>
      <text:p text:style-name="P72"><text:tab/><text:tab/><text:tab/>“<text:span text:style-name="T123">request-instances</text:span>”:”<text:span text:style-name="T125">1</text:span>”,</text:p>
      <text:p text:style-name="P80"><text:tab/><text:tab/><text:tab/>“<text:span text:style-name="T129">instance-loadtime</text:span>”:”<text:span text:style-name="T123">0.345</text:span>”</text:p>
      <text:p text:style-name="P96"><text:tab/><text:tab/>},</text:p>
      <text:p text:style-name="P96"><text:tab/><text:tab/>.</text:p>
      <text:p text:style-name="P96"><text:tab/><text:tab/>.</text:p>
      <text:p text:style-name="P96"><text:tab/><text:span text:style-name="T103">]</text:span></text:p>
      <text:p text:style-name="P108">}</text:p>
      <text:p text:style-name="P364">/<text:span text:style-name="T93">apis/{api_id}/endpoints/{endpoint_id}/objects/{object_id}</text:span></text:p>
      <text:p text:style-name="P185"/>
      <text:p text:style-name="P262">A <text:span text:style-name="T126">resource representing an object loaded when the specified endpoint is requested.</text:span></text:p>
      <text:p text:style-name="P209"/>
      <text:p text:style-name="P139">URL</text:p>
      <text:p text:style-name="P139"/>
      <text:p text:style-name="P319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ob</text:span></text:a><text:a xlink:type="simple" xlink:href="https://api.doga.gov/1.0/cases/" text:style-name="Internet_20_link" text:visited-style-name="Visited_20_Internet_20_Link"><text:span text:style-name="T37">j</text:span></text:a><text:a xlink:type="simple" xlink:href="https://api.doga.gov/1.0/cases/" text:style-name="Internet_20_link" text:visited-style-name="Visited_20_Internet_20_Link"><text:span text:style-name="T35">ects/</text:span></text:a><text:a xlink:type="simple" xlink:href="https://api.doga.gov/1.0/cases/" text:style-name="Internet_20_link" text:visited-style-name="Visited_20_Internet_20_Link"><text:span text:style-name="T37">{object_id}</text:span></text:a></text:p>
      <text:p text:style-name="P209"/>
      <text:p text:style-name="P139">Supported Request <text:span text:style-name="T88">M</text:span>ethods</text:p>
      <text:p text:style-name="P218"/>
      <text:p text:style-name="P209">GET – <text:span text:style-name="T89">Returns the profiling data of the specified loaded object.</text:span></text:p>
      <text:p text:style-name="P209"/>
      <text:p text:style-name="P148">Supported Request Formats</text:p>
      <text:p text:style-name="P148"/>
      <text:p text:style-name="P227">json</text:p>
      <text:p text:style-name="P227"/>
      <text:p text:style-name="P148">Authentication</text:p>
      <text:p text:style-name="P148"/>
      <text:p text:style-name="P236">Basic</text:p>
      <text:p text:style-name="P236"/>
      <text:p text:style-name="P269">Permissions</text:p>
      <text:p text:style-name="P21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10">Role</text:p>
          </table:table-cell>
          <table:table-cell table:style-name="Table15.A1" office:value-type="string">
            <text:p text:style-name="P401">Allowed Methods</text:p>
          </table:table-cell>
          <table:table-cell table:style-name="Table15.C1" office:value-type="string">
            <text:p text:style-name="P401">Restrictions</text:p>
          </table:table-cell>
        </table:table-row>
        <table:table-row>
          <table:table-cell table:style-name="Table15.A2" office:value-type="string">
            <text:p text:style-name="P428">root</text:p>
          </table:table-cell>
          <table:table-cell table:style-name="Table15.A2" table:number-rows-spanned="2" office:value-type="string">
            <text:p text:style-name="P536">GET</text:p>
          </table:table-cell>
          <table:table-cell table:style-name="Table15.C2" table:number-rows-spanned="2" office:value-type="string">
            <text:p text:style-name="P444">Can retrieve <text:span text:style-name="T116">the profiling data of objects loaded by any profiled endpoints. </text:span></text:p>
          </table:table-cell>
        </table:table-row>
        <table:table-row>
          <table:table-cell table:style-name="Table15.A2" office:value-type="string">
            <text:p text:style-name="P453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542">c<text:span text:style-name="T92">onsumer</text:span></text:p>
          </table:table-cell>
          <table:table-cell table:style-name="Table15.A2" office:value-type="string">
            <text:p text:style-name="P354">GET</text:p>
          </table:table-cell>
          <table:table-cell table:style-name="Table15.C2" office:value-type="string">
            <text:p text:style-name="P348">Can retrieve <text:span text:style-name="T116">the pro</text:span>li<text:span text:style-name="T116">ling data of objects loaded for endpoints exposed by</text:span> APIs of which the requesting user is an administrator.</text:p>
          </table:table-cell>
        </table:table-row>
      </table:table>
      <text:p text:style-name="P245"/>
      <text:p text:style-name="P157">Response Errors</text:p>
      <text:p text:style-name="P15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19">Error</text:p>
          </table:table-cell>
          <table:table-cell table:style-name="Table16.A1" office:value-type="string">
            <text:p text:style-name="P419">Reason</text:p>
          </table:table-cell>
          <table:table-cell table:style-name="Table16.C1" office:value-type="string">
            <text:p text:style-name="P392">Description</text:p>
          </table:table-cell>
        </table:table-row>
        <table:table-row>
          <table:table-cell table:style-name="Table16.A2" office:value-type="string">
            <text:p text:style-name="P471">401</text:p>
          </table:table-cell>
          <table:table-cell table:style-name="Table16.A2" office:value-type="string">
            <text:p text:style-name="P471">Unauthorized</text:p>
          </table:table-cell>
          <table:table-cell table:style-name="Table16.C2" office:value-type="string">
            <text:p text:style-name="P481">The 'Authori<text:span text:style-name="T64">z</text:span>ation' header is missing and must be supplied.</text:p>
          </table:table-cell>
        </table:table-row>
        <table:table-row>
          <table:table-cell table:style-name="Table16.A2" office:value-type="string">
            <text:p text:style-name="P471">403</text:p>
          </table:table-cell>
          <table:table-cell table:style-name="Table16.A2" office:value-type="string">
            <text:p text:style-name="P471">Forbidden</text:p>
          </table:table-cell>
          <table:table-cell table:style-name="Table16.C2" office:value-type="string">
            <text:p text:style-name="P491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500">405</text:p>
          </table:table-cell>
          <table:table-cell table:style-name="Table16.A2" office:value-type="string">
            <text:p text:style-name="P500">Method Not Allowed</text:p>
          </table:table-cell>
          <table:table-cell table:style-name="Table16.C2" office:value-type="string">
            <text:p text:style-name="P510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6.A2" office:value-type="string">
            <text:p text:style-name="P519">406</text:p>
          </table:table-cell>
          <table:table-cell table:style-name="Table16.A2" office:value-type="string">
            <text:p text:style-name="P519">Not Acceptable</text:p>
          </table:table-cell>
          <table:table-cell table:style-name="Table16.C2" office:value-type="string">
            <text:p text:style-name="P528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52"/>
      <text:p text:style-name="P169"/>
      <text:p text:style-name="P375"><text:span text:style-name="T10">Example</text:span><text:span text:style-name="T11">s</text:span></text:p>
      <text:p text:style-name="P169"/>
      <text:p text:style-name="P176"><text:span text:style-name="T80">GET /</text:span><text:span text:style-name="T81">apis/58493045684/</text:span><text:span text:style-name="T82">endpoints/1345363632/</text:span><text:span text:style-name="T83">objects/</text:span><text:span text:style-name="T84">1948593250</text:span></text:p>
      <text:p text:style-name="P37"/>
      <text:p text:style-name="P297">Response Body:</text:p>
      <text:p text:style-name="P97"/>
      <text:p text:style-name="P18">{</text:p>
      <text:p text:style-name="P334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4">1</text:span></text:a><text:a xlink:type="simple" xlink:href="http://api.myticketting.com/1.0/settings" text:style-name="Internet_20_link" text:visited-style-name="Visited_20_Internet_20_Link"><text:span text:style-name="T36">948593250</text:span></text:a><text:span text:style-name="T15">”</text:span><text:span text:style-name="T12">,</text:span></text:p>
      <text:p text:style-name="P51"><text:tab/>“<text:span text:style-name="T123">class”:”Profile”,</text:span></text:p>
      <text:p text:style-name="P73"><text:tab/>“<text:span text:style-name="T123">request-instances</text:span>”:”<text:span text:style-name="T125">1</text:span>”,</text:p>
      <text:p text:style-name="P80"><text:tab/>“<text:span text:style-name="T129">instance-loadtime</text:span>”:”<text:span text:style-name="T123">0.345</text:span>”</text:p>
      <text:p text:style-name="P97">}</text:p>
      <text:p text:style-name="P365">/<text:span text:style-name="T93">apis/{api_id}/endpoints/{endpoint_id}/queries</text:span></text:p>
      <text:p text:style-name="P186"/>
      <text:p text:style-name="P263">A collection of <text:span text:style-name="T121">the queries executed each time the specified endpoint is requested.</text:span></text:p>
      <text:p text:style-name="P201"/>
      <text:p text:style-name="P140">URL</text:p>
      <text:p text:style-name="P140"/>
      <text:p text:style-name="P320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38">queries</text:span></text:a></text:p>
      <text:p text:style-name="P210"/>
      <text:p text:style-name="P140">Supported Request <text:span text:style-name="T88">M</text:span>ethods</text:p>
      <text:p text:style-name="P219"/>
      <text:p text:style-name="P210">GET – <text:span text:style-name="T94">Return a list of the queries executed when the specified endpoint is requested.</text:span></text:p>
      <text:p text:style-name="P210"/>
      <text:p text:style-name="P149">Supported Request Formats</text:p>
      <text:p text:style-name="P149"/>
      <text:p text:style-name="P228">json</text:p>
      <text:p text:style-name="P228"/>
      <text:p text:style-name="P149">Authentication</text:p>
      <text:p text:style-name="P149"/>
      <text:p text:style-name="P237">Basic</text:p>
      <text:p text:style-name="P191"/>
      <text:p text:style-name="P191">Query Parameters (GET)</text:p>
      <text:p text:style-name="P19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93">Name</text:p>
          </table:table-cell>
          <table:table-cell table:style-name="Table17.A1" office:value-type="string">
            <text:p text:style-name="P383">Inclusion</text:p>
          </table:table-cell>
          <table:table-cell table:style-name="Table17.C1" office:value-type="string">
            <text:p text:style-name="P393">Description</text:p>
          </table:table-cell>
        </table:table-row>
        <table:table-row>
          <table:table-cell table:style-name="Table17.A2" office:value-type="string">
            <text:p text:style-name="P556">sort</text:p>
          </table:table-cell>
          <table:table-cell table:style-name="Table17.A2" office:value-type="string">
            <text:p text:style-name="P550">optional</text:p>
          </table:table-cell>
          <table:table-cell table:style-name="Table17.C2" office:value-type="string">
            <text:p text:style-name="P556">The order in which to present returned records. Valid options <text:span text:style-name="T106">are:</text:span> ‘<text:span text:style-name="T127">executions’ and ‘runtime’</text:span>.</text:p>
          </table:table-cell>
        </table:table-row>
        <table:table-row>
          <table:table-cell table:style-name="Table17.A2" office:value-type="string">
            <text:p text:style-name="P568">order</text:p>
          </table:table-cell>
          <table:table-cell table:style-name="Table17.A2" office:value-type="string">
            <text:p text:style-name="P563">optional</text:p>
          </table:table-cell>
          <table:table-cell table:style-name="Table17.C2" office:value-type="string">
            <text:p text:style-name="P568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237"/>
      <text:p text:style-name="P270">Permissions</text:p>
      <text:p text:style-name="P219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11">Role</text:p>
          </table:table-cell>
          <table:table-cell table:style-name="Table18.A1" office:value-type="string">
            <text:p text:style-name="P402">Allowed Methods</text:p>
          </table:table-cell>
          <table:table-cell table:style-name="Table18.C1" office:value-type="string">
            <text:p text:style-name="P402">Restrictions</text:p>
          </table:table-cell>
        </table:table-row>
        <table:table-row>
          <table:table-cell table:style-name="Table18.A2" office:value-type="string">
            <text:p text:style-name="P429">root</text:p>
          </table:table-cell>
          <table:table-cell table:style-name="Table18.A2" table:number-rows-spanned="2" office:value-type="string">
            <text:p text:style-name="P437">GET</text:p>
          </table:table-cell>
          <table:table-cell table:style-name="Table18.C2" table:number-rows-spanned="2" office:value-type="string">
            <text:p text:style-name="P445">Can retrieve a <text:span text:style-name="T94">list of queries for any profiled endpoint. </text:span></text:p>
          </table:table-cell>
        </table:table-row>
        <table:table-row>
          <table:table-cell table:style-name="Table18.A2" office:value-type="string">
            <text:p text:style-name="P454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462">consumer</text:p>
          </table:table-cell>
          <table:table-cell table:style-name="Table18.A2" office:value-type="string">
            <text:p text:style-name="P349">GET</text:p>
          </table:table-cell>
          <table:table-cell table:style-name="Table18.C2" office:value-type="string">
            <text:p text:style-name="P349">Can retrieve a list of <text:span text:style-name="T127">queries only for endpoints exposed by</text:span> APIs of which the requesting user is an administrator.</text:p>
          </table:table-cell>
        </table:table-row>
      </table:table>
      <text:p text:style-name="P246"/>
      <text:p text:style-name="P158">Response Errors</text:p>
      <text:p text:style-name="P158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20">Error</text:p>
          </table:table-cell>
          <table:table-cell table:style-name="Table19.A1" office:value-type="string">
            <text:p text:style-name="P420">Reason</text:p>
          </table:table-cell>
          <table:table-cell table:style-name="Table19.C1" office:value-type="string">
            <text:p text:style-name="P393">Description</text:p>
          </table:table-cell>
        </table:table-row>
        <table:table-row>
          <table:table-cell table:style-name="Table19.A2" office:value-type="string">
            <text:p text:style-name="P472">400</text:p>
          </table:table-cell>
          <table:table-cell table:style-name="Table19.A2" office:value-type="string">
            <text:p text:style-name="P472">Bad Request</text:p>
          </table:table-cell>
          <table:table-cell table:style-name="Table19.C2" office:value-type="string">
            <text:p text:style-name="P482"><text:span text:style-name="T111">One or more query parameters are invalid</text:span>.</text:p>
          </table:table-cell>
        </table:table-row>
        <table:table-row>
          <table:table-cell table:style-name="Table19.A2" office:value-type="string">
            <text:p text:style-name="P472">401</text:p>
          </table:table-cell>
          <table:table-cell table:style-name="Table19.A2" office:value-type="string">
            <text:p text:style-name="P472">Unauthorized</text:p>
          </table:table-cell>
          <table:table-cell table:style-name="Table19.C2" office:value-type="string">
            <text:p text:style-name="P482">The 'Authori<text:span text:style-name="T64">z</text:span>ation' header is missing and must be supplied.</text:p>
          </table:table-cell>
        </table:table-row>
        <table:table-row>
          <table:table-cell table:style-name="Table19.A2" office:value-type="string">
            <text:p text:style-name="P472">403</text:p>
          </table:table-cell>
          <table:table-cell table:style-name="Table19.A2" office:value-type="string">
            <text:p text:style-name="P472">Forbidden</text:p>
          </table:table-cell>
          <table:table-cell table:style-name="Table19.C2" office:value-type="string">
            <text:p text:style-name="P492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501">405</text:p>
          </table:table-cell>
          <table:table-cell table:style-name="Table19.A2" office:value-type="string">
            <text:p text:style-name="P501">Method Not Allowed</text:p>
          </table:table-cell>
          <table:table-cell table:style-name="Table19.C2" office:value-type="string">
            <text:p text:style-name="P511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19.A2" office:value-type="string">
            <text:p text:style-name="P520">406</text:p>
          </table:table-cell>
          <table:table-cell table:style-name="Table19.A2" office:value-type="string">
            <text:p text:style-name="P520">Not Acceptable</text:p>
          </table:table-cell>
          <table:table-cell table:style-name="Table19.C2" office:value-type="string">
            <text:p text:style-name="P529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71"/>
      <text:p text:style-name="P370"><text:span text:style-name="T10">Example</text:span><text:span text:style-name="T11">s</text:span></text:p>
      <text:p text:style-name="P171"/>
      <text:p text:style-name="P283">GET /<text:span text:style-name="T95">apis/58493045684/endpoints/1345363632/queries</text:span></text:p>
      <text:p text:style-name="P39"/>
      <text:p text:style-name="P298">Response Body:</text:p>
      <text:p text:style-name="P298"/>
      <text:p text:style-name="P19">{</text:p>
      <text:p text:style-name="P5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60">querie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5"><text:span text:style-name="T1"><text:tab/>“</text:span><text:span text:style-name="T2">total”: </text:span><text:span text:style-name="T6">23</text:span><text:span text:style-name="T2">,</text:span></text:p>
      <text:p text:style-name="P128"><text:span text:style-name="T66"><text:tab/>“</text:span><text:span text:style-name="T77">queries</text:span><text:span text:style-name="T68">”:</text:span><text:span text:style-name="T67">[</text:span></text:p>
      <text:p text:style-name="P19"><text:tab/><text:tab/>{</text:p>
      <text:p text:style-name="P33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5</text:span></text:a><text:span text:style-name="T15">”</text:span><text:span text:style-name="T12">,</text:span></text:p>
      <text:p text:style-name="P52"><text:tab/><text:tab/><text:tab/>“<text:span text:style-name="T127">query”:”SELECT * FROM ticketing_Setting WHERE id = 1252536470”,</text:span></text:p>
      <text:p text:style-name="P74"><text:tab/><text:tab/><text:tab/>“<text:span text:style-name="T127">request-executions</text:span>”:”<text:span text:style-name="T127">3</text:span>”,</text:p>
      <text:p text:style-name="P74"><text:tab/><text:tab/><text:tab/>“<text:span text:style-name="T130">query-runtime</text:span>”:”<text:span text:style-name="T123">0.0037</text:span>”</text:p>
      <text:p text:style-name="P98"><text:tab/><text:tab/>},</text:p>
      <text:p text:style-name="P19"><text:tab/><text:tab/>{</text:p>
      <text:p text:style-name="P33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39">1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8</text:span></text:a><text:span text:style-name="T15">”</text:span><text:span text:style-name="T12">,</text:span></text:p>
      <text:p text:style-name="P52"><text:tab/><text:tab/><text:tab/>“<text:span text:style-name="T123">class”:”SHOW TABLES”,</text:span></text:p>
      <text:p text:style-name="P77"><text:tab/><text:tab/><text:tab/>“<text:span text:style-name="T123">request-executions</text:span>”:”<text:span text:style-name="T127">1</text:span>”,</text:p>
      <text:p text:style-name="P81"><text:tab/><text:tab/><text:tab/>“<text:span text:style-name="T130">query-runtime</text:span>”:”<text:span text:style-name="T123">0.00126</text:span>”</text:p>
      <text:p text:style-name="P98"><text:tab/><text:tab/>},</text:p>
      <text:p text:style-name="P98"><text:tab/><text:tab/>.</text:p>
      <text:p text:style-name="P98"><text:tab/><text:tab/>.</text:p>
      <text:p text:style-name="P98"><text:tab/><text:span text:style-name="T103">]</text:span></text:p>
      <text:p text:style-name="P109">}</text:p>
      <text:p text:style-name="P171"/>
      <text:p text:style-name="P284">GET /<text:span text:style-name="T95">apis/58493045684/endpoints/1345363632/queries?sort=runtime&amp;order=desc</text:span></text:p>
      <text:p text:style-name="P39"/>
      <text:p text:style-name="P298">Response Body:</text:p>
      <text:p text:style-name="P298"/>
      <text:p text:style-name="P19">{</text:p>
      <text:p text:style-name="P5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61">querie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5"><text:span text:style-name="T1"><text:tab/>“</text:span><text:span text:style-name="T2">total”: </text:span><text:span text:style-name="T7">23</text:span><text:span text:style-name="T2">,</text:span></text:p>
      <text:p text:style-name="P129"><text:span text:style-name="T66"><text:tab/>“</text:span><text:span text:style-name="T76">objects</text:span><text:span text:style-name="T68">”:</text:span><text:span text:style-name="T67">[</text:span></text:p>
      <text:p text:style-name="P20"><text:tab/><text:tab/>{</text:p>
      <text:p text:style-name="P33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0">7</text:span></text:a><text:a xlink:type="simple" xlink:href="http://api.myticketting.com/1.0/settings" text:style-name="Internet_20_link" text:visited-style-name="Visited_20_Internet_20_Link"><text:span text:style-name="T33">.</text:span></text:a><text:span text:style-name="T40">9</text:span><text:span text:style-name="T15">”</text:span><text:span text:style-name="T12">,</text:span></text:p>
      <text:p text:style-name="P53"><text:tab/><text:tab/><text:tab/>“<text:span text:style-name="T127">query”:”SELECT * FROM ticketing_Address WHERE id IN (?,?,?,?,?,?)”,</text:span></text:p>
      <text:p text:style-name="P75"><text:tab/><text:tab/><text:tab/>“<text:span text:style-name="T127">request-executions</text:span>”:”<text:span text:style-name="T128">10</text:span>”,</text:p>
      <text:p text:style-name="P81"><text:tab/><text:tab/><text:tab/>“<text:span text:style-name="T130">query-runtime</text:span>”:”<text:span text:style-name="T123">0.0027</text:span>”</text:p>
      <text:p text:style-name="P53"><text:tab/><text:tab/>},</text:p>
      <text:p text:style-name="P20"><text:tab/><text:tab/>{</text:p>
      <text:p text:style-name="P33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39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9">5</text:span></text:a><text:span text:style-name="T15">”</text:span><text:span text:style-name="T12">,</text:span></text:p>
      <text:p text:style-name="P53"><text:tab/><text:tab/><text:tab/>“<text:span text:style-name="T127">query”:”SELECT * FROM ticketing_Setting WHERE id = 1252536470”,</text:span></text:p>
      <text:p text:style-name="P75"><text:tab/><text:tab/><text:tab/>“<text:span text:style-name="T127">request-executions</text:span>”:”<text:span text:style-name="T127">3</text:span>”,</text:p>
      <text:p text:style-name="P81"><text:tab/><text:tab/><text:tab/>“<text:span text:style-name="T130">query-runtime</text:span>”:”<text:span text:style-name="T123">0.0037</text:span>”</text:p>
      <text:p text:style-name="P53"><text:tab/><text:tab/>},</text:p>
      <text:p text:style-name="P98"><text:tab/><text:tab/>.</text:p>
      <text:p text:style-name="P98"><text:tab/><text:tab/>.</text:p>
      <text:p text:style-name="P98"><text:tab/><text:span text:style-name="T103">]</text:span></text:p>
      <text:p text:style-name="P109">}</text:p>
      <text:p text:style-name="P365">/<text:span text:style-name="T93">apis/{api_id}/endpoints/{endpoint_id}/queries/{query_id}</text:span></text:p>
      <text:p text:style-name="P186"/>
      <text:p text:style-name="P263">A <text:span text:style-name="T126">resource representing a query executed when the specified endpoint is requested.</text:span></text:p>
      <text:p text:style-name="P210"/>
      <text:p text:style-name="P140">URL</text:p>
      <text:p text:style-name="P140"/>
      <text:p text:style-name="P320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41">querie</text:span></text:a><text:a xlink:type="simple" xlink:href="https://api.doga.gov/1.0/cases/" text:style-name="Internet_20_link" text:visited-style-name="Visited_20_Internet_20_Link"><text:span text:style-name="T35">s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41">query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210"/>
      <text:p text:style-name="P140">Supported Request <text:span text:style-name="T88">M</text:span>ethods</text:p>
      <text:p text:style-name="P219"/>
      <text:p text:style-name="P210">GET – <text:span text:style-name="T89">Returns the profiling data of the specified executed query.</text:span></text:p>
      <text:p text:style-name="P210"/>
      <text:p text:style-name="P149">Supported Request Formats</text:p>
      <text:p text:style-name="P149"/>
      <text:p text:style-name="P228">json</text:p>
      <text:p text:style-name="P228"/>
      <text:p text:style-name="P149">Authentication</text:p>
      <text:p text:style-name="P149"/>
      <text:p text:style-name="P237">Basic</text:p>
      <text:p text:style-name="P237"/>
      <text:p text:style-name="P270">Permissions</text:p>
      <text:p text:style-name="P219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11">Role</text:p>
          </table:table-cell>
          <table:table-cell table:style-name="Table20.A1" office:value-type="string">
            <text:p text:style-name="P402">Allowed Methods</text:p>
          </table:table-cell>
          <table:table-cell table:style-name="Table20.C1" office:value-type="string">
            <text:p text:style-name="P402">Restrictions</text:p>
          </table:table-cell>
        </table:table-row>
        <table:table-row>
          <table:table-cell table:style-name="Table20.A2" office:value-type="string">
            <text:p text:style-name="P429">root</text:p>
          </table:table-cell>
          <table:table-cell table:style-name="Table20.A2" table:number-rows-spanned="2" office:value-type="string">
            <text:p text:style-name="P537">GET</text:p>
          </table:table-cell>
          <table:table-cell table:style-name="Table20.C2" table:number-rows-spanned="2" office:value-type="string">
            <text:p text:style-name="P445">Can retrieve <text:span text:style-name="T116">the profiling data of queries executed for any profiled endpoints. </text:span></text:p>
          </table:table-cell>
        </table:table-row>
        <table:table-row>
          <table:table-cell table:style-name="Table20.A2" office:value-type="string">
            <text:p text:style-name="P454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43">c<text:span text:style-name="T92">onsumer</text:span></text:p>
          </table:table-cell>
          <table:table-cell table:style-name="Table20.A2" office:value-type="string">
            <text:p text:style-name="P355">GET</text:p>
          </table:table-cell>
          <table:table-cell table:style-name="Table20.C2" office:value-type="string">
            <text:p text:style-name="P349">Can retrieve <text:span text:style-name="T116">the profiling data of queries executed for endpoints exposed by</text:span> APIs of which the requesting user is an administrator.</text:p>
          </table:table-cell>
        </table:table-row>
      </table:table>
      <text:p text:style-name="P246"/>
      <text:p text:style-name="P158">Response Errors</text:p>
      <text:p text:style-name="P158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20">Error</text:p>
          </table:table-cell>
          <table:table-cell table:style-name="Table21.A1" office:value-type="string">
            <text:p text:style-name="P420">Reason</text:p>
          </table:table-cell>
          <table:table-cell table:style-name="Table21.C1" office:value-type="string">
            <text:p text:style-name="P393">Description</text:p>
          </table:table-cell>
        </table:table-row>
        <table:table-row>
          <table:table-cell table:style-name="Table21.A2" office:value-type="string">
            <text:p text:style-name="P472">401</text:p>
          </table:table-cell>
          <table:table-cell table:style-name="Table21.A2" office:value-type="string">
            <text:p text:style-name="P472">Unauthorized</text:p>
          </table:table-cell>
          <table:table-cell table:style-name="Table21.C2" office:value-type="string">
            <text:p text:style-name="P482">The 'Authori<text:span text:style-name="T64">z</text:span>ation' header is missing and must be supplied.</text:p>
          </table:table-cell>
        </table:table-row>
        <table:table-row>
          <table:table-cell table:style-name="Table21.A2" office:value-type="string">
            <text:p text:style-name="P472">403</text:p>
          </table:table-cell>
          <table:table-cell table:style-name="Table21.A2" office:value-type="string">
            <text:p text:style-name="P472">Forbidden</text:p>
          </table:table-cell>
          <table:table-cell table:style-name="Table21.C2" office:value-type="string">
            <text:p text:style-name="P492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501">405</text:p>
          </table:table-cell>
          <table:table-cell table:style-name="Table21.A2" office:value-type="string">
            <text:p text:style-name="P501">Method Not Allowed</text:p>
          </table:table-cell>
          <table:table-cell table:style-name="Table21.C2" office:value-type="string">
            <text:p text:style-name="P511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1.A2" office:value-type="string">
            <text:p text:style-name="P520">406</text:p>
          </table:table-cell>
          <table:table-cell table:style-name="Table21.A2" office:value-type="string">
            <text:p text:style-name="P520">Not Acceptable</text:p>
          </table:table-cell>
          <table:table-cell table:style-name="Table21.C2" office:value-type="string">
            <text:p text:style-name="P529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53"/>
      <text:p text:style-name="P171"/>
      <text:p text:style-name="P376"><text:span text:style-name="T10">Example</text:span><text:span text:style-name="T11">s</text:span></text:p>
      <text:p text:style-name="P171"/>
      <text:p text:style-name="P177"><text:span text:style-name="T80">GET /</text:span><text:span text:style-name="T81">apis/58493045684/</text:span><text:span text:style-name="T82">endpoints/1345363632/</text:span><text:span text:style-name="T85">queries</text:span><text:span text:style-name="T83">/</text:span><text:span text:style-name="T85">78243536479</text:span></text:p>
      <text:p text:style-name="P39"/>
      <text:p text:style-name="P298">Response Body:</text:p>
      <text:p text:style-name="P98"/>
      <text:p text:style-name="P19">{</text:p>
      <text:p text:style-name="P335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42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2">78243536479</text:span></text:a><text:span text:style-name="T15">”</text:span><text:span text:style-name="T12">,</text:span></text:p>
      <text:p text:style-name="P54"><text:tab/>“<text:span text:style-name="T127">query”:”SELECT * FROM ticketing_Address WHERE id IN (?,?,?,?,?,?)”,</text:span></text:p>
      <text:p text:style-name="P76"><text:tab/>“<text:span text:style-name="T127">request-executions</text:span>”:”<text:span text:style-name="T128">10</text:span>”,</text:p>
      <text:p text:style-name="P81"><text:tab/>“<text:span text:style-name="T130">query-runtime</text:span>”:”<text:span text:style-name="T123">0.0027</text:span>”</text:p>
      <text:p text:style-name="P98">}</text:p>
      <text:p text:style-name="P366">/<text:span text:style-name="T93">apis/{api_id}/endpoints/{endpoint_id}/calls</text:span></text:p>
      <text:p text:style-name="P194"/>
      <text:p text:style-name="P264">A collection of <text:span text:style-name="T121">the external API calls made each time the specified endpoint is requested.</text:span></text:p>
      <text:p text:style-name="P202"/>
      <text:p text:style-name="P141">URL</text:p>
      <text:p text:style-name="P141"/>
      <text:p text:style-name="P321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43">calls</text:span></text:a></text:p>
      <text:p text:style-name="P211"/>
      <text:p text:style-name="P141">Supported Request <text:span text:style-name="T88">M</text:span>ethods</text:p>
      <text:p text:style-name="P220"/>
      <text:p text:style-name="P211">GET – <text:span text:style-name="T94">Return a list of the API calls made when the specified endpoint is requested.</text:span></text:p>
      <text:p text:style-name="P211"/>
      <text:p text:style-name="P150">Supported Request Formats</text:p>
      <text:p text:style-name="P150"/>
      <text:p text:style-name="P229">json</text:p>
      <text:p text:style-name="P229"/>
      <text:p text:style-name="P150">Authentication</text:p>
      <text:p text:style-name="P150"/>
      <text:p text:style-name="P238">Basic</text:p>
      <text:p text:style-name="P192"/>
      <text:p text:style-name="P192">Query Parameters (GET)</text:p>
      <text:p text:style-name="P19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394">Name</text:p>
          </table:table-cell>
          <table:table-cell table:style-name="Table22.A1" office:value-type="string">
            <text:p text:style-name="P384">Inclusion</text:p>
          </table:table-cell>
          <table:table-cell table:style-name="Table22.C1" office:value-type="string">
            <text:p text:style-name="P394">Description</text:p>
          </table:table-cell>
        </table:table-row>
        <table:table-row>
          <table:table-cell table:style-name="Table22.A2" office:value-type="string">
            <text:p text:style-name="P557">sort</text:p>
          </table:table-cell>
          <table:table-cell table:style-name="Table22.A2" office:value-type="string">
            <text:p text:style-name="P551">optional</text:p>
          </table:table-cell>
          <table:table-cell table:style-name="Table22.C2" office:value-type="string">
            <text:p text:style-name="P557">The order in which to present returned records. Valid options <text:span text:style-name="T106">are:</text:span> ‘<text:span text:style-name="T131">calls’ and ‘roundtrip’</text:span>.</text:p>
          </table:table-cell>
        </table:table-row>
        <table:table-row>
          <table:table-cell table:style-name="Table22.A2" office:value-type="string">
            <text:p text:style-name="P569">order</text:p>
          </table:table-cell>
          <table:table-cell table:style-name="Table22.A2" office:value-type="string">
            <text:p text:style-name="P564">optional</text:p>
          </table:table-cell>
          <table:table-cell table:style-name="Table22.C2" office:value-type="string">
            <text:p text:style-name="P569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238"/>
      <text:p text:style-name="P273">Permissions</text:p>
      <text:p text:style-name="P220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12">Role</text:p>
          </table:table-cell>
          <table:table-cell table:style-name="Table23.A1" office:value-type="string">
            <text:p text:style-name="P403">Allowed Methods</text:p>
          </table:table-cell>
          <table:table-cell table:style-name="Table23.C1" office:value-type="string">
            <text:p text:style-name="P403">Restrictions</text:p>
          </table:table-cell>
        </table:table-row>
        <table:table-row>
          <table:table-cell table:style-name="Table23.A2" office:value-type="string">
            <text:p text:style-name="P430">root</text:p>
          </table:table-cell>
          <table:table-cell table:style-name="Table23.A2" table:number-rows-spanned="2" office:value-type="string">
            <text:p text:style-name="P438">GET</text:p>
          </table:table-cell>
          <table:table-cell table:style-name="Table23.C2" table:number-rows-spanned="2" office:value-type="string">
            <text:p text:style-name="P446">Can retrieve a <text:span text:style-name="T94">list of calls for any profiled endpoint. </text:span></text:p>
          </table:table-cell>
        </table:table-row>
        <table:table-row>
          <table:table-cell table:style-name="Table23.A2" office:value-type="string">
            <text:p text:style-name="P455">master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463">consumer</text:p>
          </table:table-cell>
          <table:table-cell table:style-name="Table23.A2" office:value-type="string">
            <text:p text:style-name="P350">GET</text:p>
          </table:table-cell>
          <table:table-cell table:style-name="Table23.C2" office:value-type="string">
            <text:p text:style-name="P350">Can retrieve a list of <text:span text:style-name="T131">calls only for endpoints exposed by</text:span> APIs of which the requesting user is an administrator.</text:p>
          </table:table-cell>
        </table:table-row>
      </table:table>
      <text:p text:style-name="P247"/>
      <text:p text:style-name="P159">Response Errors</text:p>
      <text:p text:style-name="P159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21">Error</text:p>
          </table:table-cell>
          <table:table-cell table:style-name="Table24.A1" office:value-type="string">
            <text:p text:style-name="P421">Reason</text:p>
          </table:table-cell>
          <table:table-cell table:style-name="Table24.C1" office:value-type="string">
            <text:p text:style-name="P394">Description</text:p>
          </table:table-cell>
        </table:table-row>
        <table:table-row>
          <table:table-cell table:style-name="Table24.A2" office:value-type="string">
            <text:p text:style-name="P473">400</text:p>
          </table:table-cell>
          <table:table-cell table:style-name="Table24.A2" office:value-type="string">
            <text:p text:style-name="P473">Bad Request</text:p>
          </table:table-cell>
          <table:table-cell table:style-name="Table24.C2" office:value-type="string">
            <text:p text:style-name="P483"><text:span text:style-name="T111">One or more query parameters are invalid</text:span>.</text:p>
          </table:table-cell>
        </table:table-row>
        <table:table-row>
          <table:table-cell table:style-name="Table24.A2" office:value-type="string">
            <text:p text:style-name="P473">401</text:p>
          </table:table-cell>
          <table:table-cell table:style-name="Table24.A2" office:value-type="string">
            <text:p text:style-name="P473">Unauthorized</text:p>
          </table:table-cell>
          <table:table-cell table:style-name="Table24.C2" office:value-type="string">
            <text:p text:style-name="P483">The 'Authori<text:span text:style-name="T64">z</text:span>ation' header is missing and must be supplied.</text:p>
          </table:table-cell>
        </table:table-row>
        <table:table-row>
          <table:table-cell table:style-name="Table24.A2" office:value-type="string">
            <text:p text:style-name="P473">403</text:p>
          </table:table-cell>
          <table:table-cell table:style-name="Table24.A2" office:value-type="string">
            <text:p text:style-name="P473">Forbidden</text:p>
          </table:table-cell>
          <table:table-cell table:style-name="Table24.C2" office:value-type="string">
            <text:p text:style-name="P493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24.A2" office:value-type="string">
            <text:p text:style-name="P502">405</text:p>
          </table:table-cell>
          <table:table-cell table:style-name="Table24.A2" office:value-type="string">
            <text:p text:style-name="P502">Method Not Allowed</text:p>
          </table:table-cell>
          <table:table-cell table:style-name="Table24.C2" office:value-type="string">
            <text:p text:style-name="P512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4.A2" office:value-type="string">
            <text:p text:style-name="P521">406</text:p>
          </table:table-cell>
          <table:table-cell table:style-name="Table24.A2" office:value-type="string">
            <text:p text:style-name="P521">Not Acceptable</text:p>
          </table:table-cell>
          <table:table-cell table:style-name="Table24.C2" office:value-type="string">
            <text:p text:style-name="P530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72"/>
      <text:p text:style-name="P371"><text:span text:style-name="T10">Example</text:span><text:span text:style-name="T11">s</text:span></text:p>
      <text:p text:style-name="P172"/>
      <text:p text:style-name="P285">GET /<text:span text:style-name="T95">apis/58493045684/endpoints/1345363632/calls</text:span></text:p>
      <text:p text:style-name="P40"/>
      <text:p text:style-name="P299">Response Body:</text:p>
      <text:p text:style-name="P299"/>
      <text:p text:style-name="P25">{</text:p>
      <text:p text:style-name="P6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62">calls</text:span></text:a><text:span text:style-name="T54">”</text:span><text:span text:style-name="T52">,</text:span></text:p>
      <text:p text:style-name="P306"><text:span text:style-name="T1"><text:tab/>“</text:span><text:span text:style-name="T2">total”: </text:span><text:span text:style-name="T6">2</text:span><text:span text:style-name="T2">,</text:span></text:p>
      <text:p text:style-name="P130"><text:span text:style-name="T66"><text:tab/>“</text:span><text:span text:style-name="T78">calls</text:span><text:span text:style-name="T68">”:</text:span><text:span text:style-name="T67">[</text:span></text:p>
      <text:p text:style-name="P25"><text:tab/><text:tab/>{</text:p>
      <text:p text:style-name="P337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1..2</text:span></text:a><text:span text:style-name="T15">”</text:span><text:span text:style-name="T12">,</text:span></text:p>
      <text:p text:style-name="P55"><text:tab/><text:tab/><text:tab/>“<text:span text:style-name="T131">call”:”GET </text:span><text:a xlink:type="simple" xlink:href="https://login.mywadapi.com/profiles" text:style-name="Internet_20_link" text:visited-style-name="Visited_20_Internet_20_Link"><text:span text:style-name="T131">https://login.mywadapi.com/profiles</text:span></text:a><text:span text:style-name="T131">”,</text:span></text:p>
      <text:p text:style-name="P82"><text:tab/><text:tab/><text:tab/>“<text:span text:style-name="T127">request-calls</text:span>”:”<text:span text:style-name="T132">10</text:span>”,</text:p>
      <text:p text:style-name="P82"><text:tab/><text:tab/><text:tab/>“<text:span text:style-name="T132">call-roundtrip</text:span>”:”<text:span text:style-name="T132">1.2630</text:span>”</text:p>
      <text:p text:style-name="P99"><text:tab/><text:tab/>},</text:p>
      <text:p text:style-name="P26"><text:tab/><text:tab/>{</text:p>
      <text:p text:style-name="P33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</text:span></text:a><text:a xlink:type="simple" xlink:href="http://api.myticketting.com/1.0/settings" text:style-name="Internet_20_link" text:visited-style-name="Visited_20_Internet_20_Link"><text:span text:style-name="T45">7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56"><text:tab/><text:tab/><text:tab/>“<text:span text:style-name="T131">call”:”PUT </text:span><text:a xlink:type="simple" xlink:href="https://login.mywadapi.com/profiles" text:style-name="Internet_20_link" text:visited-style-name="Visited_20_Internet_20_Link"><text:span text:style-name="T131">https://login.mywadapi.com/users/1429525286</text:span></text:a><text:span text:style-name="T131">”,</text:span></text:p>
      <text:p text:style-name="P83"><text:tab/><text:tab/><text:tab/>“<text:span text:style-name="T127">request-calls</text:span>”:”<text:span text:style-name="T132">1</text:span>”,</text:p>
      <text:p text:style-name="P83"><text:tab/><text:tab/><text:tab/>“<text:span text:style-name="T132">call-roundtrip</text:span>”:”<text:span text:style-name="T133">2.7348</text:span>”</text:p>
      <text:p text:style-name="P100"><text:tab/><text:tab/>}</text:p>
      <text:p text:style-name="P99"><text:tab/><text:span text:style-name="T103">]</text:span></text:p>
      <text:p text:style-name="P110">}</text:p>
      <text:p text:style-name="P172"/>
      <text:p text:style-name="P285">GET /<text:span text:style-name="T95">apis/58493045684/endpoints/1345363632/calls?sort=calls&amp;order=asc</text:span></text:p>
      <text:p text:style-name="P40"/>
      <text:p text:style-name="P299">Response Body:</text:p>
      <text:p text:style-name="P299"/>
      <text:p text:style-name="P25">{</text:p>
      <text:p text:style-name="P6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61">querie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6"><text:span text:style-name="T1"><text:tab/>“</text:span><text:span text:style-name="T2">total”: </text:span><text:span text:style-name="T7">2</text:span><text:span text:style-name="T2">,</text:span></text:p>
      <text:p text:style-name="P131"><text:span text:style-name="T66"><text:tab/>“</text:span><text:span text:style-name="T76">objects</text:span><text:span text:style-name="T68">”:</text:span><text:span text:style-name="T67">[</text:span></text:p>
      <text:p text:style-name="P26"><text:tab/><text:tab/>{</text:p>
      <text:p text:style-name="P33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</text:span></text:a><text:a xlink:type="simple" xlink:href="http://api.myticketting.com/1.0/settings" text:style-name="Internet_20_link" text:visited-style-name="Visited_20_Internet_20_Link"><text:span text:style-name="T45">7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56"><text:tab/><text:tab/><text:tab/>“<text:span text:style-name="T131">call”:”PUT </text:span><text:a xlink:type="simple" xlink:href="https://login.mywadapi.com/profiles" text:style-name="Internet_20_link" text:visited-style-name="Visited_20_Internet_20_Link"><text:span text:style-name="T131">https://login.mywadapi.com/users/1429525286</text:span></text:a><text:span text:style-name="T131">”,</text:span></text:p>
      <text:p text:style-name="P83"><text:tab/><text:tab/><text:tab/>“<text:span text:style-name="T127">request-calls</text:span>”:”<text:span text:style-name="T132">1</text:span>”,</text:p>
      <text:p text:style-name="P83"><text:tab/><text:tab/><text:tab/>“<text:span text:style-name="T132">call-roundtrip</text:span>”:”<text:span text:style-name="T133">2.7348</text:span>”</text:p>
      <text:p text:style-name="P56"><text:tab/><text:tab/>},</text:p>
      <text:p text:style-name="P26"><text:tab/><text:tab/>{</text:p>
      <text:p text:style-name="P33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alls/1..2</text:span></text:a><text:span text:style-name="T15">”</text:span><text:span text:style-name="T12">,</text:span></text:p>
      <text:p text:style-name="P56"><text:tab/><text:tab/><text:tab/>“<text:span text:style-name="T131">call”:”GET </text:span><text:a xlink:type="simple" xlink:href="https://login.mywadapi.com/profiles" text:style-name="Internet_20_link" text:visited-style-name="Visited_20_Internet_20_Link"><text:span text:style-name="T131">https://login.mywadapi.com/profiles</text:span></text:a><text:span text:style-name="T131">”,</text:span></text:p>
      <text:p text:style-name="P83"><text:tab/><text:tab/><text:tab/>“<text:span text:style-name="T127">request-calls</text:span>”:”<text:span text:style-name="T132">10</text:span>”,</text:p>
      <text:p text:style-name="P83"><text:tab/><text:tab/><text:tab/>“<text:span text:style-name="T132">call-roundtrip</text:span>”:”<text:span text:style-name="T132">1.2630</text:span>”</text:p>
      <text:p text:style-name="P100"><text:tab/><text:tab/>}</text:p>
      <text:p text:style-name="P99"><text:tab/><text:span text:style-name="T103">]</text:span></text:p>
      <text:p text:style-name="P110">}</text:p>
      <text:p text:style-name="P366">/<text:span text:style-name="T93">apis/{api_id}/endpoints/{endpoint_id}/calls/{call_id}</text:span></text:p>
      <text:p text:style-name="P194"/>
      <text:p text:style-name="P264">A <text:span text:style-name="T126">resource representing an API call made when the specified endpoint is requested.</text:span></text:p>
      <text:p text:style-name="P211"/>
      <text:p text:style-name="P141">URL</text:p>
      <text:p text:style-name="P141"/>
      <text:p text:style-name="P321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49">calls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49">call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211"/>
      <text:p text:style-name="P141">Supported Request <text:span text:style-name="T88">M</text:span>ethods</text:p>
      <text:p text:style-name="P220"/>
      <text:p text:style-name="P211">GET – <text:span text:style-name="T89">Returns the profiling data of the specified API call.</text:span></text:p>
      <text:p text:style-name="P211"/>
      <text:p text:style-name="P150">Supported Request Formats</text:p>
      <text:p text:style-name="P150"/>
      <text:p text:style-name="P229">json</text:p>
      <text:p text:style-name="P229"/>
      <text:p text:style-name="P150">Authentication</text:p>
      <text:p text:style-name="P150"/>
      <text:p text:style-name="P238">Basic</text:p>
      <text:p text:style-name="P238"/>
      <text:p text:style-name="P273">Permissions</text:p>
      <text:p text:style-name="P220"/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412">Role</text:p>
          </table:table-cell>
          <table:table-cell table:style-name="Table25.A1" office:value-type="string">
            <text:p text:style-name="P403">Allowed Methods</text:p>
          </table:table-cell>
          <table:table-cell table:style-name="Table25.C1" office:value-type="string">
            <text:p text:style-name="P403">Restrictions</text:p>
          </table:table-cell>
        </table:table-row>
        <table:table-row>
          <table:table-cell table:style-name="Table25.A2" office:value-type="string">
            <text:p text:style-name="P430">root</text:p>
          </table:table-cell>
          <table:table-cell table:style-name="Table25.A2" table:number-rows-spanned="2" office:value-type="string">
            <text:p text:style-name="P538">GET</text:p>
          </table:table-cell>
          <table:table-cell table:style-name="Table25.C2" table:number-rows-spanned="2" office:value-type="string">
            <text:p text:style-name="P446">Can retrieve <text:span text:style-name="T116">the profiling data of calls made by any profiled endpoints. </text:span></text:p>
          </table:table-cell>
        </table:table-row>
        <table:table-row>
          <table:table-cell table:style-name="Table25.A2" office:value-type="string">
            <text:p text:style-name="P455">master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544">c<text:span text:style-name="T92">onsumer</text:span></text:p>
          </table:table-cell>
          <table:table-cell table:style-name="Table25.A2" office:value-type="string">
            <text:p text:style-name="P356">GET</text:p>
          </table:table-cell>
          <table:table-cell table:style-name="Table25.C2" office:value-type="string">
            <text:p text:style-name="P350">Can retrieve <text:span text:style-name="T116">the profiling data of calls made by endpoints exposed by</text:span> APIs of which the requesting user is an administrator.</text:p>
          </table:table-cell>
        </table:table-row>
      </table:table>
      <text:p text:style-name="P247"/>
      <text:p text:style-name="P159">Response Errors</text:p>
      <text:p text:style-name="P159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421">Error</text:p>
          </table:table-cell>
          <table:table-cell table:style-name="Table26.A1" office:value-type="string">
            <text:p text:style-name="P421">Reason</text:p>
          </table:table-cell>
          <table:table-cell table:style-name="Table26.C1" office:value-type="string">
            <text:p text:style-name="P394">Description</text:p>
          </table:table-cell>
        </table:table-row>
        <table:table-row>
          <table:table-cell table:style-name="Table26.A2" office:value-type="string">
            <text:p text:style-name="P473">401</text:p>
          </table:table-cell>
          <table:table-cell table:style-name="Table26.A2" office:value-type="string">
            <text:p text:style-name="P473">Unauthorized</text:p>
          </table:table-cell>
          <table:table-cell table:style-name="Table26.C2" office:value-type="string">
            <text:p text:style-name="P483">The 'Authori<text:span text:style-name="T64">z</text:span>ation' header is missing and must be supplied.</text:p>
          </table:table-cell>
        </table:table-row>
        <table:table-row>
          <table:table-cell table:style-name="Table26.A2" office:value-type="string">
            <text:p text:style-name="P473">403</text:p>
          </table:table-cell>
          <table:table-cell table:style-name="Table26.A2" office:value-type="string">
            <text:p text:style-name="P473">Forbidden</text:p>
          </table:table-cell>
          <table:table-cell table:style-name="Table26.C2" office:value-type="string">
            <text:p text:style-name="P493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26.A2" office:value-type="string">
            <text:p text:style-name="P502">405</text:p>
          </table:table-cell>
          <table:table-cell table:style-name="Table26.A2" office:value-type="string">
            <text:p text:style-name="P502">Method Not Allowed</text:p>
          </table:table-cell>
          <table:table-cell table:style-name="Table26.C2" office:value-type="string">
            <text:p text:style-name="P512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6.A2" office:value-type="string">
            <text:p text:style-name="P521">406</text:p>
          </table:table-cell>
          <table:table-cell table:style-name="Table26.A2" office:value-type="string">
            <text:p text:style-name="P521">Not Acceptable</text:p>
          </table:table-cell>
          <table:table-cell table:style-name="Table26.C2" office:value-type="string">
            <text:p text:style-name="P530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54"/>
      <text:p text:style-name="P172"/>
      <text:p text:style-name="P377"><text:span text:style-name="T10">Example</text:span><text:span text:style-name="T11">s</text:span></text:p>
      <text:p text:style-name="P172"/>
      <text:p text:style-name="P178"><text:span text:style-name="T80">GET /</text:span><text:span text:style-name="T81">apis/58493045684/</text:span><text:span text:style-name="T82">endpoints/1345363632/</text:span><text:span text:style-name="T86">calls</text:span><text:span text:style-name="T83">/</text:span><text:span text:style-name="T85">7</text:span><text:span text:style-name="T86">4285306360</text:span></text:p>
      <text:p text:style-name="P40"/>
      <text:p text:style-name="P299">Response Body:</text:p>
      <text:p text:style-name="P99"/>
      <text:p text:style-name="P25">{</text:p>
      <text:p text:style-name="P339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42">q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42">7</text:span></text:a><text:a xlink:type="simple" xlink:href="http://api.myticketting.com/1.0/settings" text:style-name="Internet_20_link" text:visited-style-name="Visited_20_Internet_20_Link"><text:span text:style-name="T46">4285306360</text:span></text:a><text:span text:style-name="T15">”</text:span><text:span text:style-name="T12">,</text:span></text:p>
      <text:p text:style-name="P57"><text:tab/>“<text:span text:style-name="T131">call”:”PUT </text:span><text:a xlink:type="simple" xlink:href="https://login.mywadapi.com/profiles" text:style-name="Internet_20_link" text:visited-style-name="Visited_20_Internet_20_Link"><text:span text:style-name="T131">https://login.mywadapi.com/users/1429525286</text:span></text:a><text:span text:style-name="T131">”,</text:span></text:p>
      <text:p text:style-name="P84"><text:tab/>“<text:span text:style-name="T127">request-calls</text:span>”:”<text:span text:style-name="T132">1</text:span>”,</text:p>
      <text:p text:style-name="P84"><text:span text:style-name="T12"><text:tab/>“</text:span><text:span text:style-name="T132">call-roundtrip</text:span><text:span text:style-name="T12">”:”</text:span><text:span text:style-name="T133">2.7348</text:span><text:span text:style-name="T12">”</text:span></text:p>
      <text:p text:style-name="P99">}</text:p>
      <text:p text:style-name="P367">/<text:span text:style-name="T93">apis/{api_id}/endpoints/{endpoint_id}/custom</text:span></text:p>
      <text:p text:style-name="P195"/>
      <text:p text:style-name="P265">A collection of <text:span text:style-name="T135">custom profiling information collected each time the specified endpoint is requested.</text:span></text:p>
      <text:p text:style-name="P203"/>
      <text:p text:style-name="P142">URL</text:p>
      <text:p text:style-name="P142"/>
      <text:p text:style-name="P322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7">s/{endpoint_id}/</text:span></text:a><text:a xlink:type="simple" xlink:href="https://api.doga.gov/1.0/cases/" text:style-name="Internet_20_link" text:visited-style-name="Visited_20_Internet_20_Link"><text:span text:style-name="T43">c</text:span></text:a><text:a xlink:type="simple" xlink:href="https://api.doga.gov/1.0/cases/" text:style-name="Internet_20_link" text:visited-style-name="Visited_20_Internet_20_Link"><text:span text:style-name="T47">ustom</text:span></text:a></text:p>
      <text:p text:style-name="P212"/>
      <text:p text:style-name="P142">Supported Request <text:span text:style-name="T88">M</text:span>ethods</text:p>
      <text:p text:style-name="P221"/>
      <text:p text:style-name="P212">GET – <text:span text:style-name="T94">Return a list of custom profiling data collected when the specified endpoint is requested.</text:span></text:p>
      <text:p text:style-name="P212"/>
      <text:p text:style-name="P151">Supported Request Formats</text:p>
      <text:p text:style-name="P151"/>
      <text:p text:style-name="P230">json</text:p>
      <text:p text:style-name="P230"/>
      <text:p text:style-name="P151">Authentication</text:p>
      <text:p text:style-name="P151"/>
      <text:p text:style-name="P239">Basic</text:p>
      <text:p text:style-name="P193"/>
      <text:p text:style-name="P193">Query Parameters (GET)</text:p>
      <text:p text:style-name="P193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395">Name</text:p>
          </table:table-cell>
          <table:table-cell table:style-name="Table27.A1" office:value-type="string">
            <text:p text:style-name="P385">Inclusion</text:p>
          </table:table-cell>
          <table:table-cell table:style-name="Table27.C1" office:value-type="string">
            <text:p text:style-name="P395">Description</text:p>
          </table:table-cell>
        </table:table-row>
        <table:table-row>
          <table:table-cell table:style-name="Table27.A2" office:value-type="string">
            <text:p text:style-name="P558">sort</text:p>
          </table:table-cell>
          <table:table-cell table:style-name="Table27.A2" office:value-type="string">
            <text:p text:style-name="P552">optional</text:p>
          </table:table-cell>
          <table:table-cell table:style-name="Table27.C2" office:value-type="string">
            <text:p text:style-name="P558">The order in which to present returned records. Valid options <text:span text:style-name="T106">are:</text:span> ‘<text:span text:style-name="T135">runs’ and ‘duration’</text:span>.</text:p>
          </table:table-cell>
        </table:table-row>
        <table:table-row>
          <table:table-cell table:style-name="Table27.A2" office:value-type="string">
            <text:p text:style-name="P570">order</text:p>
          </table:table-cell>
          <table:table-cell table:style-name="Table27.A2" office:value-type="string">
            <text:p text:style-name="P565">optional</text:p>
          </table:table-cell>
          <table:table-cell table:style-name="Table27.C2" office:value-type="string">
            <text:p text:style-name="P570"><text:span text:style-name="T107">Indicates w</text:span>hether to list records from lowest to highest (asc) or highest to lowest (desc). Default value is <text:span text:style-name="T109">’desc’.</text:span></text:p>
          </table:table-cell>
        </table:table-row>
      </table:table>
      <text:p text:style-name="P239"/>
      <text:p text:style-name="P274">Permissions</text:p>
      <text:p text:style-name="P221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413">Role</text:p>
          </table:table-cell>
          <table:table-cell table:style-name="Table28.A1" office:value-type="string">
            <text:p text:style-name="P404">Allowed Methods</text:p>
          </table:table-cell>
          <table:table-cell table:style-name="Table28.C1" office:value-type="string">
            <text:p text:style-name="P404">Restrictions</text:p>
          </table:table-cell>
        </table:table-row>
        <table:table-row>
          <table:table-cell table:style-name="Table28.A2" office:value-type="string">
            <text:p text:style-name="P431">root</text:p>
          </table:table-cell>
          <table:table-cell table:style-name="Table28.A2" table:number-rows-spanned="2" office:value-type="string">
            <text:p text:style-name="P439">GET</text:p>
          </table:table-cell>
          <table:table-cell table:style-name="Table28.C2" table:number-rows-spanned="2" office:value-type="string">
            <text:p text:style-name="P447">Can retrieve a <text:span text:style-name="T94">list of custom data for any profiled endpoint. </text:span></text:p>
          </table:table-cell>
        </table:table-row>
        <table:table-row>
          <table:table-cell table:style-name="Table28.A2" office:value-type="string">
            <text:p text:style-name="P456">master</text:p>
          </table:table-cell>
          <table:covered-table-cell/>
          <table:covered-table-cell/>
        </table:table-row>
        <table:table-row>
          <table:table-cell table:style-name="Table28.A2" office:value-type="string">
            <text:p text:style-name="P464">consumer</text:p>
          </table:table-cell>
          <table:table-cell table:style-name="Table28.A2" office:value-type="string">
            <text:p text:style-name="P351">GET</text:p>
          </table:table-cell>
          <table:table-cell table:style-name="Table28.C2" office:value-type="string">
            <text:p text:style-name="P351">Can retrieve a list of <text:span text:style-name="T135">custom data only for endpoints exposed by</text:span> APIs of which the requesting user is an administrator.</text:p>
          </table:table-cell>
        </table:table-row>
      </table:table>
      <text:p text:style-name="P248"/>
      <text:p text:style-name="P160">Response Errors</text:p>
      <text:p text:style-name="P160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422">Error</text:p>
          </table:table-cell>
          <table:table-cell table:style-name="Table29.A1" office:value-type="string">
            <text:p text:style-name="P422">Reason</text:p>
          </table:table-cell>
          <table:table-cell table:style-name="Table29.C1" office:value-type="string">
            <text:p text:style-name="P395">Description</text:p>
          </table:table-cell>
        </table:table-row>
        <table:table-row>
          <table:table-cell table:style-name="Table29.A2" office:value-type="string">
            <text:p text:style-name="P474">400</text:p>
          </table:table-cell>
          <table:table-cell table:style-name="Table29.A2" office:value-type="string">
            <text:p text:style-name="P474">Bad Request</text:p>
          </table:table-cell>
          <table:table-cell table:style-name="Table29.C2" office:value-type="string">
            <text:p text:style-name="P484"><text:span text:style-name="T111">One or more query parameters are invalid</text:span>.</text:p>
          </table:table-cell>
        </table:table-row>
        <table:table-row>
          <table:table-cell table:style-name="Table29.A2" office:value-type="string">
            <text:p text:style-name="P474">401</text:p>
          </table:table-cell>
          <table:table-cell table:style-name="Table29.A2" office:value-type="string">
            <text:p text:style-name="P474">Unauthorized</text:p>
          </table:table-cell>
          <table:table-cell table:style-name="Table29.C2" office:value-type="string">
            <text:p text:style-name="P484">The 'Authori<text:span text:style-name="T64">z</text:span>ation' header is missing and must be supplied.</text:p>
          </table:table-cell>
        </table:table-row>
        <table:table-row>
          <table:table-cell table:style-name="Table29.A2" office:value-type="string">
            <text:p text:style-name="P474">403</text:p>
          </table:table-cell>
          <table:table-cell table:style-name="Table29.A2" office:value-type="string">
            <text:p text:style-name="P474">Forbidden</text:p>
          </table:table-cell>
          <table:table-cell table:style-name="Table29.C2" office:value-type="string">
            <text:p text:style-name="P494">The request authorisation did not include authorised credentials <text:span text:style-name="T102">or the requesting user does not have read access to the collection</text:span>.</text:p>
          </table:table-cell>
        </table:table-row>
        <table:table-row>
          <table:table-cell table:style-name="Table29.A2" office:value-type="string">
            <text:p text:style-name="P503">405</text:p>
          </table:table-cell>
          <table:table-cell table:style-name="Table29.A2" office:value-type="string">
            <text:p text:style-name="P503">Method Not Allowed</text:p>
          </table:table-cell>
          <table:table-cell table:style-name="Table29.C2" office:value-type="string">
            <text:p text:style-name="P513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29.A2" office:value-type="string">
            <text:p text:style-name="P522">406</text:p>
          </table:table-cell>
          <table:table-cell table:style-name="Table29.A2" office:value-type="string">
            <text:p text:style-name="P522">Not Acceptable</text:p>
          </table:table-cell>
          <table:table-cell table:style-name="Table29.C2" office:value-type="string">
            <text:p text:style-name="P531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173"/>
      <text:p text:style-name="P372"><text:span text:style-name="T10">Example</text:span><text:span text:style-name="T11">s</text:span></text:p>
      <text:p text:style-name="P173"/>
      <text:p text:style-name="P286">GET /<text:span text:style-name="T95">apis/58493045684/endpoints/1345363632/custom</text:span></text:p>
      <text:p text:style-name="P41"/>
      <text:p text:style-name="P300">Response Body:</text:p>
      <text:p text:style-name="P300"/>
      <text:p text:style-name="P27">{</text:p>
      <text:p text:style-name="P7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62">c</text:span></text:a><text:a xlink:type="simple" xlink:href="https://api.doga.gov/1.0/templates" text:style-name="Internet_20_link" text:visited-style-name="Visited_20_Internet_20_Link"><text:span text:style-name="T63">ustom</text:span></text:a><text:span text:style-name="T54">”</text:span><text:span text:style-name="T52">,</text:span></text:p>
      <text:p text:style-name="P307"><text:span text:style-name="T1"><text:tab/>“</text:span><text:span text:style-name="T2">total”: </text:span><text:span text:style-name="T8">5</text:span><text:span text:style-name="T2">,</text:span></text:p>
      <text:p text:style-name="P132"><text:span text:style-name="T66"><text:tab/>“</text:span><text:span text:style-name="T78">calls</text:span><text:span text:style-name="T68">”:</text:span><text:span text:style-name="T67">[</text:span></text:p>
      <text:p text:style-name="P28"><text:tab/><text:tab/>{</text:p>
      <text:p text:style-name="P34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8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8">9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59"><text:tab/><text:tab/><text:tab/>“<text:span text:style-name="T137">key”:”</text:span><text:a xlink:type="simple" xlink:href="https://login.mywadapi.com/profiles" text:style-name="Internet_20_link" text:visited-style-name="Visited_20_Internet_20_Link"><text:span text:style-name="T137">S</text:span></text:a><text:span text:style-name="T137">earching Keys”,</text:span></text:p>
      <text:p text:style-name="P86"><text:tab/><text:tab/><text:tab/>“<text:span text:style-name="T137">runs</text:span>”:”<text:span text:style-name="T137">17</text:span>”,</text:p>
      <text:p text:style-name="P86"><text:tab/><text:tab/><text:tab/>“<text:span text:style-name="T137">duration</text:span>”:”<text:span text:style-name="T137">0.3564</text:span>”</text:p>
      <text:p text:style-name="P59"><text:tab/><text:tab/>},</text:p>
      <text:p text:style-name="P27"><text:tab/><text:tab/>{</text:p>
      <text:p text:style-name="P34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7">3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7">5</text:span></text:a><text:span text:style-name="T15">”</text:span><text:span text:style-name="T12">,</text:span></text:p>
      <text:p text:style-name="P58"><text:tab/><text:tab/><text:tab/>“<text:span text:style-name="T135">key”:”Sorting Results”,</text:span></text:p>
      <text:p text:style-name="P85"><text:tab/><text:tab/><text:tab/>“<text:span text:style-name="T135">runs</text:span>”:”<text:span text:style-name="T132">1</text:span>”,</text:p>
      <text:p text:style-name="P85"><text:tab/><text:tab/><text:tab/>“<text:span text:style-name="T135">duration</text:span>”:”<text:span text:style-name="T136">0.4536</text:span>”</text:p>
      <text:p text:style-name="P101"><text:tab/><text:tab/>},</text:p>
      <text:p text:style-name="P101"><text:tab/><text:tab/>.</text:p>
      <text:p text:style-name="P101"><text:tab/><text:tab/>.</text:p>
      <text:p text:style-name="P101"><text:tab/><text:span text:style-name="T103">]</text:span></text:p>
      <text:p text:style-name="P111">}</text:p>
      <text:p text:style-name="P173"/>
      <text:p text:style-name="P286">GET /<text:span text:style-name="T95">apis/58493045684/endpoints/1345363632/custom?sort=duration&amp;order=desc</text:span></text:p>
      <text:p text:style-name="P41"/>
      <text:p text:style-name="P300">Response Body:</text:p>
      <text:p text:style-name="P300"/>
      <text:p text:style-name="P27">{</text:p>
      <text:p text:style-name="P7"><text:span text:style-name="T52"><text:tab/>“</text:span><text:span text:style-name="T53">self”:“</text:span><text:a xlink:type="simple" xlink:href="https://api.doga.gov/1.0/templates" text:style-name="Internet_20_link" text:visited-style-name="Visited_20_Internet_20_Link"><text:span text:style-name="T52">http://</text:span></text:a><text:a xlink:type="simple" xlink:href="https://api.doga.gov/1.0/templates" text:style-name="Internet_20_link" text:visited-style-name="Visited_20_Internet_20_Link"><text:span text:style-name="T55">analytics</text:span></text:a><text:a xlink:type="simple" xlink:href="https://api.doga.gov/1.0/templates" text:style-name="Internet_20_link" text:visited-style-name="Visited_20_Internet_20_Link"><text:span text:style-name="T52">.mywadapi.co</text:span></text:a><text:a xlink:type="simple" xlink:href="https://api.doga.gov/1.0/templates" text:style-name="Internet_20_link" text:visited-style-name="Visited_20_Internet_20_Link"><text:span text:style-name="T56">m/api</text:span></text:a><text:a xlink:type="simple" xlink:href="https://api.doga.gov/1.0/templates" text:style-name="Internet_20_link" text:visited-style-name="Visited_20_Internet_20_Link"><text:span text:style-name="T57">s/58493045684/</text:span></text:a><text:a xlink:type="simple" xlink:href="https://api.doga.gov/1.0/templates" text:style-name="Internet_20_link" text:visited-style-name="Visited_20_Internet_20_Link"><text:span text:style-name="T59">endpoints/1345363632/</text:span></text:a><text:a xlink:type="simple" xlink:href="https://api.doga.gov/1.0/templates" text:style-name="Internet_20_link" text:visited-style-name="Visited_20_Internet_20_Link"><text:span text:style-name="T61">querie</text:span></text:a><text:a xlink:type="simple" xlink:href="https://api.doga.gov/1.0/templates" text:style-name="Internet_20_link" text:visited-style-name="Visited_20_Internet_20_Link"><text:span text:style-name="T56">s</text:span></text:a><text:span text:style-name="T54">”</text:span><text:span text:style-name="T52">,</text:span></text:p>
      <text:p text:style-name="P307"><text:span text:style-name="T1"><text:tab/>“</text:span><text:span text:style-name="T2">total”: </text:span><text:span text:style-name="T7">2</text:span><text:span text:style-name="T2">,</text:span></text:p>
      <text:p text:style-name="P132"><text:span text:style-name="T66"><text:tab/>“</text:span><text:span text:style-name="T79">calls</text:span><text:span text:style-name="T68">”:</text:span><text:span text:style-name="T67">[</text:span></text:p>
      <text:p text:style-name="P28"><text:tab/><text:tab/>{</text:p>
      <text:p text:style-name="P34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50">1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50">8</text:span></text:a><text:span text:style-name="T15">”</text:span><text:span text:style-name="T12">,</text:span></text:p>
      <text:p text:style-name="P59"><text:tab/><text:tab/><text:tab/>“<text:span text:style-name="T135">key”:”Sorting Results”,</text:span></text:p>
      <text:p text:style-name="P86"><text:tab/><text:tab/><text:tab/>“<text:span text:style-name="T135">runs</text:span>”:”<text:span text:style-name="T132">1</text:span>”,</text:p>
      <text:p text:style-name="P86"><text:tab/><text:tab/><text:tab/>“<text:span text:style-name="T135">duration</text:span>”:”<text:span text:style-name="T136">0.4536</text:span>”</text:p>
      <text:p text:style-name="P102"><text:span text:style-name="T134"><text:tab/><text:tab/>}</text:span><text:span text:style-name="T67">,</text:span></text:p>
      <text:p text:style-name="P28"><text:tab/><text:tab/>{</text:p>
      <text:p text:style-name="P34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8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48">9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45">0</text:span></text:a><text:span text:style-name="T15">”</text:span><text:span text:style-name="T12">,</text:span></text:p>
      <text:p text:style-name="P59"><text:tab/><text:tab/><text:tab/>“<text:span text:style-name="T137">key”:”</text:span><text:a xlink:type="simple" xlink:href="https://login.mywadapi.com/profiles" text:style-name="Internet_20_link" text:visited-style-name="Visited_20_Internet_20_Link"><text:span text:style-name="T137">S</text:span></text:a><text:span text:style-name="T137">earching Keys”,</text:span></text:p>
      <text:p text:style-name="P86"><text:tab/><text:tab/><text:tab/>“<text:span text:style-name="T137">runs</text:span>”:”<text:span text:style-name="T137">17</text:span>”,</text:p>
      <text:p text:style-name="P86"><text:tab/><text:tab/><text:tab/>“<text:span text:style-name="T137">duration</text:span>”:”<text:span text:style-name="T137">0.3564</text:span>”</text:p>
      <text:p text:style-name="P59"><text:tab/><text:tab/>},</text:p>
      <text:p text:style-name="P102"><text:tab/><text:tab/>.</text:p>
      <text:p text:style-name="P59"><text:tab/><text:tab/>.</text:p>
      <text:p text:style-name="P101"><text:tab/><text:span text:style-name="T103">]</text:span></text:p>
      <text:p text:style-name="P111">}</text:p>
      <text:p text:style-name="P367">/<text:span text:style-name="T93">apis/{api_id}/endpoints/{endpoint_id}/custom/{custom_id}</text:span></text:p>
      <text:p text:style-name="P195"/>
      <text:p text:style-name="P265">A <text:span text:style-name="T126">resource representing custom profiling data collected when the specified endpoint is requested.</text:span></text:p>
      <text:p text:style-name="P212"/>
      <text:p text:style-name="P142">URL</text:p>
      <text:p text:style-name="P142"/>
      <text:p text:style-name="P322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7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7">{endpoint_id}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50">custom</text:span></text:a><text:a xlink:type="simple" xlink:href="https://api.doga.gov/1.0/cases/" text:style-name="Internet_20_link" text:visited-style-name="Visited_20_Internet_20_Link"><text:span text:style-name="T35">/</text:span></text:a><text:a xlink:type="simple" xlink:href="https://api.doga.gov/1.0/cases/" text:style-name="Internet_20_link" text:visited-style-name="Visited_20_Internet_20_Link"><text:span text:style-name="T37">{</text:span></text:a><text:a xlink:type="simple" xlink:href="https://api.doga.gov/1.0/cases/" text:style-name="Internet_20_link" text:visited-style-name="Visited_20_Internet_20_Link"><text:span text:style-name="T50">c</text:span></text:a><text:a xlink:type="simple" xlink:href="https://api.doga.gov/1.0/cases/" text:style-name="Internet_20_link" text:visited-style-name="Visited_20_Internet_20_Link"><text:span text:style-name="T41">u</text:span></text:a><text:a xlink:type="simple" xlink:href="https://api.doga.gov/1.0/cases/" text:style-name="Internet_20_link" text:visited-style-name="Visited_20_Internet_20_Link"><text:span text:style-name="T50">stom</text:span></text:a><text:a xlink:type="simple" xlink:href="https://api.doga.gov/1.0/cases/" text:style-name="Internet_20_link" text:visited-style-name="Visited_20_Internet_20_Link"><text:span text:style-name="T37">_id}</text:span></text:a></text:p>
      <text:p text:style-name="P212"/>
      <text:p text:style-name="P142">Supported Request <text:span text:style-name="T88">M</text:span>ethods</text:p>
      <text:p text:style-name="P221"/>
      <text:p text:style-name="P212">GET – <text:span text:style-name="T89">Returns the profiling data of the specified API call.</text:span></text:p>
      <text:p text:style-name="P212"/>
      <text:p text:style-name="P151">Supported Request Formats</text:p>
      <text:p text:style-name="P151"/>
      <text:p text:style-name="P230">json</text:p>
      <text:p text:style-name="P230"/>
      <text:p text:style-name="P151">Authentication</text:p>
      <text:p text:style-name="P151"/>
      <text:p text:style-name="P239">Basic</text:p>
      <text:p text:style-name="P239"/>
      <text:p text:style-name="P274">Permissions</text:p>
      <text:p text:style-name="P221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413">Role</text:p>
          </table:table-cell>
          <table:table-cell table:style-name="Table30.A1" office:value-type="string">
            <text:p text:style-name="P404">Allowed Methods</text:p>
          </table:table-cell>
          <table:table-cell table:style-name="Table30.C1" office:value-type="string">
            <text:p text:style-name="P404">Restrictions</text:p>
          </table:table-cell>
        </table:table-row>
        <table:table-row>
          <table:table-cell table:style-name="Table30.A2" office:value-type="string">
            <text:p text:style-name="P431">root</text:p>
          </table:table-cell>
          <table:table-cell table:style-name="Table30.A2" table:number-rows-spanned="2" office:value-type="string">
            <text:p text:style-name="P539">GET</text:p>
          </table:table-cell>
          <table:table-cell table:style-name="Table30.C2" table:number-rows-spanned="2" office:value-type="string">
            <text:p text:style-name="P447">Can retrieve <text:span text:style-name="T116">the custom data collected by any profiled endpoints.</text:span></text:p>
          </table:table-cell>
        </table:table-row>
        <table:table-row>
          <table:table-cell table:style-name="Table30.A2" office:value-type="string">
            <text:p text:style-name="P456">master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545">c<text:span text:style-name="T92">onsumer</text:span></text:p>
          </table:table-cell>
          <table:table-cell table:style-name="Table30.A2" office:value-type="string">
            <text:p text:style-name="P357">GET</text:p>
          </table:table-cell>
          <table:table-cell table:style-name="Table30.C2" office:value-type="string">
            <text:p text:style-name="P351">Can retrieve <text:span text:style-name="T116">the custom data collected by endpoints exposed by</text:span> APIs of which the requesting user is an administrator.</text:p>
          </table:table-cell>
        </table:table-row>
      </table:table>
      <text:p text:style-name="P248"/>
      <text:p text:style-name="P160">Response Errors</text:p>
      <text:p text:style-name="P160"/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422">Error</text:p>
          </table:table-cell>
          <table:table-cell table:style-name="Table31.A1" office:value-type="string">
            <text:p text:style-name="P422">Reason</text:p>
          </table:table-cell>
          <table:table-cell table:style-name="Table31.C1" office:value-type="string">
            <text:p text:style-name="P395">Description</text:p>
          </table:table-cell>
        </table:table-row>
        <table:table-row>
          <table:table-cell table:style-name="Table31.A2" office:value-type="string">
            <text:p text:style-name="P474">401</text:p>
          </table:table-cell>
          <table:table-cell table:style-name="Table31.A2" office:value-type="string">
            <text:p text:style-name="P474">Unauthorized</text:p>
          </table:table-cell>
          <table:table-cell table:style-name="Table31.C2" office:value-type="string">
            <text:p text:style-name="P484">The 'Authori<text:span text:style-name="T64">z</text:span>ation' header is missing and must be supplied.</text:p>
          </table:table-cell>
        </table:table-row>
        <table:table-row>
          <table:table-cell table:style-name="Table31.A2" office:value-type="string">
            <text:p text:style-name="P474">403</text:p>
          </table:table-cell>
          <table:table-cell table:style-name="Table31.A2" office:value-type="string">
            <text:p text:style-name="P474">Forbidden</text:p>
          </table:table-cell>
          <table:table-cell table:style-name="Table31.C2" office:value-type="string">
            <text:p text:style-name="P494">The request authorisation did not include authorised credentials <text:span text:style-name="T102">or the requesting user does not have read access to the resource</text:span>.</text:p>
          </table:table-cell>
        </table:table-row>
        <table:table-row>
          <table:table-cell table:style-name="Table31.A2" office:value-type="string">
            <text:p text:style-name="P503">405</text:p>
          </table:table-cell>
          <table:table-cell table:style-name="Table31.A2" office:value-type="string">
            <text:p text:style-name="P503">Method Not Allowed</text:p>
          </table:table-cell>
          <table:table-cell table:style-name="Table31.C2" office:value-type="string">
            <text:p text:style-name="P513"><text:span text:style-name="T65">T</text:span>he request method <text:span text:style-name="T65">was something other than GET.</text:span></text:p>
          </table:table-cell>
        </table:table-row>
        <table:table-row>
          <table:table-cell table:style-name="Table31.A2" office:value-type="string">
            <text:p text:style-name="P522">406</text:p>
          </table:table-cell>
          <table:table-cell table:style-name="Table31.A2" office:value-type="string">
            <text:p text:style-name="P522">Not Acceptable</text:p>
          </table:table-cell>
          <table:table-cell table:style-name="Table31.C2" office:value-type="string">
            <text:p text:style-name="P531">The request <text:span text:style-name="T90">has </text:span>'Accept-*' header<text:span text:style-name="T91">s</text:span> that do <text:span text:style-name="T90">no</text:span>t include <text:span text:style-name="T90">Supported Request Formats (json), languages (en) or charsets (utf8)</text:span>.</text:p>
          </table:table-cell>
        </table:table-row>
      </table:table>
      <text:p text:style-name="P255"/>
      <text:p text:style-name="P173"/>
      <text:p text:style-name="P378"><text:span text:style-name="T10">Example</text:span><text:span text:style-name="T11">s</text:span></text:p>
      <text:p text:style-name="P173"/>
      <text:p text:style-name="P179"><text:span text:style-name="T80">GET /</text:span><text:span text:style-name="T81">apis/58493045684/</text:span><text:span text:style-name="T82">endpoints/1345363632/</text:span><text:span text:style-name="T86">c</text:span><text:span text:style-name="T87">ustom</text:span><text:span text:style-name="T83">/</text:span><text:span text:style-name="T87">10359683778</text:span></text:p>
      <text:p text:style-name="P41"/>
      <text:p text:style-name="P300">Response Body:</text:p>
      <text:p text:style-name="P580"/>
      <text:p text:style-name="P29">{</text:p>
      <text:p text:style-name="P34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4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4">/</text:span></text:a><text:a xlink:type="simple" xlink:href="http://api.myticketting.com/1.0/settings" text:style-name="Internet_20_link" text:visited-style-name="Visited_20_Internet_20_Link"><text:span text:style-name="T50">1</text:span></text:a><text:a xlink:type="simple" xlink:href="http://api.myticketting.com/1.0/settings" text:style-name="Internet_20_link" text:visited-style-name="Visited_20_Internet_20_Link"><text:span text:style-name="T44">..</text:span></text:a><text:a xlink:type="simple" xlink:href="http://api.myticketting.com/1.0/settings" text:style-name="Internet_20_link" text:visited-style-name="Visited_20_Internet_20_Link"><text:span text:style-name="T50">8</text:span></text:a><text:span text:style-name="T15">”</text:span><text:span text:style-name="T12">,</text:span></text:p>
      <text:p text:style-name="P60"><text:tab/>“<text:span text:style-name="T135">key”:”Sorting Results”,</text:span></text:p>
      <text:p text:style-name="P87"><text:tab/>“<text:span text:style-name="T135">runs</text:span>”:”<text:span text:style-name="T132">1</text:span>”,</text:p>
      <text:p text:style-name="P87"><text:tab/>“<text:span text:style-name="T135">duration</text:span>”:”<text:span text:style-name="T136">0.4536</text:span>”</text:p>
      <text:p text:style-name="P6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22T22:36:36.499492145</dc:date>
    <meta:editing-duration>P3DT2H53M59S</meta:editing-duration>
    <meta:editing-cycles>402</meta:editing-cycles>
    <meta:document-statistic meta:table-count="35" meta:image-count="0" meta:object-count="0" meta:page-count="28" meta:paragraph-count="978" meta:word-count="2945" meta:character-count="26630" meta:non-whitespace-character-count="24111"/>
  </office:meta>
</office:document-meta>
</file>